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4.96mm" fo:break-before="auto" style:use-optimal-row-height="false"/>
    </style:style>
    <style:style style:name="ro5" style:family="table-row">
      <style:table-row-properties style:row-height="4.29mm" fo:break-before="auto" style:use-optimal-row-height="false"/>
    </style:style>
    <style:style style:name="ro6" style:family="table-row">
      <style:table-row-properties style:row-height="9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fo:border="0.99pt solid #000000"/>
    </style:style>
    <style:style style:name="ce6" style:family="table-cell" style:parent-style-name="Default">
      <style:table-cell-properties fo:background-color="#dddddd" style:text-align-source="fix" style:repeat-content="false" fo:border="0.99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 style:data-style-name="N107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3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position="-33% 58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table-column table:style-name="co1" table:number-columns-repeated="13" table:default-cell-style-name="Default"/>
        <table:table-column table:style-name="co1" table:number-columns-repeated="3" table:default-cell-style-name="ce19"/>
        <table:table-column table:style-name="co2" table:default-cell-style-name="ce20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Alphabet «ab», malloc</text:p>
          </table:table-cell>
          <table:covered-table-cell table:number-columns-repeated="12"/>
          <table:covered-table-cell table:number-columns-repeated="4" table:style-name="Default"/>
          <table:covered-table-cell table:style-name="ce3"/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>
            <text:p>WL</text:p>
          </table:table-cell>
          <table:table-cell table:style-name="ce2" office:value-type="string" calcext:value-type="string">
            <text:p>1-1</text:p>
          </table:table-cell>
          <table:table-cell table:style-name="ce2" office:value-type="string" calcext:value-type="string">
            <text:p>1-2</text:p>
          </table:table-cell>
          <table:table-cell table:style-name="ce2" office:value-type="string" calcext:value-type="string">
            <text:p>1-3</text:p>
          </table:table-cell>
          <table:table-cell table:style-name="ce2" office:value-type="string" calcext:value-type="string">
            <text:p>1-4</text:p>
          </table:table-cell>
          <table:table-cell table:style-name="ce2" office:value-type="string" calcext:value-type="string">
            <text:p>1-5</text:p>
          </table:table-cell>
          <table:table-cell table:style-name="ce2" office:value-type="string" calcext:value-type="string">
            <text:p>1-6</text:p>
          </table:table-cell>
          <table:table-cell table:style-name="ce2" office:value-type="string" calcext:value-type="string">
            <text:p>1-7</text:p>
          </table:table-cell>
          <table:table-cell table:style-name="ce2" office:value-type="string" calcext:value-type="string">
            <text:p>1-8</text:p>
          </table:table-cell>
          <table:table-cell table:style-name="ce2" office:value-type="string" calcext:value-type="string">
            <text:p>1-9</text:p>
          </table:table-cell>
          <table:table-cell table:style-name="ce2" office:value-type="string" calcext:value-type="string">
            <text:p>1-10</text:p>
          </table:table-cell>
          <table:table-cell table:style-name="ce2" office:value-type="string" calcext:value-type="string">
            <text:p>1-11</text:p>
          </table:table-cell>
          <table:table-cell table:style-name="ce2" office:value-type="string" calcext:value-type="string">
            <text:p>1-12</text:p>
          </table:table-cell>
          <table:table-cell table:style-name="ce2" office:value-type="string" calcext:value-type="string">
            <text:p>1-13</text:p>
          </table:table-cell>
          <table:table-cell table:style-name="ce2" office:value-type="string" calcext:value-type="string">
            <text:p>1-14</text:p>
          </table:table-cell>
          <table:table-cell table:style-name="ce2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09" calcext:value-type="float">
            <text:p>0,000009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19" calcext:value-type="float">
            <text:p>0,000019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55" calcext:value-type="float">
            <text:p>0,000055</text:p>
          </table:table-cell>
          <table:table-cell table:style-name="ce19" office:value-type="float" office:value="0.000102" calcext:value-type="float">
            <text:p>0,000102</text:p>
          </table:table-cell>
          <table:table-cell table:style-name="ce19" office:value-type="float" office:value="0.000197" calcext:value-type="float">
            <text:p>0,000197</text:p>
          </table:table-cell>
          <table:table-cell table:style-name="ce19" office:value-type="float" office:value="0.000389" calcext:value-type="float">
            <text:p>0,000389</text:p>
          </table:table-cell>
          <table:table-cell table:style-name="ce19" office:value-type="float" office:value="0.000832" calcext:value-type="float">
            <text:p>0,000832</text:p>
          </table:table-cell>
          <table:table-cell table:style-name="ce19" office:value-type="float" office:value="0.001631" calcext:value-type="float">
            <text:p>0,001631</text:p>
          </table:table-cell>
          <table:table-cell table:style-name="ce19" office:value-type="float" office:value="0.003288" calcext:value-type="float">
            <text:p>0,003288</text:p>
          </table:table-cell>
          <table:table-cell office:value-type="float" office:value="0.006658" calcext:value-type="float">
            <text:p>0,006658</text:p>
          </table:table-cell>
          <table:table-cell office:value-type="float" office:value="0.015506" calcext:value-type="float">
            <text:p>0,015506</text:p>
          </table:table-cell>
          <table:table-cell office:value-type="float" office:value="0.034074" calcext:value-type="float">
            <text:p>0,034074</text:p>
          </table:table-cell>
          <table:table-cell office:value-type="float" office:value="0.055436" calcext:value-type="float">
            <text:p>0,055436</text:p>
          </table:table-cell>
          <table:table-cell table:style-name="ce20" office:value-type="float" office:value="0.114304" calcext:value-type="float">
            <text:p>0,114304</text:p>
          </table:table-cell>
          <table:table-cell table:style-name="ce20" office:value-type="float" office:value="0.230439" calcext:value-type="float">
            <text:p>0,230439</text:p>
          </table:table-cell>
          <table:table-cell table:style-name="ce20" office:value-type="float" office:value="0.474591" calcext:value-type="float">
            <text:p>0,474591</text:p>
          </table:table-cell>
          <table:table-cell table:style-name="ce20" office:value-type="float" office:value="1.121803" calcext:value-type="float">
            <text:p>1,121803</text:p>
          </table:table-cell>
          <table:table-cell table:style-name="ce20" office:value-type="float" office:value="2.185189" calcext:value-type="float">
            <text:p>2,185189</text:p>
          </table:table-cell>
          <table:table-cell table:style-name="ce20" office:value-type="float" office:value="4.507917" calcext:value-type="float">
            <text:p>4,507917</text:p>
          </table:table-cell>
          <table:table-cell table:style-name="ce20" office:value-type="float" office:value="8.718166" calcext:value-type="float">
            <text:p>8,718166</text:p>
          </table:table-cell>
          <table:table-cell table:style-name="ce20" office:value-type="float" office:value="17.061946" calcext:value-type="float">
            <text:p>17,061946</text:p>
          </table:table-cell>
          <table:table-cell table:style-name="ce26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 table:style-name="ce2" office:value-type="string" calcext:value-type="string">
            <text:p>P2min</text:p>
          </table:table-cell>
          <table:table-cell table:style-name="ce10" office:value-type="float" office:value="0.00002" calcext:value-type="float">
            <text:p>0,000020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7" calcext:value-type="float">
            <text:p>0,000047</text:p>
          </table:table-cell>
          <table:table-cell table:style-name="ce19" office:value-type="float" office:value="0.000066" calcext:value-type="float">
            <text:p>0,000066</text:p>
          </table:table-cell>
          <table:table-cell table:style-name="ce19" office:value-type="float" office:value="0.000104" calcext:value-type="float">
            <text:p>0,000104</text:p>
          </table:table-cell>
          <table:table-cell table:style-name="ce19" office:value-type="float" office:value="0.000181" calcext:value-type="float">
            <text:p>0,000181</text:p>
          </table:table-cell>
          <table:table-cell table:style-name="ce19" office:value-type="float" office:value="0.000334" calcext:value-type="float">
            <text:p>0,000334</text:p>
          </table:table-cell>
          <table:table-cell table:style-name="ce19" office:value-type="float" office:value="0.00064" calcext:value-type="float">
            <text:p>0,000640</text:p>
          </table:table-cell>
          <table:table-cell table:style-name="ce19" office:value-type="float" office:value="0.001256" calcext:value-type="float">
            <text:p>0,001256</text:p>
          </table:table-cell>
          <table:table-cell table:style-name="ce19" office:value-type="float" office:value="0.002514" calcext:value-type="float">
            <text:p>0,002514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1022" calcext:value-type="float">
            <text:p>0,010220</text:p>
          </table:table-cell>
          <table:table-cell office:value-type="float" office:value="0.020511" calcext:value-type="float">
            <text:p>0,020511</text:p>
          </table:table-cell>
          <table:table-cell office:value-type="float" office:value="0.029575" calcext:value-type="float">
            <text:p>0,029575</text:p>
          </table:table-cell>
          <table:table-cell table:style-name="ce20" office:value-type="float" office:value="0.059028" calcext:value-type="float">
            <text:p>0,059028</text:p>
          </table:table-cell>
          <table:table-cell table:style-name="ce20" office:value-type="float" office:value="0.116882" calcext:value-type="float">
            <text:p>0,116882</text:p>
          </table:table-cell>
          <table:table-cell table:style-name="ce20" office:value-type="float" office:value="0.243611" calcext:value-type="float">
            <text:p>0,243611</text:p>
          </table:table-cell>
          <table:table-cell table:style-name="ce20" office:value-type="float" office:value="0.544344" calcext:value-type="float">
            <text:p>0,544344</text:p>
          </table:table-cell>
          <table:table-cell table:style-name="ce20" office:value-type="float" office:value="1.138893" calcext:value-type="float">
            <text:p>1,138893</text:p>
          </table:table-cell>
          <table:table-cell table:style-name="ce20" office:value-type="float" office:value="2.076651" calcext:value-type="float">
            <text:p>2,076651</text:p>
          </table:table-cell>
          <table:table-cell table:style-name="ce20" office:value-type="float" office:value="3.949592" calcext:value-type="float">
            <text:p>3,949592</text:p>
          </table:table-cell>
          <table:table-cell table:style-name="ce20" office:value-type="float" office:value="7.736442" calcext:value-type="float">
            <text:p>7,736442</text:p>
          </table:table-cell>
          <table:table-cell table:style-name="ce26" office:value-type="float" office:value="15.384639" calcext:value-type="float">
            <text:p>15,38463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2" office:value-type="string" calcext:value-type="string">
            <text:p>P2max</text:p>
          </table:table-cell>
          <table:table-cell table:style-name="ce10" office:value-type="float" office:value="0.000022" calcext:value-type="float">
            <text:p>0,000022</text:p>
          </table:table-cell>
          <table:table-cell table:style-name="ce19" office:value-type="float" office:value="0.000024" calcext:value-type="float">
            <text:p>0,000024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53" calcext:value-type="float">
            <text:p>0,000053</text:p>
          </table:table-cell>
          <table:table-cell table:style-name="ce19" office:value-type="float" office:value="0.000073" calcext:value-type="float">
            <text:p>0,000073</text:p>
          </table:table-cell>
          <table:table-cell table:style-name="ce19" office:value-type="float" office:value="0.00011" calcext:value-type="float">
            <text:p>0,000110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4" calcext:value-type="float">
            <text:p>0,000340</text:p>
          </table:table-cell>
          <table:table-cell table:style-name="ce19" office:value-type="float" office:value="0.000647" calcext:value-type="float">
            <text:p>0,000647</text:p>
          </table:table-cell>
          <table:table-cell table:style-name="ce19" office:value-type="float" office:value="0.001262" calcext:value-type="float">
            <text:p>0,001262</text:p>
          </table:table-cell>
          <table:table-cell table:style-name="ce19" office:value-type="float" office:value="0.002522" calcext:value-type="float">
            <text:p>0,002522</text:p>
          </table:table-cell>
          <table:table-cell office:value-type="float" office:value="0.005108" calcext:value-type="float">
            <text:p>0,005108</text:p>
          </table:table-cell>
          <table:table-cell office:value-type="float" office:value="0.010232" calcext:value-type="float">
            <text:p>0,010232</text:p>
          </table:table-cell>
          <table:table-cell office:value-type="float" office:value="0.020664" calcext:value-type="float">
            <text:p>0,020664</text:p>
          </table:table-cell>
          <table:table-cell office:value-type="float" office:value="0.03125" calcext:value-type="float">
            <text:p>0,031250</text:p>
          </table:table-cell>
          <table:table-cell table:style-name="ce20" office:value-type="float" office:value="0.061397" calcext:value-type="float">
            <text:p>0,061397</text:p>
          </table:table-cell>
          <table:table-cell table:style-name="ce20" office:value-type="float" office:value="0.119956" calcext:value-type="float">
            <text:p>0,119956</text:p>
          </table:table-cell>
          <table:table-cell table:style-name="ce20" office:value-type="float" office:value="0.252298" calcext:value-type="float">
            <text:p>0,252298</text:p>
          </table:table-cell>
          <table:table-cell table:style-name="ce20" office:value-type="float" office:value="0.546269" calcext:value-type="float">
            <text:p>0,546269</text:p>
          </table:table-cell>
          <table:table-cell table:style-name="ce20" office:value-type="float" office:value="1.156311" calcext:value-type="float">
            <text:p>1,156311</text:p>
          </table:table-cell>
          <table:table-cell table:style-name="ce20" office:value-type="float" office:value="2.112149" calcext:value-type="float">
            <text:p>2,112149</text:p>
          </table:table-cell>
          <table:table-cell table:style-name="ce20" office:value-type="float" office:value="3.982114" calcext:value-type="float">
            <text:p>3,982114</text:p>
          </table:table-cell>
          <table:table-cell table:style-name="ce20" office:value-type="float" office:value="7.753716" calcext:value-type="float">
            <text:p>7,753716</text:p>
          </table:table-cell>
          <table:table-cell table:style-name="ce26" office:value-type="float" office:value="18.411498" calcext:value-type="float">
            <text:p>18,41149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2" office:value-type="string" calcext:value-type="string">
            <text:p>P2avg</text:p>
          </table:table-cell>
          <table:table-cell table:style-name="ce10" office:value-type="float" office:value="0.000021" calcext:value-type="float">
            <text:p>0,000021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4" calcext:value-type="float">
            <text:p>0,000034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5" calcext:value-type="float">
            <text:p>0,000050</text:p>
          </table:table-cell>
          <table:table-cell table:style-name="ce19" office:value-type="float" office:value="0.000069" calcext:value-type="float">
            <text:p>0,000069</text:p>
          </table:table-cell>
          <table:table-cell table:style-name="ce19" office:value-type="float" office:value="0.000107" calcext:value-type="float">
            <text:p>0,000107</text:p>
          </table:table-cell>
          <table:table-cell table:style-name="ce19" office:value-type="float" office:value="0.000184" calcext:value-type="float">
            <text:p>0,000184</text:p>
          </table:table-cell>
          <table:table-cell table:style-name="ce19" office:value-type="float" office:value="0.000337" calcext:value-type="float">
            <text:p>0,000337</text:p>
          </table:table-cell>
          <table:table-cell table:style-name="ce19" office:value-type="float" office:value="0.000643" calcext:value-type="float">
            <text:p>0,000643</text:p>
          </table:table-cell>
          <table:table-cell table:style-name="ce19" office:value-type="float" office:value="0.001259" calcext:value-type="float">
            <text:p>0,001259</text:p>
          </table:table-cell>
          <table:table-cell table:style-name="ce19" office:value-type="float" office:value="0.002518" calcext:value-type="float">
            <text:p>0,002518</text:p>
          </table:table-cell>
          <table:table-cell office:value-type="float" office:value="0.005107" calcext:value-type="float">
            <text:p>0,005107</text:p>
          </table:table-cell>
          <table:table-cell office:value-type="float" office:value="0.010226" calcext:value-type="float">
            <text:p>0,010226</text:p>
          </table:table-cell>
          <table:table-cell office:value-type="float" office:value="0.020587" calcext:value-type="float">
            <text:p>0,020587</text:p>
          </table:table-cell>
          <table:table-cell office:value-type="float" office:value="0.030412" calcext:value-type="float">
            <text:p>0,030412</text:p>
          </table:table-cell>
          <table:table-cell table:style-name="ce20" office:value-type="float" office:value="0.060213" calcext:value-type="float">
            <text:p>0,060213</text:p>
          </table:table-cell>
          <table:table-cell table:style-name="ce20" office:value-type="float" office:value="0.118419" calcext:value-type="float">
            <text:p>0,118419</text:p>
          </table:table-cell>
          <table:table-cell table:style-name="ce20" office:value-type="float" office:value="0.247955" calcext:value-type="float">
            <text:p>0,247955</text:p>
          </table:table-cell>
          <table:table-cell table:style-name="ce20" office:value-type="float" office:value="0.545306" calcext:value-type="float">
            <text:p>0,545306</text:p>
          </table:table-cell>
          <table:table-cell table:style-name="ce20" office:value-type="float" office:value="1.147602" calcext:value-type="float">
            <text:p>1,147602</text:p>
          </table:table-cell>
          <table:table-cell table:style-name="ce20" office:value-type="float" office:value="2.0944" calcext:value-type="float">
            <text:p>2,094400</text:p>
          </table:table-cell>
          <table:table-cell table:style-name="ce20" office:value-type="float" office:value="3.965853" calcext:value-type="float">
            <text:p>3,965853</text:p>
          </table:table-cell>
          <table:table-cell table:style-name="ce20" office:value-type="float" office:value="7.745079" calcext:value-type="float">
            <text:p>7,745079</text:p>
          </table:table-cell>
          <table:table-cell table:style-name="ce26" office:value-type="float" office:value="17.398068" calcext:value-type="float">
            <text:p>17,39806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2" office:value-type="string" calcext:value-type="string">
            <text:p>P4min</text:p>
          </table:table-cell>
          <table:table-cell table:style-name="ce10" office:value-type="float" office:value="0.000008" calcext:value-type="float">
            <text:p>0,000008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41" calcext:value-type="float">
            <text:p>0,000041</text:p>
          </table:table-cell>
          <table:table-cell table:style-name="ce19" office:value-type="float" office:value="0.000052" calcext:value-type="float">
            <text:p>0,000052</text:p>
          </table:table-cell>
          <table:table-cell table:style-name="ce19" office:value-type="float" office:value="0.000072" calcext:value-type="float">
            <text:p>0,000072</text:p>
          </table:table-cell>
          <table:table-cell table:style-name="ce19" office:value-type="float" office:value="0.000111" calcext:value-type="float">
            <text:p>0,000111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87" calcext:value-type="float">
            <text:p>0,000387</text:p>
          </table:table-cell>
          <table:table-cell table:style-name="ce19" office:value-type="float" office:value="0.000697" calcext:value-type="float">
            <text:p>0,000697</text:p>
          </table:table-cell>
          <table:table-cell table:style-name="ce19" office:value-type="float" office:value="0.00132" calcext:value-type="float">
            <text:p>0,001320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5117" calcext:value-type="float">
            <text:p>0,005117</text:p>
          </table:table-cell>
          <table:table-cell office:value-type="float" office:value="0.010289" calcext:value-type="float">
            <text:p>0,010289</text:p>
          </table:table-cell>
          <table:table-cell office:value-type="float" office:value="0.023051" calcext:value-type="float">
            <text:p>0,023051</text:p>
          </table:table-cell>
          <table:table-cell table:style-name="ce20" office:value-type="float" office:value="0.044869" calcext:value-type="float">
            <text:p>0,044869</text:p>
          </table:table-cell>
          <table:table-cell table:style-name="ce20" office:value-type="float" office:value="0.094525" calcext:value-type="float">
            <text:p>0,094525</text:p>
          </table:table-cell>
          <table:table-cell table:style-name="ce20" office:value-type="float" office:value="0.20066" calcext:value-type="float">
            <text:p>0,200660</text:p>
          </table:table-cell>
          <table:table-cell table:style-name="ce20" office:value-type="float" office:value="0.41238" calcext:value-type="float">
            <text:p>0,412380</text:p>
          </table:table-cell>
          <table:table-cell table:style-name="ce20" office:value-type="float" office:value="0.836543" calcext:value-type="float">
            <text:p>0,836543</text:p>
          </table:table-cell>
          <table:table-cell table:style-name="ce20" office:value-type="float" office:value="1.624038" calcext:value-type="float">
            <text:p>1,624038</text:p>
          </table:table-cell>
          <table:table-cell table:style-name="ce20" office:value-type="float" office:value="3.038408" calcext:value-type="float">
            <text:p>3,038408</text:p>
          </table:table-cell>
          <table:table-cell table:style-name="ce20" office:value-type="float" office:value="6.186881" calcext:value-type="float">
            <text:p>6,186881</text:p>
          </table:table-cell>
          <table:table-cell table:style-name="ce26" office:value-type="float" office:value="13.094118" calcext:value-type="float">
            <text:p>13,094118</text:p>
          </table:table-cell>
          <table:table-cell/>
        </table:table-row>
        <table:table-row table:style-name="ro2">
          <table:table-cell table:style-name="ce2" office:value-type="string" calcext:value-type="string">
            <text:p>P4max</text:p>
          </table:table-cell>
          <table:table-cell table:style-name="ce10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48" calcext:value-type="float">
            <text:p>0,000048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64" calcext:value-type="float">
            <text:p>0,000064</text:p>
          </table:table-cell>
          <table:table-cell table:style-name="ce19" office:value-type="float" office:value="0.000084" calcext:value-type="float">
            <text:p>0,000084</text:p>
          </table:table-cell>
          <table:table-cell table:style-name="ce19" office:value-type="float" office:value="0.000123" calcext:value-type="float">
            <text:p>0,000123</text:p>
          </table:table-cell>
          <table:table-cell table:style-name="ce19" office:value-type="float" office:value="0.000201" calcext:value-type="float">
            <text:p>0,000201</text:p>
          </table:table-cell>
          <table:table-cell table:style-name="ce19" office:value-type="float" office:value="0.0005" calcext:value-type="float">
            <text:p>0,000500</text:p>
          </table:table-cell>
          <table:table-cell table:style-name="ce19" office:value-type="float" office:value="0.000813" calcext:value-type="float">
            <text:p>0,000813</text:p>
          </table:table-cell>
          <table:table-cell table:style-name="ce19" office:value-type="float" office:value="0.001437" calcext:value-type="float">
            <text:p>0,001437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12581" calcext:value-type="float">
            <text:p>0,012581</text:p>
          </table:table-cell>
          <table:table-cell office:value-type="float" office:value="0.028897" calcext:value-type="float">
            <text:p>0,028897</text:p>
          </table:table-cell>
          <table:table-cell table:style-name="ce20" office:value-type="float" office:value="0.053673" calcext:value-type="float">
            <text:p>0,053673</text:p>
          </table:table-cell>
          <table:table-cell table:style-name="ce20" office:value-type="float" office:value="0.101662" calcext:value-type="float">
            <text:p>0,101662</text:p>
          </table:table-cell>
          <table:table-cell table:style-name="ce20" office:value-type="float" office:value="0.205828" calcext:value-type="float">
            <text:p>0,205828</text:p>
          </table:table-cell>
          <table:table-cell table:style-name="ce20" office:value-type="float" office:value="0.435246" calcext:value-type="float">
            <text:p>0,435246</text:p>
          </table:table-cell>
          <table:table-cell table:style-name="ce20" office:value-type="float" office:value="0.872139" calcext:value-type="float">
            <text:p>0,872139</text:p>
          </table:table-cell>
          <table:table-cell table:style-name="ce20" office:value-type="float" office:value="1.760533" calcext:value-type="float">
            <text:p>1,760533</text:p>
          </table:table-cell>
          <table:table-cell table:style-name="ce20" office:value-type="float" office:value="3.649497" calcext:value-type="float">
            <text:p>3,649497</text:p>
          </table:table-cell>
          <table:table-cell table:style-name="ce20" office:value-type="float" office:value="7.15544" calcext:value-type="float">
            <text:p>7,155440</text:p>
          </table:table-cell>
          <table:table-cell table:style-name="ce26" office:value-type="float" office:value="14.112939" calcext:value-type="float">
            <text:p>14,112939</text:p>
          </table:table-cell>
          <table:table-cell/>
        </table:table-row>
        <table:table-row table:style-name="ro2">
          <table:table-cell table:style-name="ce2" office:value-type="string" calcext:value-type="string">
            <text:p>P4avg</text:p>
          </table:table-cell>
          <table:table-cell table:style-name="ce10" office:value-type="float" office:value="0.000016" calcext:value-type="float">
            <text:p>0,000016</text:p>
          </table:table-cell>
          <table:table-cell table:style-name="ce19" office:value-type="float" office:value="0.000025" calcext:value-type="float">
            <text:p>0,000025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6" calcext:value-type="float">
            <text:p>0,000046</text:p>
          </table:table-cell>
          <table:table-cell table:style-name="ce19" office:value-type="float" office:value="0.000056" calcext:value-type="float">
            <text:p>0,000056</text:p>
          </table:table-cell>
          <table:table-cell table:style-name="ce19" office:value-type="float" office:value="0.000076" calcext:value-type="float">
            <text:p>0,000076</text:p>
          </table:table-cell>
          <table:table-cell table:style-name="ce19" office:value-type="float" office:value="0.000115" calcext:value-type="float">
            <text:p>0,000115</text:p>
          </table:table-cell>
          <table:table-cell table:style-name="ce19" office:value-type="float" office:value="0.000194" calcext:value-type="float">
            <text:p>0,000194</text:p>
          </table:table-cell>
          <table:table-cell table:style-name="ce19" office:value-type="float" office:value="0.000437" calcext:value-type="float">
            <text:p>0,000437</text:p>
          </table:table-cell>
          <table:table-cell table:style-name="ce19" office:value-type="float" office:value="0.000748" calcext:value-type="float">
            <text:p>0,000748</text:p>
          </table:table-cell>
          <table:table-cell table:style-name="ce19" office:value-type="float" office:value="0.001371" calcext:value-type="float">
            <text:p>0,001371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12275" calcext:value-type="float">
            <text:p>0,012275</text:p>
          </table:table-cell>
          <table:table-cell office:value-type="float" office:value="0.025633" calcext:value-type="float">
            <text:p>0,025633</text:p>
          </table:table-cell>
          <table:table-cell table:style-name="ce20" office:value-type="float" office:value="0.049913" calcext:value-type="float">
            <text:p>0,049913</text:p>
          </table:table-cell>
          <table:table-cell table:style-name="ce20" office:value-type="float" office:value="0.098743" calcext:value-type="float">
            <text:p>0,098743</text:p>
          </table:table-cell>
          <table:table-cell table:style-name="ce20" office:value-type="float" office:value="0.203733" calcext:value-type="float">
            <text:p>0,203733</text:p>
          </table:table-cell>
          <table:table-cell table:style-name="ce20" office:value-type="float" office:value="0.427116" calcext:value-type="float">
            <text:p>0,427116</text:p>
          </table:table-cell>
          <table:table-cell table:style-name="ce20" office:value-type="float" office:value="0.847893" calcext:value-type="float">
            <text:p>0,847893</text:p>
          </table:table-cell>
          <table:table-cell table:style-name="ce20" office:value-type="float" office:value="1.686285" calcext:value-type="float">
            <text:p>1,686285</text:p>
          </table:table-cell>
          <table:table-cell table:style-name="ce20" office:value-type="float" office:value="3.370516" calcext:value-type="float">
            <text:p>3,370516</text:p>
          </table:table-cell>
          <table:table-cell table:style-name="ce20" office:value-type="float" office:value="6.720927" calcext:value-type="float">
            <text:p>6,720927</text:p>
          </table:table-cell>
          <table:table-cell table:style-name="ce26" office:value-type="float" office:value="13.508085" calcext:value-type="float">
            <text:p>13,508085</text:p>
          </table:table-cell>
          <table:table-cell/>
        </table:table-row>
        <table:table-row table:style-name="ro2">
          <table:table-cell table:style-name="ce2" office:value-type="string" calcext:value-type="string">
            <text:p>P8min</text:p>
          </table:table-cell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7" calcext:value-type="float">
            <text:p>0,000070</text:p>
          </table:table-cell>
          <table:table-cell table:style-name="ce19" office:value-type="float" office:value="0.000106" calcext:value-type="float">
            <text:p>0,000106</text:p>
          </table:table-cell>
          <table:table-cell table:style-name="ce19" office:value-type="float" office:value="0.000175" calcext:value-type="float">
            <text:p>0,000175</text:p>
          </table:table-cell>
          <table:table-cell table:style-name="ce19" office:value-type="float" office:value="0.000308" calcext:value-type="float">
            <text:p>0,000308</text:p>
          </table:table-cell>
          <table:table-cell table:style-name="ce19" office:value-type="float" office:value="0.000574" calcext:value-type="float">
            <text:p>0,000574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0.002338" calcext:value-type="float">
            <text:p>0,002338</text:p>
          </table:table-cell>
          <table:table-cell office:value-type="float" office:value="0.004852" calcext:value-type="float">
            <text:p>0,004852</text:p>
          </table:table-cell>
          <table:table-cell office:value-type="float" office:value="0.010396" calcext:value-type="float">
            <text:p>0,010396</text:p>
          </table:table-cell>
          <table:table-cell table:style-name="ce20" office:value-type="float" office:value="0.032403" calcext:value-type="float">
            <text:p>0,032403</text:p>
          </table:table-cell>
          <table:table-cell table:style-name="ce20" office:value-type="float" office:value="0.085555" calcext:value-type="float">
            <text:p>0,085555</text:p>
          </table:table-cell>
          <table:table-cell table:style-name="ce20" office:value-type="float" office:value="0.18555" calcext:value-type="float">
            <text:p>0,185550</text:p>
          </table:table-cell>
          <table:table-cell table:style-name="ce20" office:value-type="float" office:value="0.38671" calcext:value-type="float">
            <text:p>0,386710</text:p>
          </table:table-cell>
          <table:table-cell table:style-name="ce20" office:value-type="float" office:value="0.788654" calcext:value-type="float">
            <text:p>0,788654</text:p>
          </table:table-cell>
          <table:table-cell table:style-name="ce20" office:value-type="float" office:value="1.528347" calcext:value-type="float">
            <text:p>1,528347</text:p>
          </table:table-cell>
          <table:table-cell table:style-name="ce20" office:value-type="float" office:value="2.951621" calcext:value-type="float">
            <text:p>2,951621</text:p>
          </table:table-cell>
          <table:table-cell table:style-name="ce20" office:value-type="float" office:value="5.82831" calcext:value-type="float">
            <text:p>5,828310</text:p>
          </table:table-cell>
          <table:table-cell table:style-name="ce26" office:value-type="float" office:value="11.665928" calcext:value-type="float">
            <text:p>11,665928</text:p>
          </table:table-cell>
          <table:table-cell/>
        </table:table-row>
        <table:table-row table:style-name="ro2">
          <table:table-cell table:style-name="ce2" office:value-type="string" calcext:value-type="string">
            <text:p>P8max</text:p>
          </table:table-cell>
          <table:table-cell table:style-name="ce10" office:value-type="float" office:value="0.000026" calcext:value-type="float">
            <text:p>0,000026</text:p>
          </table:table-cell>
          <table:table-cell table:style-name="ce19" office:value-type="float" office:value="0.00003" calcext:value-type="float">
            <text:p>0,000030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6" calcext:value-type="float">
            <text:p>0,000060</text:p>
          </table:table-cell>
          <table:table-cell table:style-name="ce19" office:value-type="float" office:value="0.00008" calcext:value-type="float">
            <text:p>0,000080</text:p>
          </table:table-cell>
          <table:table-cell table:style-name="ce19" office:value-type="float" office:value="0.00012" calcext:value-type="float">
            <text:p>0,000120</text:p>
          </table:table-cell>
          <table:table-cell table:style-name="ce19" office:value-type="float" office:value="0.000336" calcext:value-type="float">
            <text:p>0,000336</text:p>
          </table:table-cell>
          <table:table-cell table:style-name="ce19" office:value-type="float" office:value="0.000489" calcext:value-type="float">
            <text:p>0,000489</text:p>
          </table:table-cell>
          <table:table-cell table:style-name="ce19" office:value-type="float" office:value="0.000798" calcext:value-type="float">
            <text:p>0,000798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2561" calcext:value-type="float">
            <text:p>0,002561</text:p>
          </table:table-cell>
          <table:table-cell office:value-type="float" office:value="0.00612" calcext:value-type="float">
            <text:p>0,006120</text:p>
          </table:table-cell>
          <table:table-cell office:value-type="float" office:value="0.027543" calcext:value-type="float">
            <text:p>0,027543</text:p>
          </table:table-cell>
          <table:table-cell table:style-name="ce20" office:value-type="float" office:value="0.064626" calcext:value-type="float">
            <text:p>0,064626</text:p>
          </table:table-cell>
          <table:table-cell table:style-name="ce20" office:value-type="float" office:value="0.10702" calcext:value-type="float">
            <text:p>0,107020</text:p>
          </table:table-cell>
          <table:table-cell table:style-name="ce20" office:value-type="float" office:value="0.223793" calcext:value-type="float">
            <text:p>0,223793</text:p>
          </table:table-cell>
          <table:table-cell table:style-name="ce20" office:value-type="float" office:value="0.421402" calcext:value-type="float">
            <text:p>0,421402</text:p>
          </table:table-cell>
          <table:table-cell table:style-name="ce20" office:value-type="float" office:value="0.884726" calcext:value-type="float">
            <text:p>0,884726</text:p>
          </table:table-cell>
          <table:table-cell table:style-name="ce20" office:value-type="float" office:value="1.694274" calcext:value-type="float">
            <text:p>1,694274</text:p>
          </table:table-cell>
          <table:table-cell table:style-name="ce20" office:value-type="float" office:value="3.143994" calcext:value-type="float">
            <text:p>3,143994</text:p>
          </table:table-cell>
          <table:table-cell table:style-name="ce20" office:value-type="float" office:value="6.105585" calcext:value-type="float">
            <text:p>6,105585</text:p>
          </table:table-cell>
          <table:table-cell table:style-name="ce26" office:value-type="float" office:value="12.359497" calcext:value-type="float">
            <text:p>12,359497</text:p>
          </table:table-cell>
          <table:table-cell/>
        </table:table-row>
        <table:table-row table:style-name="ro2">
          <table:table-cell table:style-name="ce2" office:value-type="string" calcext:value-type="string">
            <text:p>P8avg</text:p>
          </table:table-cell>
          <table:table-cell table:style-name="ce10" office:value-type="float" office:value="0.000012" calcext:value-type="float">
            <text:p>0,000012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3" calcext:value-type="float">
            <text:p>0,000033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74" calcext:value-type="float">
            <text:p>0,000074</text:p>
          </table:table-cell>
          <table:table-cell table:style-name="ce19" office:value-type="float" office:value="0.000113" calcext:value-type="float">
            <text:p>0,000113</text:p>
          </table:table-cell>
          <table:table-cell table:style-name="ce19" office:value-type="float" office:value="0.000208" calcext:value-type="float">
            <text:p>0,000208</text:p>
          </table:table-cell>
          <table:table-cell table:style-name="ce19" office:value-type="float" office:value="0.00036" calcext:value-type="float">
            <text:p>0,000360</text:p>
          </table:table-cell>
          <table:table-cell table:style-name="ce19" office:value-type="float" office:value="0.000666" calcext:value-type="float">
            <text:p>0,000666</text:p>
          </table:table-cell>
          <table:table-cell office:value-type="float" office:value="0.001272" calcext:value-type="float">
            <text:p>0,001272</text:p>
          </table:table-cell>
          <table:table-cell office:value-type="float" office:value="0.002506" calcext:value-type="float">
            <text:p>0,002506</text:p>
          </table:table-cell>
          <table:table-cell office:value-type="float" office:value="0.005674" calcext:value-type="float">
            <text:p>0,005674</text:p>
          </table:table-cell>
          <table:table-cell office:value-type="float" office:value="0.019191" calcext:value-type="float">
            <text:p>0,019191</text:p>
          </table:table-cell>
          <table:table-cell table:style-name="ce20" office:value-type="float" office:value="0.044761" calcext:value-type="float">
            <text:p>0,044761</text:p>
          </table:table-cell>
          <table:table-cell table:style-name="ce20" office:value-type="float" office:value="0.095061" calcext:value-type="float">
            <text:p>0,095061</text:p>
          </table:table-cell>
          <table:table-cell table:style-name="ce20" office:value-type="float" office:value="0.198423" calcext:value-type="float">
            <text:p>0,198423</text:p>
          </table:table-cell>
          <table:table-cell table:style-name="ce20" office:value-type="float" office:value="0.396225" calcext:value-type="float">
            <text:p>0,396225</text:p>
          </table:table-cell>
          <table:table-cell table:style-name="ce20" office:value-type="float" office:value="0.826521" calcext:value-type="float">
            <text:p>0,826521</text:p>
          </table:table-cell>
          <table:table-cell table:style-name="ce20" office:value-type="float" office:value="1.629506" calcext:value-type="float">
            <text:p>1,629506</text:p>
          </table:table-cell>
          <table:table-cell table:style-name="ce20" office:value-type="float" office:value="3.081551" calcext:value-type="float">
            <text:p>3,081551</text:p>
          </table:table-cell>
          <table:table-cell table:style-name="ce20" office:value-type="float" office:value="6.003127" calcext:value-type="float">
            <text:p>6,003127</text:p>
          </table:table-cell>
          <table:table-cell table:style-name="ce26" office:value-type="float" office:value="11.937259" calcext:value-type="float">
            <text:p>11,937259</text:p>
          </table:table-cell>
          <table:table-cell/>
        </table:table-row>
        <table:table-row table:style-name="ro2" table:number-rows-repeated="2">
          <table:table-cell table:style-name="ce3"/>
          <table:table-cell table:number-columns-repeated="12"/>
          <table:table-cell table:style-name="Default" table:number-columns-repeated="3"/>
          <table:table-cell table:style-name="ce21" table:number-columns-repeated="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6" table:number-rows-spanned="1">
            <text:p>Serial speedup for t<text:span text:style-name="T1">max</text:span></text:p>
          </table:table-cell>
          <table:covered-table-cell table:number-columns-repeated="12"/>
          <table:covered-table-cell table:number-columns-repeated="3" table:style-name="Default"/>
          <table:covered-table-cell table:style-name="ce22"/>
          <table:covered-table-cell table:style-name="ce3"/>
          <table:covered-table-cell table:number-columns-repeated="8"/>
          <table:table-cell/>
        </table:table-row>
        <table:table-row table:style-name="ro2"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1-5</text:p>
          </table:table-cell>
          <table:table-cell table:style-name="ce5" office:value-type="string" calcext:value-type="string">
            <text:p>1-6</text:p>
          </table:table-cell>
          <table:table-cell table:style-name="ce5" office:value-type="string" calcext:value-type="string">
            <text:p>1-7</text:p>
          </table:table-cell>
          <table:table-cell table:style-name="ce5" office:value-type="string" calcext:value-type="string">
            <text:p>1-8</text:p>
          </table:table-cell>
          <table:table-cell table:style-name="ce5" office:value-type="string" calcext:value-type="string">
            <text:p>1-9</text:p>
          </table:table-cell>
          <table:table-cell table:style-name="ce5" office:value-type="string" calcext:value-type="string">
            <text:p>1-10</text:p>
          </table:table-cell>
          <table:table-cell table:style-name="ce5" office:value-type="string" calcext:value-type="string">
            <text:p>1-11</text:p>
          </table:table-cell>
          <table:table-cell table:style-name="ce5" office:value-type="string" calcext:value-type="string">
            <text:p>1-12</text:p>
          </table:table-cell>
          <table:table-cell table:style-name="ce5" office:value-type="string" calcext:value-type="string">
            <text:p>1-13</text:p>
          </table:table-cell>
          <table:table-cell table:style-name="ce5" office:value-type="string" calcext:value-type="string">
            <text:p>1-14</text:p>
          </table:table-cell>
          <table:table-cell table:style-name="ce5" office:value-type="string" calcext:value-type="string">
            <text:p>1-15</text:p>
          </table:table-cell>
          <table:table-cell table:style-name="ce23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table:formula="of:=[.B3]/[.B5]" office:value-type="float" office:value="0.318181818181818" calcext:value-type="float">
            <text:p>0,318182</text:p>
          </table:table-cell>
          <table:table-cell table:style-name="ce11" table:formula="of:=[.C3]/[.C5]" office:value-type="float" office:value="0.375" calcext:value-type="float">
            <text:p>0,375000</text:p>
          </table:table-cell>
          <table:table-cell table:style-name="ce11" table:formula="of:=[.D3]/[.D5]" office:value-type="float" office:value="0.351351351351351" calcext:value-type="float">
            <text:p>0,351351</text:p>
          </table:table-cell>
          <table:table-cell table:style-name="ce11" table:formula="of:=[.E3]/[.E5]" office:value-type="float" office:value="0.441860465116279" calcext:value-type="float">
            <text:p>0,441860</text:p>
          </table:table-cell>
          <table:table-cell table:style-name="ce11" table:formula="of:=[.F3]/[.F5]" office:value-type="float" office:value="0.584905660377358" calcext:value-type="float">
            <text:p>0,584906</text:p>
          </table:table-cell>
          <table:table-cell table:style-name="ce11" table:formula="of:=[.G3]/[.G5]" office:value-type="float" office:value="0.753424657534247" calcext:value-type="float">
            <text:p>0,753425</text:p>
          </table:table-cell>
          <table:table-cell table:style-name="ce11" table:formula="of:=[.H3]/[.H5]" office:value-type="float" office:value="0.927272727272727" calcext:value-type="float">
            <text:p>0,927273</text:p>
          </table:table-cell>
          <table:table-cell table:style-name="ce11" table:formula="of:=[.I3]/[.I5]" office:value-type="float" office:value="1.05347593582888" calcext:value-type="float">
            <text:p>1,053476</text:p>
          </table:table-cell>
          <table:table-cell table:style-name="ce11" table:formula="of:=[.J3]/[.J5]" office:value-type="float" office:value="1.14411764705882" calcext:value-type="float">
            <text:p>1,144118</text:p>
          </table:table-cell>
          <table:table-cell table:style-name="ce11" table:formula="of:=[.K3]/[.K5]" office:value-type="float" office:value="1.28593508500773" calcext:value-type="float">
            <text:p>1,285935</text:p>
          </table:table-cell>
          <table:table-cell table:style-name="ce11" table:formula="of:=[.L3]/[.L5]" office:value-type="float" office:value="1.29239302694136" calcext:value-type="float">
            <text:p>1,292393</text:p>
          </table:table-cell>
          <table:table-cell table:style-name="ce11" table:formula="of:=[.M3]/[.M5]" office:value-type="float" office:value="1.30372720063442" calcext:value-type="float">
            <text:p>1,303727</text:p>
          </table:table-cell>
          <table:table-cell table:style-name="ce11" table:formula="of:=[.N3]/[.N5]" office:value-type="float" office:value="1.30344557556774" calcext:value-type="float">
            <text:p>1,303446</text:p>
          </table:table-cell>
          <table:table-cell table:style-name="ce11" table:formula="of:=[.O3]/[.O5]" office:value-type="float" office:value="1.51544175136826" calcext:value-type="float">
            <text:p>1,515442</text:p>
          </table:table-cell>
          <table:table-cell table:style-name="ce11" table:formula="of:=[.P3]/[.P5]" office:value-type="float" office:value="1.64895470383275" calcext:value-type="float">
            <text:p>1,648955</text:p>
          </table:table-cell>
          <table:table-cell table:style-name="ce11" table:formula="of:=[.Q3]/[.Q5]" office:value-type="float" office:value="1.773952" calcext:value-type="float">
            <text:p>1,773952</text:p>
          </table:table-cell>
          <table:table-cell table:style-name="ce11" table:formula="of:=[.R3]/[.R5]" office:value-type="float" office:value="1.86171962799485" calcext:value-type="float">
            <text:p>1,861720</text:p>
          </table:table-cell>
          <table:table-cell table:style-name="ce11" table:formula="of:=[.S3]/[.S5]" office:value-type="float" office:value="1.92102937743839" calcext:value-type="float">
            <text:p>1,921029</text:p>
          </table:table-cell>
          <table:table-cell table:style-name="ce11" table:formula="of:=[.T3]/[.T5]" office:value-type="float" office:value="1.88107317537198" calcext:value-type="float">
            <text:p>1,881073</text:p>
          </table:table-cell>
          <table:table-cell table:style-name="ce11" table:formula="of:=[.U3]/[.U5]" office:value-type="float" office:value="2.05357250731782" calcext:value-type="float">
            <text:p>2,053573</text:p>
          </table:table-cell>
          <table:table-cell table:style-name="ce11" table:formula="of:=[.V3]/[.V5]" office:value-type="float" office:value="1.88979348981373" calcext:value-type="float">
            <text:p>1,889793</text:p>
          </table:table-cell>
          <table:table-cell table:style-name="ce11" table:formula="of:=[.W3]/[.W5]" office:value-type="float" office:value="2.13427982590243" calcext:value-type="float">
            <text:p>2,134280</text:p>
          </table:table-cell>
          <table:table-cell table:style-name="ce11" table:formula="of:=[.X3]/[.X5]" office:value-type="float" office:value="2.18933109398676" calcext:value-type="float">
            <text:p>2,189331</text:p>
          </table:table-cell>
          <table:table-cell table:style-name="ce11" table:formula="of:=[.Y3]/[.Y5]" office:value-type="float" office:value="2.20048632165532" calcext:value-type="float">
            <text:p>2,200486</text:p>
          </table:table-cell>
          <table:table-cell table:style-name="ce11" table:formula="of:=[.Z3]/[.Z5]" office:value-type="float" office:value="1.80482011838472" calcext:value-type="float">
            <text:p>1,804820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2" table:formula="of:=[.B3]/[.B8]" office:value-type="float" office:value="0.259259259259259" calcext:value-type="float">
            <text:p>0,259259</text:p>
          </table:table-cell>
          <table:table-cell table:style-name="ce12" table:formula="of:=[.C3]/[.C8]" office:value-type="float" office:value="0.310344827586207" calcext:value-type="float">
            <text:p>0,310345</text:p>
          </table:table-cell>
          <table:table-cell table:style-name="ce12" table:formula="of:=[.D3]/[.D8]" office:value-type="float" office:value="0.295454545454545" calcext:value-type="float">
            <text:p>0,295455</text:p>
          </table:table-cell>
          <table:table-cell table:style-name="ce12" table:formula="of:=[.E3]/[.E8]" office:value-type="float" office:value="0.395833333333333" calcext:value-type="float">
            <text:p>0,395833</text:p>
          </table:table-cell>
          <table:table-cell table:style-name="ce12" table:formula="of:=[.F3]/[.F8]" office:value-type="float" office:value="0.574074074074074" calcext:value-type="float">
            <text:p>0,574074</text:p>
          </table:table-cell>
          <table:table-cell table:style-name="ce12" table:formula="of:=[.G3]/[.G8]" office:value-type="float" office:value="0.859375" calcext:value-type="float">
            <text:p>0,859375</text:p>
          </table:table-cell>
          <table:table-cell table:style-name="ce12" table:formula="of:=[.H3]/[.H8]" office:value-type="float" office:value="1.21428571428571" calcext:value-type="float">
            <text:p>1,214286</text:p>
          </table:table-cell>
          <table:table-cell table:style-name="ce12" table:formula="of:=[.I3]/[.I8]" office:value-type="float" office:value="1.60162601626016" calcext:value-type="float">
            <text:p>1,601626</text:p>
          </table:table-cell>
          <table:table-cell table:style-name="ce12" table:formula="of:=[.J3]/[.J8]" office:value-type="float" office:value="1.93532338308458" calcext:value-type="float">
            <text:p>1,935323</text:p>
          </table:table-cell>
          <table:table-cell table:style-name="ce12" table:formula="of:=[.K3]/[.K8]" office:value-type="float" office:value="1.664" calcext:value-type="float">
            <text:p>1,664000</text:p>
          </table:table-cell>
          <table:table-cell table:style-name="ce12" table:formula="of:=[.L3]/[.L8]" office:value-type="float" office:value="2.00615006150062" calcext:value-type="float">
            <text:p>2,006150</text:p>
          </table:table-cell>
          <table:table-cell table:style-name="ce12" table:formula="of:=[.M3]/[.M8]" office:value-type="float" office:value="2.28810020876827" calcext:value-type="float">
            <text:p>2,288100</text:p>
          </table:table-cell>
          <table:table-cell table:style-name="ce12" table:formula="of:=[.N3]/[.N8]" office:value-type="float" office:value="2.47417316982534" calcext:value-type="float">
            <text:p>2,474173</text:p>
          </table:table-cell>
          <table:table-cell table:style-name="ce12" table:formula="of:=[.O3]/[.O8]" office:value-type="float" office:value="2.9642515771363" calcext:value-type="float">
            <text:p>2,964252</text:p>
          </table:table-cell>
          <table:table-cell table:style-name="ce12" table:formula="of:=[.P3]/[.P8]" office:value-type="float" office:value="2.70836976392974" calcext:value-type="float">
            <text:p>2,708370</text:p>
          </table:table-cell>
          <table:table-cell table:style-name="ce12" table:formula="of:=[.Q3]/[.Q8]" office:value-type="float" office:value="1.91839983389279" calcext:value-type="float">
            <text:p>1,918400</text:p>
          </table:table-cell>
          <table:table-cell table:style-name="ce12" table:formula="of:=[.R3]/[.R8]" office:value-type="float" office:value="2.12963687515138" calcext:value-type="float">
            <text:p>2,129637</text:p>
          </table:table-cell>
          <table:table-cell table:style-name="ce12" table:formula="of:=[.S3]/[.S8]" office:value-type="float" office:value="2.26671716078771" calcext:value-type="float">
            <text:p>2,266717</text:p>
          </table:table-cell>
          <table:table-cell table:style-name="ce12" table:formula="of:=[.T3]/[.T8]" office:value-type="float" office:value="2.30576500767631" calcext:value-type="float">
            <text:p>2,305765</text:p>
          </table:table-cell>
          <table:table-cell table:style-name="ce12" table:formula="of:=[.U3]/[.U8]" office:value-type="float" office:value="2.57739990717893" calcext:value-type="float">
            <text:p>2,577400</text:p>
          </table:table-cell>
          <table:table-cell table:style-name="ce12" table:formula="of:=[.V3]/[.V8]" office:value-type="float" office:value="2.50555129400245" calcext:value-type="float">
            <text:p>2,505551</text:p>
          </table:table-cell>
          <table:table-cell table:style-name="ce12" table:formula="of:=[.W3]/[.W8]" office:value-type="float" office:value="2.5605410406962" calcext:value-type="float">
            <text:p>2,560541</text:p>
          </table:table-cell>
          <table:table-cell table:style-name="ce12" table:formula="of:=[.X3]/[.X8]" office:value-type="float" office:value="2.38886783575928" calcext:value-type="float">
            <text:p>2,388868</text:p>
          </table:table-cell>
          <table:table-cell table:style-name="ce12" table:formula="of:=[.Y3]/[.Y8]" office:value-type="float" office:value="2.38447195420547" calcext:value-type="float">
            <text:p>2,384472</text:p>
          </table:table-cell>
          <table:table-cell table:style-name="ce12" table:formula="of:=[.Z3]/[.Z8]" office:value-type="float" office:value="2.35453735044132" calcext:value-type="float">
            <text:p>2,35453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3" table:formula="of:=[.B3]/[.B11]" office:value-type="float" office:value="0.269230769230769" calcext:value-type="float">
            <text:p>0,269231</text:p>
          </table:table-cell>
          <table:table-cell table:style-name="ce13" table:formula="of:=[.C3]/[.C11]" office:value-type="float" office:value="0.3" calcext:value-type="float">
            <text:p>0,300000</text:p>
          </table:table-cell>
          <table:table-cell table:style-name="ce13" table:formula="of:=[.D3]/[.D11]" office:value-type="float" office:value="0.351351351351351" calcext:value-type="float">
            <text:p>0,351351</text:p>
          </table:table-cell>
          <table:table-cell table:style-name="ce13" table:formula="of:=[.E3]/[.E11]" office:value-type="float" office:value="0.475" calcext:value-type="float">
            <text:p>0,475000</text:p>
          </table:table-cell>
          <table:table-cell table:style-name="ce13" table:formula="of:=[.F3]/[.F11]" office:value-type="float" office:value="0.72093023255814" calcext:value-type="float">
            <text:p>0,720930</text:p>
          </table:table-cell>
          <table:table-cell table:style-name="ce13" table:formula="of:=[.G3]/[.G11]" office:value-type="float" office:value="1.12244897959184" calcext:value-type="float">
            <text:p>1,122449</text:p>
          </table:table-cell>
          <table:table-cell table:style-name="ce13" table:formula="of:=[.H3]/[.H11]" office:value-type="float" office:value="1.7" calcext:value-type="float">
            <text:p>1,700000</text:p>
          </table:table-cell>
          <table:table-cell table:style-name="ce13" table:formula="of:=[.I3]/[.I11]" office:value-type="float" office:value="2.4625" calcext:value-type="float">
            <text:p>2,462500</text:p>
          </table:table-cell>
          <table:table-cell table:style-name="ce13" table:formula="of:=[.J3]/[.J11]" office:value-type="float" office:value="3.24166666666667" calcext:value-type="float">
            <text:p>3,241667</text:p>
          </table:table-cell>
          <table:table-cell table:style-name="ce13" table:formula="of:=[.K3]/[.K11]" office:value-type="float" office:value="2.47619047619048" calcext:value-type="float">
            <text:p>2,476190</text:p>
          </table:table-cell>
          <table:table-cell table:style-name="ce13" table:formula="of:=[.L3]/[.L11]" office:value-type="float" office:value="3.33537832310838" calcext:value-type="float">
            <text:p>3,335378</text:p>
          </table:table-cell>
          <table:table-cell table:style-name="ce13" table:formula="of:=[.M3]/[.M11]" office:value-type="float" office:value="4.1203007518797" calcext:value-type="float">
            <text:p>4,120301</text:p>
          </table:table-cell>
          <table:table-cell table:style-name="ce13" table:formula="of:=[.N3]/[.N11]" office:value-type="float" office:value="4.91002949852507" calcext:value-type="float">
            <text:p>4,910029</text:p>
          </table:table-cell>
          <table:table-cell table:style-name="ce13" table:formula="of:=[.O3]/[.O11]" office:value-type="float" office:value="6.0546661460367" calcext:value-type="float">
            <text:p>6,054666</text:p>
          </table:table-cell>
          <table:table-cell table:style-name="ce13" table:formula="of:=[.P3]/[.P11]" office:value-type="float" office:value="5.56764705882353" calcext:value-type="float">
            <text:p>5,567647</text:p>
          </table:table-cell>
          <table:table-cell table:style-name="ce13" table:formula="of:=[.Q3]/[.Q11]" office:value-type="float" office:value="2.0127074029699" calcext:value-type="float">
            <text:p>2,012707</text:p>
          </table:table-cell>
          <table:table-cell table:style-name="ce13" table:formula="of:=[.R3]/[.R11]" office:value-type="float" office:value="1.76869990406338" calcext:value-type="float">
            <text:p>1,768700</text:p>
          </table:table-cell>
          <table:table-cell table:style-name="ce13" table:formula="of:=[.S3]/[.S11]" office:value-type="float" office:value="2.15323304055317" calcext:value-type="float">
            <text:p>2,153233</text:p>
          </table:table-cell>
          <table:table-cell table:style-name="ce13" table:formula="of:=[.T3]/[.T11]" office:value-type="float" office:value="2.12066954730488" calcext:value-type="float">
            <text:p>2,120670</text:p>
          </table:table-cell>
          <table:table-cell table:style-name="ce13" table:formula="of:=[.U3]/[.U11]" office:value-type="float" office:value="2.66207326970446" calcext:value-type="float">
            <text:p>2,662073</text:p>
          </table:table-cell>
          <table:table-cell table:style-name="ce13" table:formula="of:=[.V3]/[.V11]" office:value-type="float" office:value="2.46990480668591" calcext:value-type="float">
            <text:p>2,469905</text:p>
          </table:table-cell>
          <table:table-cell table:style-name="ce13" table:formula="of:=[.W3]/[.W11]" office:value-type="float" office:value="2.66067767078997" calcext:value-type="float">
            <text:p>2,660678</text:p>
          </table:table-cell>
          <table:table-cell table:style-name="ce13" table:formula="of:=[.X3]/[.X11]" office:value-type="float" office:value="2.77295885424718" calcext:value-type="float">
            <text:p>2,772959</text:p>
          </table:table-cell>
          <table:table-cell table:style-name="ce13" table:formula="of:=[.Y3]/[.Y11]" office:value-type="float" office:value="2.79448177365478" calcext:value-type="float">
            <text:p>2,794482</text:p>
          </table:table-cell>
          <table:table-cell table:style-name="ce13" table:formula="of:=[.Z3]/[.Z11]" office:value-type="float" office:value="2.68857559494533" calcext:value-type="float">
            <text:p>2,688576</text:p>
          </table:table-cell>
          <table:table-cell/>
        </table:table-row>
        <table:table-row table:style-name="ro4">
          <table:table-cell table:style-name="ce7"/>
          <table:table-cell table:style-name="ce14" table:number-columns-repeated="15"/>
          <table:table-cell table:style-name="ce24"/>
          <table:table-cell table:style-name="ce21"/>
          <table:table-cell table:number-columns-repeated="9"/>
        </table:table-row>
        <table:table-row table:style-name="ro3">
          <table:table-cell table:style-name="ce8" office:value-type="string" calcext:value-type="string" table:number-columns-spanned="26" table:number-rows-spanned="1">
            <text:p>Serial speedup for t<text:span text:style-name="T2">mean</text:span></text:p>
          </table:table-cell>
          <table:covered-table-cell table:number-columns-repeated="15" table:style-name="ce14"/>
          <table:covered-table-cell table:style-name="ce25"/>
          <table:covered-table-cell table:style-name="ce3"/>
          <table:covered-table-cell table:number-columns-repeated="8"/>
          <table:table-cell/>
        </table:table-row>
        <table:table-row table:style-name="ro2">
          <table:table-cell table:style-name="ce9" office:value-type="string" calcext:value-type="string">
            <text:p>Linear</text:p>
          </table:table-cell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1-5</text:p>
          </table:table-cell>
          <table:table-cell table:style-name="ce9" office:value-type="string" calcext:value-type="string">
            <text:p>1-6</text:p>
          </table:table-cell>
          <table:table-cell table:style-name="ce9" office:value-type="string" calcext:value-type="string">
            <text:p>1-7</text:p>
          </table:table-cell>
          <table:table-cell table:style-name="ce9" office:value-type="string" calcext:value-type="string">
            <text:p>1-8</text:p>
          </table:table-cell>
          <table:table-cell table:style-name="ce9" office:value-type="string" calcext:value-type="string">
            <text:p>1-9</text:p>
          </table:table-cell>
          <table:table-cell table:style-name="ce9" office:value-type="string" calcext:value-type="string">
            <text:p>1-10</text:p>
          </table:table-cell>
          <table:table-cell table:style-name="ce9" office:value-type="string" calcext:value-type="string">
            <text:p>1-11</text:p>
          </table:table-cell>
          <table:table-cell table:style-name="ce9" office:value-type="string" calcext:value-type="string">
            <text:p>1-12</text:p>
          </table:table-cell>
          <table:table-cell table:style-name="ce9" office:value-type="string" calcext:value-type="string">
            <text:p>1-13</text:p>
          </table:table-cell>
          <table:table-cell table:style-name="ce9" office:value-type="string" calcext:value-type="string">
            <text:p>1-14</text:p>
          </table:table-cell>
          <table:table-cell table:style-name="ce9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5" table:formula="of:=[.B3]/[.B6]" office:value-type="float" office:value="0.333333333333333" calcext:value-type="float">
            <text:p>0,333333</text:p>
          </table:table-cell>
          <table:table-cell table:style-name="ce15" table:formula="of:=[.C3]/[.C6]" office:value-type="float" office:value="0.391304347826087" calcext:value-type="float">
            <text:p>0,391304</text:p>
          </table:table-cell>
          <table:table-cell table:style-name="ce15" table:formula="of:=[.D3]/[.D6]" office:value-type="float" office:value="0.382352941176471" calcext:value-type="float">
            <text:p>0,382353</text:p>
          </table:table-cell>
          <table:table-cell table:style-name="ce15" table:formula="of:=[.E3]/[.E6]" office:value-type="float" office:value="0.475" calcext:value-type="float">
            <text:p>0,475000</text:p>
          </table:table-cell>
          <table:table-cell table:style-name="ce15" table:formula="of:=[.F3]/[.F6]" office:value-type="float" office:value="0.62" calcext:value-type="float">
            <text:p>0,620000</text:p>
          </table:table-cell>
          <table:table-cell table:style-name="ce15" table:formula="of:=[.G3]/[.G6]" office:value-type="float" office:value="0.797101449275362" calcext:value-type="float">
            <text:p>0,797101</text:p>
          </table:table-cell>
          <table:table-cell table:style-name="ce15" table:formula="of:=[.H3]/[.H6]" office:value-type="float" office:value="0.953271028037383" calcext:value-type="float">
            <text:p>0,953271</text:p>
          </table:table-cell>
          <table:table-cell table:style-name="ce15" table:formula="of:=[.I3]/[.I6]" office:value-type="float" office:value="1.07065217391304" calcext:value-type="float">
            <text:p>1,070652</text:p>
          </table:table-cell>
          <table:table-cell table:style-name="ce15" table:formula="of:=[.J3]/[.J6]" office:value-type="float" office:value="1.15430267062315" calcext:value-type="float">
            <text:p>1,154303</text:p>
          </table:table-cell>
          <table:table-cell table:style-name="ce15" table:formula="of:=[.K3]/[.K6]" office:value-type="float" office:value="1.29393468118196" calcext:value-type="float">
            <text:p>1,293935</text:p>
          </table:table-cell>
          <table:table-cell table:style-name="ce15" table:formula="of:=[.L3]/[.L6]" office:value-type="float" office:value="1.29547259729944" calcext:value-type="float">
            <text:p>1,295473</text:p>
          </table:table-cell>
          <table:table-cell table:style-name="ce15" table:formula="of:=[.M3]/[.M6]" office:value-type="float" office:value="1.30579825258141" calcext:value-type="float">
            <text:p>1,305798</text:p>
          </table:table-cell>
          <table:table-cell table:style-name="ce15" table:formula="of:=[.N3]/[.N6]" office:value-type="float" office:value="1.30370080281966" calcext:value-type="float">
            <text:p>1,303701</text:p>
          </table:table-cell>
          <table:table-cell table:style-name="ce15" table:formula="of:=[.O3]/[.O6]" office:value-type="float" office:value="1.5163309211813" calcext:value-type="float">
            <text:p>1,516331</text:p>
          </table:table-cell>
          <table:table-cell table:style-name="ce15" table:formula="of:=[.P3]/[.P6]" office:value-type="float" office:value="1.65512216447273" calcext:value-type="float">
            <text:p>1,655122</text:p>
          </table:table-cell>
          <table:table-cell table:style-name="ce15" table:formula="of:=[.Q3]/[.Q6]" office:value-type="float" office:value="1.82283309220045" calcext:value-type="float">
            <text:p>1,822833</text:p>
          </table:table-cell>
          <table:table-cell table:style-name="ce15" table:formula="of:=[.R3]/[.R6]" office:value-type="float" office:value="1.89832760367363" calcext:value-type="float">
            <text:p>1,898328</text:p>
          </table:table-cell>
          <table:table-cell table:style-name="ce15" table:formula="of:=[.S3]/[.S6]" office:value-type="float" office:value="1.94596306335976" calcext:value-type="float">
            <text:p>1,945963</text:p>
          </table:table-cell>
          <table:table-cell table:style-name="ce15" table:formula="of:=[.T3]/[.T6]" office:value-type="float" office:value="1.91402068923797" calcext:value-type="float">
            <text:p>1,914021</text:p>
          </table:table-cell>
          <table:table-cell table:style-name="ce15" table:formula="of:=[.U3]/[.U6]" office:value-type="float" office:value="2.05719907721536" calcext:value-type="float">
            <text:p>2,057199</text:p>
          </table:table-cell>
          <table:table-cell table:style-name="ce15" table:formula="of:=[.V3]/[.V6]" office:value-type="float" office:value="1.90413488299951" calcext:value-type="float">
            <text:p>1,904135</text:p>
          </table:table-cell>
          <table:table-cell table:style-name="ce15" table:formula="of:=[.W3]/[.W6]" office:value-type="float" office:value="2.15236678762414" calcext:value-type="float">
            <text:p>2,152367</text:p>
          </table:table-cell>
          <table:table-cell table:style-name="ce15" table:formula="of:=[.X3]/[.X6]" office:value-type="float" office:value="2.19830790500808" calcext:value-type="float">
            <text:p>2,198308</text:p>
          </table:table-cell>
          <table:table-cell table:style-name="ce15" table:formula="of:=[.Y3]/[.Y6]" office:value-type="float" office:value="2.20294021532899" calcext:value-type="float">
            <text:p>2,202940</text:p>
          </table:table-cell>
          <table:table-cell table:style-name="ce15" table:formula="of:=[.Z3]/[.Z6]" office:value-type="float" office:value="1.90995011630027" calcext:value-type="float">
            <text:p>1,909950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6" table:formula="of:=[.B3]/[.B9]" office:value-type="float" office:value="0.4375" calcext:value-type="float">
            <text:p>0,437500</text:p>
          </table:table-cell>
          <table:table-cell table:style-name="ce16" table:formula="of:=[.C3]/[.C9]" office:value-type="float" office:value="0.36" calcext:value-type="float">
            <text:p>0,360000</text:p>
          </table:table-cell>
          <table:table-cell table:style-name="ce16" table:formula="of:=[.D3]/[.D9]" office:value-type="float" office:value="0.351351351351351" calcext:value-type="float">
            <text:p>0,351351</text:p>
          </table:table-cell>
          <table:table-cell table:style-name="ce16" table:formula="of:=[.E3]/[.E9]" office:value-type="float" office:value="0.475" calcext:value-type="float">
            <text:p>0,475000</text:p>
          </table:table-cell>
          <table:table-cell table:style-name="ce16" table:formula="of:=[.F3]/[.F9]" office:value-type="float" office:value="0.673913043478261" calcext:value-type="float">
            <text:p>0,673913</text:p>
          </table:table-cell>
          <table:table-cell table:style-name="ce16" table:formula="of:=[.G3]/[.G9]" office:value-type="float" office:value="0.982142857142857" calcext:value-type="float">
            <text:p>0,982143</text:p>
          </table:table-cell>
          <table:table-cell table:style-name="ce16" table:formula="of:=[.H3]/[.H9]" office:value-type="float" office:value="1.3421052631579" calcext:value-type="float">
            <text:p>1,342105</text:p>
          </table:table-cell>
          <table:table-cell table:style-name="ce16" table:formula="of:=[.I3]/[.I9]" office:value-type="float" office:value="1.71304347826087" calcext:value-type="float">
            <text:p>1,713043</text:p>
          </table:table-cell>
          <table:table-cell table:style-name="ce16" table:formula="of:=[.J3]/[.J9]" office:value-type="float" office:value="2.00515463917526" calcext:value-type="float">
            <text:p>2,005155</text:p>
          </table:table-cell>
          <table:table-cell table:style-name="ce16" table:formula="of:=[.K3]/[.K9]" office:value-type="float" office:value="1.90389016018307" calcext:value-type="float">
            <text:p>1,903890</text:p>
          </table:table-cell>
          <table:table-cell table:style-name="ce16" table:formula="of:=[.L3]/[.L9]" office:value-type="float" office:value="2.18048128342246" calcext:value-type="float">
            <text:p>2,180481</text:p>
          </table:table-cell>
          <table:table-cell table:style-name="ce16" table:formula="of:=[.M3]/[.M9]" office:value-type="float" office:value="2.39824945295405" calcext:value-type="float">
            <text:p>2,398249</text:p>
          </table:table-cell>
          <table:table-cell table:style-name="ce16" table:formula="of:=[.N3]/[.N9]" office:value-type="float" office:value="2.53541507996954" calcext:value-type="float">
            <text:p>2,535415</text:p>
          </table:table-cell>
          <table:table-cell table:style-name="ce16" table:formula="of:=[.O3]/[.O9]" office:value-type="float" office:value="3.00038699690402" calcext:value-type="float">
            <text:p>3,000387</text:p>
          </table:table-cell>
          <table:table-cell table:style-name="ce16" table:formula="of:=[.P3]/[.P9]" office:value-type="float" office:value="2.77588594704684" calcext:value-type="float">
            <text:p>2,775886</text:p>
          </table:table-cell>
          <table:table-cell table:style-name="ce16" table:formula="of:=[.Q3]/[.Q9]" office:value-type="float" office:value="2.16268091912769" calcext:value-type="float">
            <text:p>2,162681</text:p>
          </table:table-cell>
          <table:table-cell table:style-name="ce16" table:formula="of:=[.R3]/[.R9]" office:value-type="float" office:value="2.29006471259992" calcext:value-type="float">
            <text:p>2,290065</text:p>
          </table:table-cell>
          <table:table-cell table:style-name="ce16" table:formula="of:=[.S3]/[.S9]" office:value-type="float" office:value="2.33372492227297" calcext:value-type="float">
            <text:p>2,333725</text:p>
          </table:table-cell>
          <table:table-cell table:style-name="ce16" table:formula="of:=[.T3]/[.T9]" office:value-type="float" office:value="2.32947534272798" calcext:value-type="float">
            <text:p>2,329475</text:p>
          </table:table-cell>
          <table:table-cell table:style-name="ce16" table:formula="of:=[.U3]/[.U9]" office:value-type="float" office:value="2.62645979078283" calcext:value-type="float">
            <text:p>2,626460</text:p>
          </table:table-cell>
          <table:table-cell table:style-name="ce16" table:formula="of:=[.V3]/[.V9]" office:value-type="float" office:value="2.57719900978072" calcext:value-type="float">
            <text:p>2,577199</text:p>
          </table:table-cell>
          <table:table-cell table:style-name="ce16" table:formula="of:=[.W3]/[.W9]" office:value-type="float" office:value="2.67328298597212" calcext:value-type="float">
            <text:p>2,673283</text:p>
          </table:table-cell>
          <table:table-cell table:style-name="ce16" table:formula="of:=[.X3]/[.X9]" office:value-type="float" office:value="2.58659682968424" calcext:value-type="float">
            <text:p>2,586597</text:p>
          </table:table-cell>
          <table:table-cell table:style-name="ce16" table:formula="of:=[.Y3]/[.Y9]" office:value-type="float" office:value="2.53862986460052" calcext:value-type="float">
            <text:p>2,538630</text:p>
          </table:table-cell>
          <table:table-cell table:style-name="ce16" table:formula="of:=[.Z3]/[.Z9]" office:value-type="float" office:value="2.45996690130392" calcext:value-type="float">
            <text:p>2,459967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7" table:formula="of:=[.B3]/[.B12]" office:value-type="float" office:value="0.583333333333333" calcext:value-type="float">
            <text:p>0,583333</text:p>
          </table:table-cell>
          <table:table-cell table:style-name="ce17" table:formula="of:=[.C3]/[.C12]" office:value-type="float" office:value="0.409090909090909" calcext:value-type="float">
            <text:p>0,409091</text:p>
          </table:table-cell>
          <table:table-cell table:style-name="ce17" table:formula="of:=[.D3]/[.D12]" office:value-type="float" office:value="0.393939393939394" calcext:value-type="float">
            <text:p>0,393939</text:p>
          </table:table-cell>
          <table:table-cell table:style-name="ce17" table:formula="of:=[.E3]/[.E12]" office:value-type="float" office:value="0.542857142857143" calcext:value-type="float">
            <text:p>0,542857</text:p>
          </table:table-cell>
          <table:table-cell table:style-name="ce17" table:formula="of:=[.F3]/[.F12]" office:value-type="float" office:value="0.815789473684211" calcext:value-type="float">
            <text:p>0,815789</text:p>
          </table:table-cell>
          <table:table-cell table:style-name="ce17" table:formula="of:=[.G3]/[.G12]" office:value-type="float" office:value="1.25" calcext:value-type="float">
            <text:p>1,250000</text:p>
          </table:table-cell>
          <table:table-cell table:style-name="ce17" table:formula="of:=[.H3]/[.H12]" office:value-type="float" office:value="1.88888888888889" calcext:value-type="float">
            <text:p>1,888889</text:p>
          </table:table-cell>
          <table:table-cell table:style-name="ce17" table:formula="of:=[.I3]/[.I12]" office:value-type="float" office:value="2.66216216216216" calcext:value-type="float">
            <text:p>2,662162</text:p>
          </table:table-cell>
          <table:table-cell table:style-name="ce17" table:formula="of:=[.J3]/[.J12]" office:value-type="float" office:value="3.44247787610619" calcext:value-type="float">
            <text:p>3,442478</text:p>
          </table:table-cell>
          <table:table-cell table:style-name="ce17" table:formula="of:=[.K3]/[.K12]" office:value-type="float" office:value="4" calcext:value-type="float">
            <text:p>4,000000</text:p>
          </table:table-cell>
          <table:table-cell table:style-name="ce17" table:formula="of:=[.L3]/[.L12]" office:value-type="float" office:value="4.53055555555556" calcext:value-type="float">
            <text:p>4,530556</text:p>
          </table:table-cell>
          <table:table-cell table:style-name="ce17" table:formula="of:=[.M3]/[.M12]" office:value-type="float" office:value="4.93693693693694" calcext:value-type="float">
            <text:p>4,936937</text:p>
          </table:table-cell>
          <table:table-cell table:style-name="ce17" table:formula="of:=[.N3]/[.N12]" office:value-type="float" office:value="5.23427672955975" calcext:value-type="float">
            <text:p>5,234277</text:p>
          </table:table-cell>
          <table:table-cell table:style-name="ce17" table:formula="of:=[.O3]/[.O12]" office:value-type="float" office:value="6.18754988028731" calcext:value-type="float">
            <text:p>6,187550</text:p>
          </table:table-cell>
          <table:table-cell table:style-name="ce17" table:formula="of:=[.P3]/[.P12]" office:value-type="float" office:value="6.0052872752908" calcext:value-type="float">
            <text:p>6,005287</text:p>
          </table:table-cell>
          <table:table-cell table:style-name="ce17" table:formula="of:=[.Q3]/[.Q12]" office:value-type="float" office:value="2.88864571934761" calcext:value-type="float">
            <text:p>2,888646</text:p>
          </table:table-cell>
          <table:table-cell table:style-name="ce17" table:formula="of:=[.R3]/[.R12]" office:value-type="float" office:value="2.55365161636246" calcext:value-type="float">
            <text:p>2,553652</text:p>
          </table:table-cell>
          <table:table-cell table:style-name="ce17" table:formula="of:=[.S3]/[.S12]" office:value-type="float" office:value="2.42411714583268" calcext:value-type="float">
            <text:p>2,424117</text:p>
          </table:table-cell>
          <table:table-cell table:style-name="ce17" table:formula="of:=[.T3]/[.T12]" office:value-type="float" office:value="2.39181445699339" calcext:value-type="float">
            <text:p>2,391814</text:p>
          </table:table-cell>
          <table:table-cell table:style-name="ce17" table:formula="of:=[.U3]/[.U12]" office:value-type="float" office:value="2.83122720676383" calcext:value-type="float">
            <text:p>2,831227</text:p>
          </table:table-cell>
          <table:table-cell table:style-name="ce17" table:formula="of:=[.V3]/[.V12]" office:value-type="float" office:value="2.6438396604563" calcext:value-type="float">
            <text:p>2,643840</text:p>
          </table:table-cell>
          <table:table-cell table:style-name="ce17" table:formula="of:=[.W3]/[.W12]" office:value-type="float" office:value="2.76643166702056" calcext:value-type="float">
            <text:p>2,766432</text:p>
          </table:table-cell>
          <table:table-cell table:style-name="ce17" table:formula="of:=[.X3]/[.X12]" office:value-type="float" office:value="2.8291486981718" calcext:value-type="float">
            <text:p>2,829149</text:p>
          </table:table-cell>
          <table:table-cell table:style-name="ce17" table:formula="of:=[.Y3]/[.Y12]" office:value-type="float" office:value="2.84217641905627" calcext:value-type="float">
            <text:p>2,842176</text:p>
          </table:table-cell>
          <table:table-cell table:style-name="ce17" table:formula="of:=[.Z3]/[.Z12]" office:value-type="float" office:value="2.7836743761696" calcext:value-type="float">
            <text:p>2,783674</text:p>
          </table:table-cell>
          <table:table-cell/>
        </table:table-row>
        <table:table-row table:style-name="ro2" table:number-rows-repeated="3">
          <table:table-cell table:number-columns-repeated="13"/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WL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1-12</text:p>
          </table:table-cell>
          <table:table-cell table:style-name="Default" office:value-type="string" calcext:value-type="string">
            <text:p>1-13</text:p>
          </table:table-cell>
          <table:table-cell table:style-name="Default" office:value-type="string" calcext:value-type="string">
            <text:p>1-14</text:p>
          </table:table-cell>
          <table:table-cell table:style-name="Default" office:value-type="string" calcext:value-type="string">
            <text:p>1-15</text:p>
          </table:table-cell>
          <table:table-cell table:style-name="Default" office:value-type="string" calcext:value-type="string">
            <text:p>1-16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1-18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1-21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3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1-25</text:p>
          </table:table-cell>
          <table:table-cell/>
        </table:table-row>
        <table:table-row table:style-name="ro2">
          <table:table-cell office:value-type="string" calcext:value-type="string">
            <text:p>Serial</text:p>
          </table:table-cell>
          <table:table-cell table:style-name="ce18" office:value-type="float" office:value="0.000009" calcext:value-type="float">
            <text:p>0,000009</text:p>
          </table:table-cell>
          <table:table-cell table:style-name="ce18" office:value-type="float" office:value="0.000011" calcext:value-type="float">
            <text:p>0,000011</text:p>
          </table:table-cell>
          <table:table-cell table:style-name="ce18" office:value-type="float" office:value="0.000016" calcext:value-type="float">
            <text:p>0,000016</text:p>
          </table:table-cell>
          <table:table-cell table:style-name="ce18" office:value-type="float" office:value="0.000024" calcext:value-type="float">
            <text:p>0,000024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64" calcext:value-type="float">
            <text:p>0,000064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214" calcext:value-type="float">
            <text:p>0,000214</text:p>
          </table:table-cell>
          <table:table-cell table:style-name="ce18" office:value-type="float" office:value="0.000405" calcext:value-type="float">
            <text:p>0,000405</text:p>
          </table:table-cell>
          <table:table-cell table:style-name="ce18" office:value-type="float" office:value="0.000789" calcext:value-type="float">
            <text:p>0,000789</text:p>
          </table:table-cell>
          <table:table-cell table:style-name="ce18" office:value-type="float" office:value="0.001596" calcext:value-type="float">
            <text:p>0,001596</text:p>
          </table:table-cell>
          <table:table-cell table:style-name="ce18" office:value-type="float" office:value="0.003227" calcext:value-type="float">
            <text:p>0,003227</text:p>
          </table:table-cell>
          <table:table-cell table:style-name="ce18" office:value-type="float" office:value="0.006773" calcext:value-type="float">
            <text:p>0,006773</text:p>
          </table:table-cell>
          <table:table-cell table:style-name="ce18" office:value-type="float" office:value="0.013808" calcext:value-type="float">
            <text:p>0,013808</text:p>
          </table:table-cell>
          <table:table-cell table:style-name="ce18" office:value-type="float" office:value="0.027283" calcext:value-type="float">
            <text:p>0,027283</text:p>
          </table:table-cell>
          <table:table-cell table:style-name="ce18" office:value-type="float" office:value="0.055436" calcext:value-type="float">
            <text:p>0,055436</text:p>
          </table:table-cell>
          <table:table-cell table:style-name="ce18" office:value-type="float" office:value="0.114304" calcext:value-type="float">
            <text:p>0,114304</text:p>
          </table:table-cell>
          <table:table-cell table:style-name="ce18" office:value-type="float" office:value="0.230439" calcext:value-type="float">
            <text:p>0,230439</text:p>
          </table:table-cell>
          <table:table-cell table:style-name="ce18" office:value-type="float" office:value="0.474591" calcext:value-type="float">
            <text:p>0,474591</text:p>
          </table:table-cell>
          <table:table-cell table:style-name="ce18" office:value-type="float" office:value="1.121803" calcext:value-type="float">
            <text:p>1,121803</text:p>
          </table:table-cell>
          <table:table-cell table:style-name="ce18" office:value-type="float" office:value="2.185189" calcext:value-type="float">
            <text:p>2,185189</text:p>
          </table:table-cell>
          <table:table-cell table:style-name="ce18" office:value-type="float" office:value="4.507917" calcext:value-type="float">
            <text:p>4,507917</text:p>
          </table:table-cell>
          <table:table-cell table:style-name="ce18" office:value-type="float" office:value="8.718166" calcext:value-type="float">
            <text:p>8,718166</text:p>
          </table:table-cell>
          <table:table-cell table:style-name="ce18" office:value-type="float" office:value="17.061946" calcext:value-type="float">
            <text:p>17,061946</text:p>
          </table:table-cell>
          <table:table-cell table:style-name="ce18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 office:value-type="string" calcext:value-type="string">
            <text:p>P2min</text:p>
          </table:table-cell>
          <table:table-cell table:style-name="ce18" office:value-type="float" office:value="0.000019" calcext:value-type="float">
            <text:p>0,000019</text:p>
          </table:table-cell>
          <table:table-cell table:style-name="ce18" office:value-type="float" office:value="0.00002" calcext:value-type="float">
            <text:p>0,000020</text:p>
          </table:table-cell>
          <table:table-cell table:style-name="ce18" office:value-type="float" office:value="0.000026" calcext:value-type="float">
            <text:p>0,000026</text:p>
          </table:table-cell>
          <table:table-cell table:style-name="ce18" office:value-type="float" office:value="0.00003" calcext:value-type="float">
            <text:p>0,000030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49" calcext:value-type="float">
            <text:p>0,000049</text:p>
          </table:table-cell>
          <table:table-cell table:style-name="ce18" office:value-type="float" office:value="0.000074" calcext:value-type="float">
            <text:p>0,000074</text:p>
          </table:table-cell>
          <table:table-cell table:style-name="ce18" office:value-type="float" office:value="0.000123" calcext:value-type="float">
            <text:p>0,000123</text:p>
          </table:table-cell>
          <table:table-cell table:style-name="ce18" office:value-type="float" office:value="0.000277" calcext:value-type="float">
            <text:p>0,000277</text:p>
          </table:table-cell>
          <table:table-cell table:style-name="ce18" office:value-type="float" office:value="0.000519" calcext:value-type="float">
            <text:p>0,000519</text:p>
          </table:table-cell>
          <table:table-cell table:style-name="ce18" office:value-type="float" office:value="0.001065" calcext:value-type="float">
            <text:p>0,001065</text:p>
          </table:table-cell>
          <table:table-cell table:style-name="ce18" office:value-type="float" office:value="0.00213" calcext:value-type="float">
            <text:p>0,002130</text:p>
          </table:table-cell>
          <table:table-cell table:style-name="ce18" office:value-type="float" office:value="0.003901" calcext:value-type="float">
            <text:p>0,003901</text:p>
          </table:table-cell>
          <table:table-cell table:style-name="ce18" office:value-type="float" office:value="0.007779" calcext:value-type="float">
            <text:p>0,007779</text:p>
          </table:table-cell>
          <table:table-cell table:style-name="ce18" office:value-type="float" office:value="0.014768" calcext:value-type="float">
            <text:p>0,014768</text:p>
          </table:table-cell>
          <table:table-cell table:style-name="ce18" office:value-type="float" office:value="0.029575" calcext:value-type="float">
            <text:p>0,029575</text:p>
          </table:table-cell>
          <table:table-cell table:style-name="ce18" office:value-type="float" office:value="0.059028" calcext:value-type="float">
            <text:p>0,059028</text:p>
          </table:table-cell>
          <table:table-cell table:style-name="ce18" office:value-type="float" office:value="0.116882" calcext:value-type="float">
            <text:p>0,116882</text:p>
          </table:table-cell>
          <table:table-cell table:style-name="ce18" office:value-type="float" office:value="0.243611" calcext:value-type="float">
            <text:p>0,243611</text:p>
          </table:table-cell>
          <table:table-cell table:style-name="ce18" office:value-type="float" office:value="0.544344" calcext:value-type="float">
            <text:p>0,544344</text:p>
          </table:table-cell>
          <table:table-cell table:style-name="ce18" office:value-type="float" office:value="1.138893" calcext:value-type="float">
            <text:p>1,138893</text:p>
          </table:table-cell>
          <table:table-cell table:style-name="ce18" office:value-type="float" office:value="2.076651" calcext:value-type="float">
            <text:p>2,076651</text:p>
          </table:table-cell>
          <table:table-cell table:style-name="ce18" office:value-type="float" office:value="3.949592" calcext:value-type="float">
            <text:p>3,949592</text:p>
          </table:table-cell>
          <table:table-cell table:style-name="ce18" office:value-type="float" office:value="7.736442" calcext:value-type="float">
            <text:p>7,736442</text:p>
          </table:table-cell>
          <table:table-cell table:style-name="ce18" office:value-type="float" office:value="15.384639" calcext:value-type="float">
            <text:p>15,384639</text:p>
          </table:table-cell>
          <table:table-cell/>
        </table:table-row>
        <table:table-row table:style-name="ro2">
          <table:table-cell office:value-type="string" calcext:value-type="string">
            <text:p>P2max</text:p>
          </table:table-cell>
          <table:table-cell table:style-name="ce18" office:value-type="float" office:value="0.000021" calcext:value-type="float">
            <text:p>0,000021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46" calcext:value-type="float">
            <text:p>0,000046</text:p>
          </table:table-cell>
          <table:table-cell table:style-name="ce18" office:value-type="float" office:value="0.000064" calcext:value-type="float">
            <text:p>0,000064</text:p>
          </table:table-cell>
          <table:table-cell table:style-name="ce18" office:value-type="float" office:value="0.000092" calcext:value-type="float">
            <text:p>0,000092</text:p>
          </table:table-cell>
          <table:table-cell table:style-name="ce18" office:value-type="float" office:value="0.000142" calcext:value-type="float">
            <text:p>0,000142</text:p>
          </table:table-cell>
          <table:table-cell table:style-name="ce18" office:value-type="float" office:value="0.000318" calcext:value-type="float">
            <text:p>0,000318</text:p>
          </table:table-cell>
          <table:table-cell table:style-name="ce18" office:value-type="float" office:value="0.000598" calcext:value-type="float">
            <text:p>0,000598</text:p>
          </table:table-cell>
          <table:table-cell table:style-name="ce18" office:value-type="float" office:value="0.001165" calcext:value-type="float">
            <text:p>0,001165</text:p>
          </table:table-cell>
          <table:table-cell table:style-name="ce18" office:value-type="float" office:value="0.002255" calcext:value-type="float">
            <text:p>0,002255</text:p>
          </table:table-cell>
          <table:table-cell table:style-name="ce18" office:value-type="float" office:value="0.004341" calcext:value-type="float">
            <text:p>0,004341</text:p>
          </table:table-cell>
          <table:table-cell table:style-name="ce18" office:value-type="float" office:value="0.008142" calcext:value-type="float">
            <text:p>0,008142</text:p>
          </table:table-cell>
          <table:table-cell table:style-name="ce18" office:value-type="float" office:value="0.015002" calcext:value-type="float">
            <text:p>0,015002</text:p>
          </table:table-cell>
          <table:table-cell table:style-name="ce18" office:value-type="float" office:value="0.03125" calcext:value-type="float">
            <text:p>0,031250</text:p>
          </table:table-cell>
          <table:table-cell table:style-name="ce18" office:value-type="float" office:value="0.061397" calcext:value-type="float">
            <text:p>0,061397</text:p>
          </table:table-cell>
          <table:table-cell table:style-name="ce18" office:value-type="float" office:value="0.119956" calcext:value-type="float">
            <text:p>0,119956</text:p>
          </table:table-cell>
          <table:table-cell table:style-name="ce18" office:value-type="float" office:value="0.252298" calcext:value-type="float">
            <text:p>0,252298</text:p>
          </table:table-cell>
          <table:table-cell table:style-name="ce18" office:value-type="float" office:value="0.546269" calcext:value-type="float">
            <text:p>0,546269</text:p>
          </table:table-cell>
          <table:table-cell table:style-name="ce18" office:value-type="float" office:value="1.156311" calcext:value-type="float">
            <text:p>1,156311</text:p>
          </table:table-cell>
          <table:table-cell table:style-name="ce18" office:value-type="float" office:value="2.112149" calcext:value-type="float">
            <text:p>2,112149</text:p>
          </table:table-cell>
          <table:table-cell table:style-name="ce18" office:value-type="float" office:value="3.982114" calcext:value-type="float">
            <text:p>3,982114</text:p>
          </table:table-cell>
          <table:table-cell table:style-name="ce18" office:value-type="float" office:value="7.753716" calcext:value-type="float">
            <text:p>7,753716</text:p>
          </table:table-cell>
          <table:table-cell table:style-name="ce18" office:value-type="float" office:value="15.411498" calcext:value-type="float">
            <text:p>15,411498</text:p>
          </table:table-cell>
          <table:table-cell/>
        </table:table-row>
        <table:table-row table:style-name="ro2">
          <table:table-cell office:value-type="string" calcext:value-type="string">
            <text:p>P2avg</text:p>
          </table:table-cell>
          <table:table-cell table:style-name="ce18" office:value-type="float" office:value="0.00002" calcext:value-type="float">
            <text:p>0,000020</text:p>
          </table:table-cell>
          <table:table-cell table:style-name="ce18" office:value-type="float" office:value="0.000021" calcext:value-type="float">
            <text:p>0,000021</text:p>
          </table:table-cell>
          <table:table-cell table:style-name="ce18" office:value-type="float" office:value="0.000029" calcext:value-type="float">
            <text:p>0,000029</text:p>
          </table:table-cell>
          <table:table-cell table:style-name="ce18" office:value-type="float" office:value="0.000033" calcext:value-type="float">
            <text:p>0,000033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57" calcext:value-type="float">
            <text:p>0,000057</text:p>
          </table:table-cell>
          <table:table-cell table:style-name="ce18" office:value-type="float" office:value="0.000083" calcext:value-type="float">
            <text:p>0,000083</text:p>
          </table:table-cell>
          <table:table-cell table:style-name="ce18" office:value-type="float" office:value="0.000132" calcext:value-type="float">
            <text:p>0,000132</text:p>
          </table:table-cell>
          <table:table-cell table:style-name="ce18" office:value-type="float" office:value="0.000297" calcext:value-type="float">
            <text:p>0,000297</text:p>
          </table:table-cell>
          <table:table-cell table:style-name="ce18" office:value-type="float" office:value="0.000559" calcext:value-type="float">
            <text:p>0,000559</text:p>
          </table:table-cell>
          <table:table-cell table:style-name="ce18" office:value-type="float" office:value="0.001115" calcext:value-type="float">
            <text:p>0,001115</text:p>
          </table:table-cell>
          <table:table-cell table:style-name="ce18" office:value-type="float" office:value="0.002192" calcext:value-type="float">
            <text:p>0,002192</text:p>
          </table:table-cell>
          <table:table-cell table:style-name="ce18" office:value-type="float" office:value="0.004121" calcext:value-type="float">
            <text:p>0,004121</text:p>
          </table:table-cell>
          <table:table-cell table:style-name="ce18" office:value-type="float" office:value="0.007961" calcext:value-type="float">
            <text:p>0,007961</text:p>
          </table:table-cell>
          <table:table-cell table:style-name="ce18" office:value-type="float" office:value="0.014885" calcext:value-type="float">
            <text:p>0,014885</text:p>
          </table:table-cell>
          <table:table-cell table:style-name="ce18" office:value-type="float" office:value="0.030412" calcext:value-type="float">
            <text:p>0,030412</text:p>
          </table:table-cell>
          <table:table-cell table:style-name="ce18" office:value-type="float" office:value="0.060213" calcext:value-type="float">
            <text:p>0,060213</text:p>
          </table:table-cell>
          <table:table-cell table:style-name="ce18" office:value-type="float" office:value="0.118419" calcext:value-type="float">
            <text:p>0,118419</text:p>
          </table:table-cell>
          <table:table-cell table:style-name="ce18" office:value-type="float" office:value="0.247955" calcext:value-type="float">
            <text:p>0,247955</text:p>
          </table:table-cell>
          <table:table-cell table:style-name="ce18" office:value-type="float" office:value="0.545306" calcext:value-type="float">
            <text:p>0,545306</text:p>
          </table:table-cell>
          <table:table-cell table:style-name="ce18" office:value-type="float" office:value="1.147602" calcext:value-type="float">
            <text:p>1,147602</text:p>
          </table:table-cell>
          <table:table-cell table:style-name="ce18" office:value-type="float" office:value="2.0944" calcext:value-type="float">
            <text:p>2,094400</text:p>
          </table:table-cell>
          <table:table-cell table:style-name="ce18" office:value-type="float" office:value="3.965853" calcext:value-type="float">
            <text:p>3,965853</text:p>
          </table:table-cell>
          <table:table-cell table:style-name="ce18" office:value-type="float" office:value="7.745079" calcext:value-type="float">
            <text:p>7,745079</text:p>
          </table:table-cell>
          <table:table-cell table:style-name="ce18" office:value-type="float" office:value="15.398068" calcext:value-type="float">
            <text:p>15,398068</text:p>
          </table:table-cell>
          <table:table-cell/>
        </table:table-row>
        <table:table-row table:style-name="ro5">
          <table:table-cell office:value-type="string" calcext:value-type="string">
            <text:p>P4min</text:p>
          </table:table-cell>
          <table:table-cell table:style-name="ce18" office:value-type="float" office:value="0.000008" calcext:value-type="float">
            <text:p>0,000008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4" calcext:value-type="float">
            <text:p>0,000034</text:p>
          </table:table-cell>
          <table:table-cell table:style-name="ce18" office:value-type="float" office:value="0.00004" calcext:value-type="float">
            <text:p>0,000040</text:p>
          </table:table-cell>
          <table:table-cell table:style-name="ce18" office:value-type="float" office:value="0.00005" calcext:value-type="float">
            <text:p>0,000050</text:p>
          </table:table-cell>
          <table:table-cell table:style-name="ce18" office:value-type="float" office:value="0.000071" calcext:value-type="float">
            <text:p>0,000071</text:p>
          </table:table-cell>
          <table:table-cell table:style-name="ce18" office:value-type="float" office:value="0.00011" calcext:value-type="float">
            <text:p>0,000110</text:p>
          </table:table-cell>
          <table:table-cell table:style-name="ce18" office:value-type="float" office:value="0.000187" calcext:value-type="float">
            <text:p>0,000187</text:p>
          </table:table-cell>
          <table:table-cell table:style-name="ce18" office:value-type="float" office:value="0.000336" calcext:value-type="float">
            <text:p>0,000336</text:p>
          </table:table-cell>
          <table:table-cell table:style-name="ce18" office:value-type="float" office:value="0.000653" calcext:value-type="float">
            <text:p>0,000653</text:p>
          </table:table-cell>
          <table:table-cell table:style-name="ce18" office:value-type="float" office:value="0.001218" calcext:value-type="float">
            <text:p>0,001218</text:p>
          </table:table-cell>
          <table:table-cell table:style-name="ce18" office:value-type="float" office:value="0.00236" calcext:value-type="float">
            <text:p>0,002360</text:p>
          </table:table-cell>
          <table:table-cell table:style-name="ce18" office:value-type="float" office:value="0.004846" calcext:value-type="float">
            <text:p>0,004846</text:p>
          </table:table-cell>
          <table:table-cell table:style-name="ce18" office:value-type="float" office:value="0.011086" calcext:value-type="float">
            <text:p>0,011086</text:p>
          </table:table-cell>
          <table:table-cell table:style-name="ce18" office:value-type="float" office:value="0.023051" calcext:value-type="float">
            <text:p>0,023051</text:p>
          </table:table-cell>
          <table:table-cell table:style-name="ce18" office:value-type="float" office:value="0.044869" calcext:value-type="float">
            <text:p>0,044869</text:p>
          </table:table-cell>
          <table:table-cell table:style-name="ce18" office:value-type="float" office:value="0.094525" calcext:value-type="float">
            <text:p>0,094525</text:p>
          </table:table-cell>
          <table:table-cell table:style-name="ce18" office:value-type="float" office:value="0.20066" calcext:value-type="float">
            <text:p>0,200660</text:p>
          </table:table-cell>
          <table:table-cell table:style-name="ce18" office:value-type="float" office:value="0.41238" calcext:value-type="float">
            <text:p>0,412380</text:p>
          </table:table-cell>
          <table:table-cell table:style-name="ce18" office:value-type="float" office:value="0.836543" calcext:value-type="float">
            <text:p>0,836543</text:p>
          </table:table-cell>
          <table:table-cell table:style-name="ce18" office:value-type="float" office:value="1.624038" calcext:value-type="float">
            <text:p>1,624038</text:p>
          </table:table-cell>
          <table:table-cell table:style-name="ce18" office:value-type="float" office:value="3.038408" calcext:value-type="float">
            <text:p>3,038408</text:p>
          </table:table-cell>
          <table:table-cell table:style-name="ce18" office:value-type="float" office:value="6.186881" calcext:value-type="float">
            <text:p>6,186881</text:p>
          </table:table-cell>
          <table:table-cell table:style-name="ce18" office:value-type="float" office:value="13.094118" calcext:value-type="float">
            <text:p>13,094118</text:p>
          </table:table-cell>
          <table:table-cell/>
        </table:table-row>
        <table:table-row table:style-name="ro2">
          <table:table-cell office:value-type="string" calcext:value-type="string">
            <text:p>P4max</text:p>
          </table:table-cell>
          <table:table-cell table:style-name="ce18" office:value-type="float" office:value="0.000024" calcext:value-type="float">
            <text:p>0,000024</text:p>
          </table:table-cell>
          <table:table-cell table:style-name="ce18" office:value-type="float" office:value="0.000028" calcext:value-type="float">
            <text:p>0,000028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4" calcext:value-type="float">
            <text:p>0,000044</text:p>
          </table:table-cell>
          <table:table-cell table:style-name="ce18" office:value-type="float" office:value="0.000054" calcext:value-type="float">
            <text:p>0,000054</text:p>
          </table:table-cell>
          <table:table-cell table:style-name="ce18" office:value-type="float" office:value="0.000074" calcext:value-type="float">
            <text:p>0,000074</text:p>
          </table:table-cell>
          <table:table-cell table:style-name="ce18" office:value-type="float" office:value="0.000113" calcext:value-type="float">
            <text:p>0,000113</text:p>
          </table:table-cell>
          <table:table-cell table:style-name="ce18" office:value-type="float" office:value="0.000189" calcext:value-type="float">
            <text:p>0,000189</text:p>
          </table:table-cell>
          <table:table-cell table:style-name="ce18" office:value-type="float" office:value="0.000494" calcext:value-type="float">
            <text:p>0,000494</text:p>
          </table:table-cell>
          <table:table-cell table:style-name="ce18" office:value-type="float" office:value="0.002981" calcext:value-type="float">
            <text:p>0,002981</text:p>
          </table:table-cell>
          <table:table-cell table:style-name="ce18" office:value-type="float" office:value="0.003606" calcext:value-type="float">
            <text:p>0,003606</text:p>
          </table:table-cell>
          <table:table-cell table:style-name="ce18" office:value-type="float" office:value="0.004873" calcext:value-type="float">
            <text:p>0,004873</text:p>
          </table:table-cell>
          <table:table-cell table:style-name="ce18" office:value-type="float" office:value="0.007403" calcext:value-type="float">
            <text:p>0,007403</text:p>
          </table:table-cell>
          <table:table-cell table:style-name="ce18" office:value-type="float" office:value="0.015653" calcext:value-type="float">
            <text:p>0,015653</text:p>
          </table:table-cell>
          <table:table-cell table:style-name="ce18" office:value-type="float" office:value="0.028897" calcext:value-type="float">
            <text:p>0,028897</text:p>
          </table:table-cell>
          <table:table-cell table:style-name="ce18" office:value-type="float" office:value="0.053673" calcext:value-type="float">
            <text:p>0,053673</text:p>
          </table:table-cell>
          <table:table-cell table:style-name="ce18" office:value-type="float" office:value="0.101662" calcext:value-type="float">
            <text:p>0,101662</text:p>
          </table:table-cell>
          <table:table-cell table:style-name="ce18" office:value-type="float" office:value="0.205828" calcext:value-type="float">
            <text:p>0,205828</text:p>
          </table:table-cell>
          <table:table-cell table:style-name="ce18" office:value-type="float" office:value="0.435246" calcext:value-type="float">
            <text:p>0,435246</text:p>
          </table:table-cell>
          <table:table-cell table:style-name="ce18" office:value-type="float" office:value="0.872139" calcext:value-type="float">
            <text:p>0,872139</text:p>
          </table:table-cell>
          <table:table-cell table:style-name="ce18" office:value-type="float" office:value="1.760533" calcext:value-type="float">
            <text:p>1,760533</text:p>
          </table:table-cell>
          <table:table-cell table:style-name="ce18" office:value-type="float" office:value="3.649497" calcext:value-type="float">
            <text:p>3,649497</text:p>
          </table:table-cell>
          <table:table-cell table:style-name="ce18" office:value-type="float" office:value="7.15544" calcext:value-type="float">
            <text:p>7,155440</text:p>
          </table:table-cell>
          <table:table-cell table:style-name="ce18" office:value-type="float" office:value="14.112939" calcext:value-type="float">
            <text:p>14,112939</text:p>
          </table:table-cell>
          <table:table-cell/>
        </table:table-row>
        <table:table-row table:style-name="ro2">
          <table:table-cell office:value-type="string" calcext:value-type="string">
            <text:p>P4avg</text:p>
          </table:table-cell>
          <table:table-cell table:style-name="ce18" office:value-type="float" office:value="0.000016" calcext:value-type="float">
            <text:p>0,000016</text:p>
          </table:table-cell>
          <table:table-cell table:style-name="ce18" office:value-type="float" office:value="0.000025" calcext:value-type="float">
            <text:p>0,000025</text:p>
          </table:table-cell>
          <table:table-cell table:style-name="ce18" office:value-type="float" office:value="0.000032" calcext:value-type="float">
            <text:p>0,000032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52" calcext:value-type="float">
            <text:p>0,000052</text:p>
          </table:table-cell>
          <table:table-cell table:style-name="ce18" office:value-type="float" office:value="0.000072" calcext:value-type="float">
            <text:p>0,000072</text:p>
          </table:table-cell>
          <table:table-cell table:style-name="ce18" office:value-type="float" office:value="0.000111" calcext:value-type="float">
            <text:p>0,000111</text:p>
          </table:table-cell>
          <table:table-cell table:style-name="ce18" office:value-type="float" office:value="0.000188" calcext:value-type="float">
            <text:p>0,000188</text:p>
          </table:table-cell>
          <table:table-cell table:style-name="ce18" office:value-type="float" office:value="0.000391" calcext:value-type="float">
            <text:p>0,000391</text:p>
          </table:table-cell>
          <table:table-cell table:style-name="ce18" office:value-type="float" office:value="0.001257" calcext:value-type="float">
            <text:p>0,001257</text:p>
          </table:table-cell>
          <table:table-cell table:style-name="ce18" office:value-type="float" office:value="0.00186" calcext:value-type="float">
            <text:p>0,001860</text:p>
          </table:table-cell>
          <table:table-cell table:style-name="ce18" office:value-type="float" office:value="0.00309" calcext:value-type="float">
            <text:p>0,003090</text:p>
          </table:table-cell>
          <table:table-cell table:style-name="ce18" office:value-type="float" office:value="0.005618" calcext:value-type="float">
            <text:p>0,005618</text:p>
          </table:table-cell>
          <table:table-cell table:style-name="ce18" office:value-type="float" office:value="0.013447" calcext:value-type="float">
            <text:p>0,013447</text:p>
          </table:table-cell>
          <table:table-cell table:style-name="ce18" office:value-type="float" office:value="0.025633" calcext:value-type="float">
            <text:p>0,025633</text:p>
          </table:table-cell>
          <table:table-cell table:style-name="ce18" office:value-type="float" office:value="0.049913" calcext:value-type="float">
            <text:p>0,049913</text:p>
          </table:table-cell>
          <table:table-cell table:style-name="ce18" office:value-type="float" office:value="0.098743" calcext:value-type="float">
            <text:p>0,098743</text:p>
          </table:table-cell>
          <table:table-cell table:style-name="ce18" office:value-type="float" office:value="0.203733" calcext:value-type="float">
            <text:p>0,203733</text:p>
          </table:table-cell>
          <table:table-cell table:style-name="ce18" office:value-type="float" office:value="0.427116" calcext:value-type="float">
            <text:p>0,427116</text:p>
          </table:table-cell>
          <table:table-cell table:style-name="ce18" office:value-type="float" office:value="0.847893" calcext:value-type="float">
            <text:p>0,847893</text:p>
          </table:table-cell>
          <table:table-cell table:style-name="ce18" office:value-type="float" office:value="1.686285" calcext:value-type="float">
            <text:p>1,686285</text:p>
          </table:table-cell>
          <table:table-cell table:style-name="ce18" office:value-type="float" office:value="3.370516" calcext:value-type="float">
            <text:p>3,370516</text:p>
          </table:table-cell>
          <table:table-cell table:style-name="ce18" office:value-type="float" office:value="6.720927" calcext:value-type="float">
            <text:p>6,720927</text:p>
          </table:table-cell>
          <table:table-cell table:style-name="ce18" office:value-type="float" office:value="13.508085" calcext:value-type="float">
            <text:p>13,508085</text:p>
          </table:table-cell>
          <table:table-cell/>
        </table:table-row>
        <table:table-row table:style-name="ro2">
          <table:table-cell office:value-type="string" calcext:value-type="string">
            <text:p>P8min</text:p>
          </table:table-cell>
          <table:table-cell table:style-name="ce18" office:value-type="float" office:value="0.000007" calcext:value-type="float">
            <text:p>0,000007</text:p>
          </table:table-cell>
          <table:table-cell table:style-name="ce18" office:value-type="float" office:value="0.000015" calcext:value-type="float">
            <text:p>0,000015</text:p>
          </table:table-cell>
          <table:table-cell table:style-name="ce18" office:value-type="float" office:value="0.000026" calcext:value-type="float">
            <text:p>0,000026</text:p>
          </table:table-cell>
          <table:table-cell table:style-name="ce18" office:value-type="float" office:value="0.000028" calcext:value-type="float">
            <text:p>0,000028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48" calcext:value-type="float">
            <text:p>0,000048</text:p>
          </table:table-cell>
          <table:table-cell table:style-name="ce18" office:value-type="float" office:value="0.000068" calcext:value-type="float">
            <text:p>0,000068</text:p>
          </table:table-cell>
          <table:table-cell table:style-name="ce18" office:value-type="float" office:value="0.000108" calcext:value-type="float">
            <text:p>0,000108</text:p>
          </table:table-cell>
          <table:table-cell table:style-name="ce18" office:value-type="float" office:value="0.000185" calcext:value-type="float">
            <text:p>0,000185</text:p>
          </table:table-cell>
          <table:table-cell table:style-name="ce18" office:value-type="float" office:value="0.000341" calcext:value-type="float">
            <text:p>0,000341</text:p>
          </table:table-cell>
          <table:table-cell table:style-name="ce18" office:value-type="float" office:value="0.000623" calcext:value-type="float">
            <text:p>0,000623</text:p>
          </table:table-cell>
          <table:table-cell table:style-name="ce18" office:value-type="float" office:value="0.001191" calcext:value-type="float">
            <text:p>0,001191</text:p>
          </table:table-cell>
          <table:table-cell table:style-name="ce18" office:value-type="float" office:value="0.002344" calcext:value-type="float">
            <text:p>0,002344</text:p>
          </table:table-cell>
          <table:table-cell table:style-name="ce18" office:value-type="float" office:value="0.004802" calcext:value-type="float">
            <text:p>0,004802</text:p>
          </table:table-cell>
          <table:table-cell table:style-name="ce18" office:value-type="float" office:value="0.010396" calcext:value-type="float">
            <text:p>0,010396</text:p>
          </table:table-cell>
          <table:table-cell table:style-name="ce18" office:value-type="float" office:value="0.032403" calcext:value-type="float">
            <text:p>0,032403</text:p>
          </table:table-cell>
          <table:table-cell table:style-name="ce18" office:value-type="float" office:value="0.085555" calcext:value-type="float">
            <text:p>0,085555</text:p>
          </table:table-cell>
          <table:table-cell table:style-name="ce18" office:value-type="float" office:value="0.18555" calcext:value-type="float">
            <text:p>0,185550</text:p>
          </table:table-cell>
          <table:table-cell table:style-name="ce18" office:value-type="float" office:value="0.38671" calcext:value-type="float">
            <text:p>0,386710</text:p>
          </table:table-cell>
          <table:table-cell table:style-name="ce18" office:value-type="float" office:value="0.788654" calcext:value-type="float">
            <text:p>0,788654</text:p>
          </table:table-cell>
          <table:table-cell table:style-name="ce18" office:value-type="float" office:value="1.528347" calcext:value-type="float">
            <text:p>1,528347</text:p>
          </table:table-cell>
          <table:table-cell table:style-name="ce18" office:value-type="float" office:value="2.951621" calcext:value-type="float">
            <text:p>2,951621</text:p>
          </table:table-cell>
          <table:table-cell table:style-name="ce18" office:value-type="float" office:value="5.82831" calcext:value-type="float">
            <text:p>5,828310</text:p>
          </table:table-cell>
          <table:table-cell table:style-name="ce18" office:value-type="float" office:value="11.665928" calcext:value-type="float">
            <text:p>11,665928</text:p>
          </table:table-cell>
          <table:table-cell/>
        </table:table-row>
        <table:table-row table:style-name="ro2">
          <table:table-cell office:value-type="string" calcext:value-type="string">
            <text:p>P8max</text:p>
          </table:table-cell>
          <table:table-cell table:number-columns-repeated="2" table:style-name="ce18" office:value-type="float" office:value="0.000027" calcext:value-type="float">
            <text:p>0,000027</text:p>
          </table:table-cell>
          <table:table-cell table:style-name="ce18" office:value-type="float" office:value="0.000039" calcext:value-type="float">
            <text:p>0,000039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45" calcext:value-type="float">
            <text:p>0,000045</text:p>
          </table:table-cell>
          <table:table-cell table:style-name="ce18" office:value-type="float" office:value="0.000051" calcext:value-type="float">
            <text:p>0,000051</text:p>
          </table:table-cell>
          <table:table-cell table:style-name="ce18" office:value-type="float" office:value="0.000062" calcext:value-type="float">
            <text:p>0,000062</text:p>
          </table:table-cell>
          <table:table-cell table:style-name="ce18" office:value-type="float" office:value="0.000082" calcext:value-type="float">
            <text:p>0,000082</text:p>
          </table:table-cell>
          <table:table-cell table:style-name="ce18" office:value-type="float" office:value="0.000121" calcext:value-type="float">
            <text:p>0,000121</text:p>
          </table:table-cell>
          <table:table-cell table:style-name="ce18" office:value-type="float" office:value="0.000198" calcext:value-type="float">
            <text:p>0,000198</text:p>
          </table:table-cell>
          <table:table-cell table:style-name="ce18" office:value-type="float" office:value="0.000355" calcext:value-type="float">
            <text:p>0,000355</text:p>
          </table:table-cell>
          <table:table-cell table:style-name="ce18" office:value-type="float" office:value="0.000668" calcext:value-type="float">
            <text:p>0,000668</text:p>
          </table:table-cell>
          <table:table-cell table:style-name="ce18" office:value-type="float" office:value="0.001305" calcext:value-type="float">
            <text:p>0,001305</text:p>
          </table:table-cell>
          <table:table-cell table:style-name="ce18" office:value-type="float" office:value="0.00283" calcext:value-type="float">
            <text:p>0,002830</text:p>
          </table:table-cell>
          <table:table-cell table:style-name="ce18" office:value-type="float" office:value="0.020982" calcext:value-type="float">
            <text:p>0,020982</text:p>
          </table:table-cell>
          <table:table-cell table:style-name="ce18" office:value-type="float" office:value="0.027543" calcext:value-type="float">
            <text:p>0,027543</text:p>
          </table:table-cell>
          <table:table-cell table:style-name="ce18" office:value-type="float" office:value="0.064626" calcext:value-type="float">
            <text:p>0,064626</text:p>
          </table:table-cell>
          <table:table-cell table:style-name="ce18" office:value-type="float" office:value="0.10702" calcext:value-type="float">
            <text:p>0,107020</text:p>
          </table:table-cell>
          <table:table-cell table:style-name="ce18" office:value-type="float" office:value="0.223793" calcext:value-type="float">
            <text:p>0,223793</text:p>
          </table:table-cell>
          <table:table-cell table:style-name="ce18" office:value-type="float" office:value="0.421402" calcext:value-type="float">
            <text:p>0,421402</text:p>
          </table:table-cell>
          <table:table-cell table:style-name="ce18" office:value-type="float" office:value="0.884726" calcext:value-type="float">
            <text:p>0,884726</text:p>
          </table:table-cell>
          <table:table-cell table:style-name="ce18" office:value-type="float" office:value="1.694274" calcext:value-type="float">
            <text:p>1,694274</text:p>
          </table:table-cell>
          <table:table-cell table:style-name="ce18" office:value-type="float" office:value="3.143994" calcext:value-type="float">
            <text:p>3,143994</text:p>
          </table:table-cell>
          <table:table-cell table:style-name="ce18" office:value-type="float" office:value="6.105585" calcext:value-type="float">
            <text:p>6,105585</text:p>
          </table:table-cell>
          <table:table-cell table:style-name="ce18" office:value-type="float" office:value="12.359497" calcext:value-type="float">
            <text:p>12,359497</text:p>
          </table:table-cell>
          <table:table-cell/>
        </table:table-row>
        <table:table-row table:style-name="ro2">
          <table:table-cell office:value-type="string" calcext:value-type="string">
            <text:p>P8avg</text:p>
          </table:table-cell>
          <table:table-cell table:style-name="ce18" office:value-type="float" office:value="0.000012" calcext:value-type="float">
            <text:p>0,000012</text:p>
          </table:table-cell>
          <table:table-cell table:style-name="ce18" office:value-type="float" office:value="0.000021" calcext:value-type="float">
            <text:p>0,000021</text:p>
          </table:table-cell>
          <table:table-cell table:style-name="ce18" office:value-type="float" office:value="0.000033" calcext:value-type="float">
            <text:p>0,000033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4" calcext:value-type="float">
            <text:p>0,000044</text:p>
          </table:table-cell>
          <table:table-cell table:style-name="ce18" office:value-type="float" office:value="0.000055" calcext:value-type="float">
            <text:p>0,000055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15" calcext:value-type="float">
            <text:p>0,000115</text:p>
          </table:table-cell>
          <table:table-cell table:style-name="ce18" office:value-type="float" office:value="0.000193" calcext:value-type="float">
            <text:p>0,000193</text:p>
          </table:table-cell>
          <table:table-cell table:style-name="ce18" office:value-type="float" office:value="0.000349" calcext:value-type="float">
            <text:p>0,000349</text:p>
          </table:table-cell>
          <table:table-cell table:style-name="ce18" office:value-type="float" office:value="0.000658" calcext:value-type="float">
            <text:p>0,000658</text:p>
          </table:table-cell>
          <table:table-cell table:style-name="ce18" office:value-type="float" office:value="0.001285" calcext:value-type="float">
            <text:p>0,001285</text:p>
          </table:table-cell>
          <table:table-cell table:style-name="ce18" office:value-type="float" office:value="0.00259" calcext:value-type="float">
            <text:p>0,002590</text:p>
          </table:table-cell>
          <table:table-cell table:style-name="ce18" office:value-type="float" office:value="0.008801" calcext:value-type="float">
            <text:p>0,008801</text:p>
          </table:table-cell>
          <table:table-cell table:style-name="ce18" office:value-type="float" office:value="0.019191" calcext:value-type="float">
            <text:p>0,019191</text:p>
          </table:table-cell>
          <table:table-cell table:style-name="ce18" office:value-type="float" office:value="0.044761" calcext:value-type="float">
            <text:p>0,044761</text:p>
          </table:table-cell>
          <table:table-cell table:style-name="ce18" office:value-type="float" office:value="0.095061" calcext:value-type="float">
            <text:p>0,095061</text:p>
          </table:table-cell>
          <table:table-cell table:style-name="ce18" office:value-type="float" office:value="0.198423" calcext:value-type="float">
            <text:p>0,198423</text:p>
          </table:table-cell>
          <table:table-cell table:style-name="ce18" office:value-type="float" office:value="0.396225" calcext:value-type="float">
            <text:p>0,396225</text:p>
          </table:table-cell>
          <table:table-cell table:style-name="ce18" office:value-type="float" office:value="0.826521" calcext:value-type="float">
            <text:p>0,826521</text:p>
          </table:table-cell>
          <table:table-cell table:style-name="ce18" office:value-type="float" office:value="1.629506" calcext:value-type="float">
            <text:p>1,629506</text:p>
          </table:table-cell>
          <table:table-cell table:style-name="ce18" office:value-type="float" office:value="3.081551" calcext:value-type="float">
            <text:p>3,081551</text:p>
          </table:table-cell>
          <table:table-cell table:style-name="ce18" office:value-type="float" office:value="6.003127" calcext:value-type="float">
            <text:p>6,003127</text:p>
          </table:table-cell>
          <table:table-cell table:style-name="ce18" office:value-type="float" office:value="11.937259" calcext:value-type="float">
            <text:p>11,937259</text:p>
          </table:table-cell>
          <table:table-cell/>
        </table:table-row>
        <table:table-row table:style-name="ro6">
          <table:table-cell table:number-columns-repeated="13"/>
          <table:table-cell table:style-name="Default" table:number-columns-repeated="4"/>
          <table:table-cell table:number-columns-repeated="10"/>
        </table:table-row>
        <table:table-row table:style-name="ro2" table:number-rows-repeated="3">
          <table:table-cell table:number-columns-repeated="13"/>
          <table:table-cell table:style-name="Default" table:number-columns-repeated="4"/>
          <table:table-cell table:number-columns-repeated="10"/>
        </table:table-row>
        <table:table-row table:style-name="ro2" table:number-rows-repeated="2">
          <table:table-cell table:number-columns-repeated="1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10"/>
        </table:table-row>
      </table:table>
      <table:table table:name="Alphabet &quot;ab&quot;" table:style-name="ta1">
        <table:shapes>
          <draw:frame draw:z-index="0" draw:style-name="gr1" draw:text-style-name="P1" svg:width="331.01mm" svg:height="186.75mm" svg:x="2.42mm" svg:y="0.53mm">
            <draw:object draw:notify-on-update-of-ranges="Laptop.A2:Laptop.A2 Laptop.B2:Laptop.I2 Laptop.A3:Laptop.A3 Laptop.B3:Laptop.I3 Laptop.A4:Laptop.A4 Laptop.B4:Laptop.I4 Laptop.A5:Laptop.A5 Laptop.B5:Laptop.I5 Laptop.A6:Laptop.A6 Laptop.B6:Laptop.I6 Laptop.A7:Laptop.A7 Laptop.B7:Laptop.I7 Laptop.A8:Laptop.A8 Laptop.B8:Laptop.I8 Laptop.A9:Laptop.A9 Laptop.B9:Laptop.I9 Laptop.A10:Laptop.A10 Laptop.B10:Laptop.I10 Laptop.A11:Laptop.A11 Laptop.B11:Laptop.I11 Laptop.A12:Laptop.A12 Laptop.B12:Laptop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8.16mm" svg:height="182.47mm" svg:x="4.26mm" svg:y="427.13mm">
            <draw:object draw:notify-on-update-of-ranges="Laptop.A16:Laptop.A16 Laptop.A17:Laptop.A19 Laptop.A22:Laptop.A22 Laptop.A17:Laptop.A19 Laptop.A17:Laptop.A19 Laptop.G16:Laptop.G16 Laptop.G17:Laptop.G19 Laptop.H16:Laptop.H16 Laptop.H17:Laptop.H19 Laptop.I16:Laptop.I16 Laptop.I17:Laptop.I19 Laptop.J16:Laptop.J16 Laptop.J17:Laptop.J19 Laptop.K16:Laptop.K16 Laptop.K17:Laptop.K19 Laptop.L16:Laptop.L16 Laptop.L17:Laptop.L19 Laptop.M16:Laptop.M16 Laptop.M17:Laptop.M19 Laptop.N16:Laptop.N16 Laptop.N17:Laptop.N19 Laptop.O16:Laptop.O16 Laptop.O17:Laptop.O19 Laptop.P16:Laptop.P16 Laptop.P17:Laptop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3.89mm" svg:height="182.5mm" svg:x="173.85mm" svg:y="426.75mm">
            <draw:object draw:notify-on-update-of-ranges="Laptop.A22:Laptop.A22 Laptop.A23:Laptop.A25 Laptop.A22:Laptop.A22 Laptop.A23:Laptop.A25 Laptop.A23:Laptop.A25 Laptop.G22:Laptop.G22 Laptop.G23:Laptop.G25 Laptop.H22:Laptop.H22 Laptop.H23:Laptop.H25 Laptop.I22:Laptop.I22 Laptop.I23:Laptop.I25 Laptop.J22:Laptop.J22 Laptop.J23:Laptop.J25 Laptop.K22:Laptop.K22 Laptop.K23:Laptop.K25 Laptop.L22:Laptop.L22 Laptop.L23:Laptop.L25 Laptop.M22:Laptop.M22 Laptop.M23:Laptop.M25 Laptop.N22:Laptop.N22 Laptop.N23:Laptop.N25 Laptop.O22:Laptop.O22 Laptop.O23:Laptop.O25 Laptop.P22:Laptop.P22 Laptop.P23:Laptop.P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0.81mm" svg:height="232.08mm" svg:x="3.02mm" svg:y="189.39mm">
            <draw:object draw:notify-on-update-of-ranges="Laptop.A2:Laptop.A2 Laptop.B2:Laptop.P2 Laptop.A3:Laptop.A3 Laptop.B3:Laptop.P3 Laptop.A4:Laptop.A4 Laptop.B4:Laptop.P4 Laptop.A5:Laptop.A5 Laptop.B5:Laptop.P5 Laptop.A6:Laptop.A6 Laptop.B6:Laptop.P6 Laptop.A7:Laptop.A7 Laptop.B7:Laptop.P7 Laptop.A8:Laptop.A8 Laptop.B8:Laptop.P8 Laptop.A9:Laptop.A9 Laptop.B9:Laptop.P9 Laptop.A10:Laptop.A10 Laptop.B10:Laptop.P10 Laptop.A11:Laptop.A11 Laptop.B11:Laptop.P11 Laptop.A12:Laptop.A12 Laptop.B12:Laptop.P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330.81mm" svg:height="232.08mm" svg:x="338.68mm" svg:y="189.65mm">
            <draw:object draw:notify-on-update-of-ranges="Laptop.A2:Laptop.A2 Laptop.B2:Laptop.Z2 Laptop.A3:Laptop.A3 Laptop.B3:Laptop.Z3 Laptop.A5:Laptop.A5 Laptop.B5:Laptop.Z5 Laptop.A6:Laptop.A6 Laptop.B6:Laptop.Z6 Laptop.A8:Laptop.A8 Laptop.B8:Laptop.Z8 Laptop.A9:Laptop.A9 Laptop.B9:Laptop.Z9 Laptop.A11:Laptop.A11 Laptop.B11:Laptop.Z11 Laptop.A12:Laptop.A12 Laptop.B12:Laptop.Z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8.16mm" svg:height="182.47mm" svg:x="338.67mm" svg:y="428.97mm">
            <draw:object draw:notify-on-update-of-ranges="Laptop.A16:Laptop.A16 Laptop.A17:Laptop.A19 Laptop.A16:Laptop.A16 Laptop.A17:Laptop.A19 Laptop.A17:Laptop.A19 Laptop.P16:Laptop.P16 Laptop.P17:Laptop.P19 Laptop.Q16:Laptop.Q16 Laptop.Q17:Laptop.Q19 Laptop.R16:Laptop.R16 Laptop.R17:Laptop.R19 Laptop.S16:Laptop.S16 Laptop.S17:Laptop.S19 Laptop.T16:Laptop.T16 Laptop.T17:Laptop.T19 Laptop.U16:Laptop.U16 Laptop.U17:Laptop.U19 Laptop.V16:Laptop.V16 Laptop.V17:Laptop.V19 Laptop.W16:Laptop.W16 Laptop.W17:Laptop.W19 Laptop.X16:Laptop.X16 Laptop.X17:Laptop.X19 Laptop.Y16:Laptop.Y16 Laptop.Y17:Laptop.Y19 Laptop.Z16:Laptop.Z16 Laptop.Z17:Laptop.Z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3.89mm" svg:height="182.5mm" svg:x="519.31mm" svg:y="428.96mm">
            <draw:object draw:notify-on-update-of-ranges="Laptop.A22:Laptop.A22 Laptop.A23:Laptop.A25 Laptop.A22:Laptop.A22 Laptop.A23:Laptop.A25 Laptop.A23:Laptop.A25 Laptop.Q22:Laptop.Q22 Laptop.Q23:Laptop.Q25 Laptop.R22:Laptop.R22 Laptop.R23:Laptop.R25 Laptop.S22:Laptop.S22 Laptop.S23:Laptop.S25 Laptop.T22:Laptop.T22 Laptop.T23:Laptop.T25 Laptop.U22:Laptop.U22 Laptop.U23:Laptop.U25 Laptop.V22:Laptop.V22 Laptop.V23:Laptop.V25 Laptop.W22:Laptop.W22 Laptop.W23:Laptop.W25 Laptop.X22:Laptop.X22 Laptop.X23:Laptop.X25 Laptop.Y22:Laptop.Y22 Laptop.Y23:Laptop.Y25 Laptop.Z22:Laptop.Z22 Laptop.Z23:Laptop.Z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Alphabet &quot;a-l&quot;" table:style-name="ta1">
        <table:shapes>
          <draw:frame draw:z-index="0" draw:style-name="gr1" draw:text-style-name="P1" svg:width="392.04mm" svg:height="145.54mm" svg:x="0mm" svg:y="0mm">
            <draw:object draw:notify-on-update-of-ranges="Laptop.B2:Laptop.P2 Laptop.A3:Laptop.A3 Laptop.B3:Laptop.P3 Laptop.A8:Laptop.A8 Laptop.B5:Laptop.P5 Laptop.A9:Laptop.A9 Laptop.B6:Laptop.P6 Laptop.A8:Laptop.A8 Laptop.B5:Laptop.P5 Laptop.A9:Laptop.A9 Laptop.B6:Laptop.P6 Laptop.A5:Laptop.A5 Laptop.B5:Laptop.P5 Laptop.A6:Laptop.A6 Laptop.B6:Laptop.P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90.35mm" svg:height="219.56mm" svg:x="2.75mm" svg:y="156.3mm">
            <draw:object draw:notify-on-update-of-ranges="Laptop.A17:Laptop.A19 Laptop.A17:Laptop.A19 Laptop.R16:Laptop.R16 Laptop.Q17:Laptop.Q19 Laptop.A17:Laptop.A19 Laptop.B16:Laptop.B16 Laptop.B17:Laptop.B19 Laptop.A17:Laptop.A19 Laptop.C16:Laptop.C16 Laptop.C17:Laptop.C19 Laptop.A17:Laptop.A19 Laptop.D16:Laptop.D16 Laptop.D17:Laptop.D19 Laptop.A17:Laptop.A19 Laptop.E16:Laptop.E16 Laptop.E17:Laptop.E19 Laptop.A17:Laptop.A19 Laptop.F16:Laptop.F16 Laptop.F17:Laptop.F19 Laptop.A17:Laptop.A19 Laptop.G16:Laptop.G16 Laptop.G17:Laptop.G19 Laptop.A17:Laptop.A19 Laptop.H16:Laptop.H16 Laptop.H17:Laptop.H19 Laptop.A17:Laptop.A19 Laptop.I16:Laptop.I16 Laptop.I17:Laptop.I19 Laptop.A17:Laptop.A19 Laptop.J16:Laptop.J16 Laptop.J17:Laptop.J19 Laptop.A17:Laptop.A19 Laptop.K16:Laptop.K16 Laptop.K17:Laptop.K19 Laptop.A17:Laptop.A19 Laptop.L16:Laptop.L16 Laptop.L17:Laptop.L19 Laptop.A17:Laptop.A19 Laptop.M16:Laptop.M16 Laptop.M17:Laptop.M19 Laptop.A17:Laptop.A19 Laptop.N16:Laptop.N16 Laptop.N17:Laptop.N19 Laptop.A17:Laptop.A19 Laptop.O16:Laptop.O16 Laptop.O17:Laptop.O19 Laptop.A17:Laptop.A19 Laptop.P16:Laptop.P16 Laptop.P17:Laptop.P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89.3mm" svg:height="225.43mm" svg:x="2.05mm" svg:y="388mm">
            <draw:object draw:notify-on-update-of-ranges="Laptop.A23:Laptop.A25 Laptop.A23:Laptop.A25 Laptop.R22:Laptop.R22 Laptop.Q23:Laptop.Q25 Laptop.A23:Laptop.A25 Laptop.B22:Laptop.B22 Laptop.B23:Laptop.B25 Laptop.A23:Laptop.A25 Laptop.C22:Laptop.C22 Laptop.C23:Laptop.C25 Laptop.A23:Laptop.A25 Laptop.D22:Laptop.D22 Laptop.D23:Laptop.D25 Laptop.A23:Laptop.A25 Laptop.E22:Laptop.E22 Laptop.E23:Laptop.E25 Laptop.A23:Laptop.A25 Laptop.F22:Laptop.F22 Laptop.F23:Laptop.F25 Laptop.A23:Laptop.A25 Laptop.G22:Laptop.G22 Laptop.G23:Laptop.G25 Laptop.A23:Laptop.A25 Laptop.H22:Laptop.H22 Laptop.H23:Laptop.H25 Laptop.A23:Laptop.A25 Laptop.I22:Laptop.I22 Laptop.I23:Laptop.I25 Laptop.A23:Laptop.A25 Laptop.J22:Laptop.J22 Laptop.J23:Laptop.J25 Laptop.A23:Laptop.A25 Laptop.K22:Laptop.K22 Laptop.K23:Laptop.K25 Laptop.A23:Laptop.A25 Laptop.L22:Laptop.L22 Laptop.L23:Laptop.L25 Laptop.A23:Laptop.A25 Laptop.M22:Laptop.M22 Laptop.M23:Laptop.M25 Laptop.A23:Laptop.A25 Laptop.N22:Laptop.N22 Laptop.N23:Laptop.N25 Laptop.A23:Laptop.A25 Laptop.O22:Laptop.O22 Laptop.O23:Laptop.O25 Laptop.A23:Laptop.A25 Laptop.P22:Laptop.P22 Laptop.P23:Laptop.P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3:39:48.249277037</meta:creation-date>
    <meta:generator>LibreOffice/6.0.7.3$Linux_X86_64 LibreOffice_project/00m0$Build-3</meta:generator>
    <dc:date>2019-12-02T18:58:25.823134280</dc:date>
    <meta:editing-duration>PT3M17S</meta:editing-duration>
    <meta:editing-cycles>1</meta:editing-cycles>
    <meta:document-statistic meta:table-count="3" meta:cell-count="78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maximum="8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origin="0" chart:interval-major="0.0000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102cm" svg:height="18.676cm" xlink:href=".." xlink:type="simple" chart:class="chart:scatter" chart:style-name="ch1">
        <chart:title svg:x="15.721cm" svg:y="0.508cm" chart:style-name="ch2">
          <text:p>Times</text:p>
        </chart:title>
        <chart:subtitle svg:x="12.85cm" svg:y="1.734cm" chart:style-name="ch3">
          <text:p>Alphabet "ab", WL [ 1-1, ..., 1-8 ]</text:p>
        </chart:subtitle>
        <chart:legend chart:legend-position="end" svg:x="30.044cm" svg:y="6.003cm" style:legend-expansion="high" chart:style-name="ch4"/>
        <chart:plot-area chart:style-name="ch5" table:cell-range-address="Laptop.A2:Laptop.I12" chart:data-source-has-labels="both" svg:x="1.965cm" svg:y="2.96cm" svg:width="27.417cm" svg:height="14.07cm">
          <chartooo:coordinate-region svg:x="3.618cm" svg:y="3.16cm" svg:width="25.67cm" svg:height="13.223cm"/>
          <chart:axis chart:dimension="x" chart:name="primary-x" chart:style-name="ch6" chartooo:axis-type="auto">
            <chart:title svg:x="14.115cm" svg:y="17.403cm" chart:style-name="ch7">
              <text:p>Word Length</text:p>
            </chart:title>
            <chart:categories table:cell-range-address="Laptop.B2:Laptop.I2"/>
          </chart:axis>
          <chart:axis chart:dimension="y" chart:name="primary-y" chart:style-name="ch8">
            <chart:title svg:x="0.451cm" svg:y="11.262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I3" chart:label-cell-address="Laptop.A3:Laptop.A3" chart:class="chart:scatter">
            <chart:data-point chart:repeated="8"/>
          </chart:series>
          <chart:series chart:style-name="ch12" chart:values-cell-range-address="Laptop.B4:Laptop.I4" chart:label-cell-address="Laptop.A4:Laptop.A4" chart:class="chart:scatter">
            <chart:data-point chart:repeated="8"/>
          </chart:series>
          <chart:series chart:style-name="ch13" chart:values-cell-range-address="Laptop.B5:Laptop.I5" chart:label-cell-address="Laptop.A5:Laptop.A5" chart:class="chart:scatter">
            <chart:data-point chart:repeated="8"/>
          </chart:series>
          <chart:series chart:style-name="ch14" chart:values-cell-range-address="Laptop.B6:Laptop.I6" chart:label-cell-address="Laptop.A6:Laptop.A6" chart:class="chart:scatter">
            <chart:data-point chart:repeated="8"/>
          </chart:series>
          <chart:series chart:style-name="ch15" chart:values-cell-range-address="Laptop.B7:Laptop.I7" chart:label-cell-address="Laptop.A7:Laptop.A7" chart:class="chart:scatter">
            <chart:data-point chart:repeated="8"/>
          </chart:series>
          <chart:series chart:style-name="ch16" chart:values-cell-range-address="Laptop.B8:Laptop.I8" chart:label-cell-address="Laptop.A8:Laptop.A8" chart:class="chart:scatter">
            <chart:data-point chart:repeated="8"/>
          </chart:series>
          <chart:series chart:style-name="ch17" chart:values-cell-range-address="Laptop.B9:Laptop.I9" chart:label-cell-address="Laptop.A9:Laptop.A9" chart:class="chart:scatter">
            <chart:data-point chart:repeated="8"/>
          </chart:series>
          <chart:series chart:style-name="ch18" chart:values-cell-range-address="Laptop.B10:Laptop.I10" chart:label-cell-address="Laptop.A10:Laptop.A10" chart:class="chart:scatter">
            <chart:data-point chart:repeated="8"/>
          </chart:series>
          <chart:series chart:style-name="ch14" chart:values-cell-range-address="Laptop.B11:Laptop.I11" chart:label-cell-address="Laptop.A11:Laptop.A11" chart:class="chart:scatter">
            <chart:data-point chart:repeated="8"/>
          </chart:series>
          <chart:series chart:style-name="ch15" chart:values-cell-range-address="Laptop.B12:Laptop.I12" chart:label-cell-address="Laptop.A12:Laptop.A12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I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I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P2min</text:p>
                <draw:g>
                  <svg:desc>Laptop.A4:Laptop.A4</svg:desc>
                </draw:g>
              </table:table-cell>
              <table:table-cell office:value-type="float" office:value="0.00002">
                <text:p>0.00002</text:p>
                <draw:g>
                  <svg:desc>Laptop.B4:Laptop.I4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P2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I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P2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6:Laptop.I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P4min</text:p>
                <draw:g>
                  <svg:desc>Laptop.A7:Laptop.A7</svg:desc>
                </draw:g>
              </table:table-cell>
              <table:table-cell office:value-type="float" office:value="0.000008">
                <text:p>0.000008</text:p>
                <draw:g>
                  <svg:desc>Laptop.B7:Laptop.I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P4max</text:p>
                <draw:g>
                  <svg:desc>Laptop.A8:Laptop.A8</svg:desc>
                </draw:g>
              </table:table-cell>
              <table:table-cell office:value-type="float" office:value="0.000027">
                <text:p>0.000027</text:p>
                <draw:g>
                  <svg:desc>Laptop.B8:Laptop.I8</svg:desc>
                </draw:g>
              </table:table-cell>
              <table:table-cell office:value-type="float" office:value="0.000029">
                <text:p>0.00002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P4avg</text:p>
                <draw:g>
                  <svg:desc>Laptop.A9:Laptop.A9</svg:desc>
                </draw:g>
              </table:table-cell>
              <table:table-cell office:value-type="float" office:value="0.000016">
                <text:p>0.000016</text:p>
                <draw:g>
                  <svg:desc>Laptop.B9:Laptop.I9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P8min</text:p>
                <draw:g>
                  <svg:desc>Laptop.A10:Laptop.A10</svg:desc>
                </draw:g>
              </table:table-cell>
              <table:table-cell office:value-type="float" office:value="0.000007">
                <text:p>0.000007</text:p>
                <draw:g>
                  <svg:desc>Laptop.B10:Laptop.I10</svg:desc>
                </draw:g>
              </table:table-cell>
              <table:table-cell office:value-type="float" office:value="0.000013">
                <text:p>0.00001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P8max</text:p>
                <draw:g>
                  <svg:desc>Laptop.A11:Laptop.A11</svg:desc>
                </draw:g>
              </table:table-cell>
              <table:table-cell office:value-type="float" office:value="0.000026">
                <text:p>0.000026</text:p>
                <draw:g>
                  <svg:desc>Laptop.B11:Laptop.I11</svg:desc>
                </draw:g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P8avg</text:p>
                <draw:g>
                  <svg:desc>Laptop.A12:Laptop.A12</svg:desc>
                </draw:g>
              </table:table-cell>
              <table:table-cell office:value-type="float" office:value="0.000012">
                <text:p>0.000012</text:p>
                <draw:g>
                  <svg:desc>Laptop.B12:Laptop.I12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 9" chart:style-name="ch1">
        <chart:title svg:x="4.14cm" svg:y="0.501cm" chart:style-name="ch2">
          <text:p>Serial speedup for Tmean</text:p>
        </chart:title>
        <chart:subtitle svg:x="3.849cm" svg:y="1.813cm" chart:style-name="ch3">
          <text:p>Alphabet "ab", WL [ 1-6, ..., 1-15 ]</text:p>
        </chart:subtitle>
        <chart:legend chart:legend-position="end" svg:x="12.517cm" svg:y="5.461cm" style:legend-expansion="high" chart:style-name="ch4"/>
        <chart:plot-area chart:style-name="ch5" table:cell-range-address="Laptop.A22:Laptop.A25 Laptop.Q22:Laptop.Z25" chart:data-source-has-labels="both" svg:x="1.61cm" svg:y="3.031cm" svg:width="10.6cm" svg:height="13.582cm">
          <chartooo:coordinate-region svg:x="2.046cm" svg:y="3.23cm" svg:width="10.07cm" svg:height="12.736cm"/>
          <chart:axis chart:dimension="x" chart:name="primary-x" chart:style-name="ch6" chartooo:axis-type="auto">
            <chart:title svg:x="4.373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23:Laptop.A25"/>
            <chart:data-point chart:repeated="3"/>
          </chart:series>
          <chart:series chart:style-name="ch12" chart:values-cell-range-address="Laptop.Q23:Laptop.Q25" chart:label-cell-address="Laptop.Q22:Laptop.Q22" chart:class="chart:scatter">
            <chart:data-point chart:repeated="3"/>
          </chart:series>
          <chart:series chart:style-name="ch13" chart:values-cell-range-address="Laptop.R23:Laptop.R25" chart:label-cell-address="Laptop.R22:Laptop.R22" chart:class="chart:scatter">
            <chart:data-point chart:repeated="3"/>
          </chart:series>
          <chart:series chart:style-name="ch14" chart:values-cell-range-address="Laptop.S23:Laptop.S25" chart:label-cell-address="Laptop.S22:Laptop.S22" chart:class="chart:scatter">
            <chart:data-point chart:repeated="3"/>
          </chart:series>
          <chart:series chart:style-name="ch15" chart:values-cell-range-address="Laptop.T23:Laptop.T25" chart:label-cell-address="Laptop.T22:Laptop.T22" chart:class="chart:scatter">
            <chart:data-point chart:repeated="3"/>
          </chart:series>
          <chart:series chart:style-name="ch16" chart:values-cell-range-address="Laptop.U23:Laptop.U25" chart:label-cell-address="Laptop.U22:Laptop.U22" chart:class="chart:scatter">
            <chart:data-point chart:repeated="3"/>
          </chart:series>
          <chart:series chart:style-name="ch17" chart:values-cell-range-address="Laptop.V23:Laptop.V25" chart:label-cell-address="Laptop.V22:Laptop.V22" chart:class="chart:scatter">
            <chart:data-point chart:repeated="3"/>
          </chart:series>
          <chart:series chart:style-name="ch18" chart:values-cell-range-address="Laptop.W23:Laptop.W25" chart:label-cell-address="Laptop.W22:Laptop.W22" chart:class="chart:scatter">
            <chart:data-point chart:repeated="3"/>
          </chart:series>
          <chart:series chart:style-name="ch19" chart:values-cell-range-address="Laptop.X23:Laptop.X25" chart:label-cell-address="Laptop.X22:Laptop.X22" chart:class="chart:scatter">
            <chart:data-point chart:repeated="3"/>
          </chart:series>
          <chart:series chart:style-name="ch20" chart:values-cell-range-address="Laptop.Y23:Laptop.Y25" chart:label-cell-address="Laptop.Y22:Laptop.Y22" chart:class="chart:scatter">
            <chart:data-point chart:repeated="3"/>
          </chart:series>
          <chart:series chart:style-name="ch21" chart:values-cell-range-address="Laptop.Z23:Laptop.Z25" chart:label-cell-address="Laptop.Z22:Laptop.Z22" chart:class="chart:scatte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</text:p>
                <draw:g>
                  <svg:desc>Laptop.A22:Laptop.A22</svg:desc>
                </draw:g>
              </table:table-cell>
              <table:table-cell office:value-type="string">
                <text:p>1-16</text:p>
                <draw:g>
                  <svg:desc>Laptop.Q22:Laptop.Q22</svg:desc>
                </draw:g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8</text:p>
                <draw:g>
                  <svg:desc>Laptop.S22:Laptop.S22</svg:desc>
                </draw:g>
              </table:table-cell>
              <table:table-cell office:value-type="string">
                <text:p>1-19</text:p>
                <draw:g>
                  <svg:desc>Laptop.T22:Laptop.T22</svg:desc>
                </draw:g>
              </table:table-cell>
              <table:table-cell office:value-type="string">
                <text:p>1-20</text:p>
                <draw:g>
                  <svg:desc>Laptop.U22:Laptop.U22</svg:desc>
                </draw:g>
              </table:table-cell>
              <table:table-cell office:value-type="string">
                <text:p>1-21</text:p>
                <draw:g>
                  <svg:desc>Laptop.V22:Laptop.V22</svg:desc>
                </draw:g>
              </table:table-cell>
              <table:table-cell office:value-type="string">
                <text:p>1-22</text:p>
                <draw:g>
                  <svg:desc>Laptop.W22:Laptop.W22</svg:desc>
                </draw:g>
              </table:table-cell>
              <table:table-cell office:value-type="string">
                <text:p>1-23</text:p>
                <draw:g>
                  <svg:desc>Laptop.X22:Laptop.X22</svg:desc>
                </draw:g>
              </table:table-cell>
              <table:table-cell office:value-type="string">
                <text:p>1-24</text:p>
                <draw:g>
                  <svg:desc>Laptop.Y22:Laptop.Y22</svg:desc>
                </draw:g>
              </table:table-cell>
              <table:table-cell office:value-type="string">
                <text:p>1-25</text:p>
                <draw:g>
                  <svg:desc>Laptop.Z22:Laptop.Z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82283309220045">
                <text:p>1.82283309220045</text:p>
                <draw:g>
                  <svg:desc>Laptop.Q23:Laptop.Q25</svg:desc>
                </draw:g>
              </table:table-cell>
              <table:table-cell office:value-type="float" office:value="1.89832760367363">
                <text:p>1.89832760367363</text:p>
                <draw:g>
                  <svg:desc>Laptop.R23:Laptop.R25</svg:desc>
                </draw:g>
              </table:table-cell>
              <table:table-cell office:value-type="float" office:value="1.94596306335976">
                <text:p>1.94596306335976</text:p>
                <draw:g>
                  <svg:desc>Laptop.S23:Laptop.S25</svg:desc>
                </draw:g>
              </table:table-cell>
              <table:table-cell office:value-type="float" office:value="1.91402068923797">
                <text:p>1.91402068923797</text:p>
                <draw:g>
                  <svg:desc>Laptop.T23:Laptop.T25</svg:desc>
                </draw:g>
              </table:table-cell>
              <table:table-cell office:value-type="float" office:value="2.05719907721536">
                <text:p>2.05719907721536</text:p>
                <draw:g>
                  <svg:desc>Laptop.U23:Laptop.U25</svg:desc>
                </draw:g>
              </table:table-cell>
              <table:table-cell office:value-type="float" office:value="1.90413488299951">
                <text:p>1.90413488299951</text:p>
                <draw:g>
                  <svg:desc>Laptop.V23:Laptop.V25</svg:desc>
                </draw:g>
              </table:table-cell>
              <table:table-cell office:value-type="float" office:value="2.15236678762414">
                <text:p>2.15236678762414</text:p>
                <draw:g>
                  <svg:desc>Laptop.W23:Laptop.W25</svg:desc>
                </draw:g>
              </table:table-cell>
              <table:table-cell office:value-type="float" office:value="2.19830790500808">
                <text:p>2.19830790500808</text:p>
                <draw:g>
                  <svg:desc>Laptop.X23:Laptop.X25</svg:desc>
                </draw:g>
              </table:table-cell>
              <table:table-cell office:value-type="float" office:value="2.20294021532899">
                <text:p>2.20294021532899</text:p>
                <draw:g>
                  <svg:desc>Laptop.Y23:Laptop.Y25</svg:desc>
                </draw:g>
              </table:table-cell>
              <table:table-cell office:value-type="float" office:value="1.90995011630027">
                <text:p>1.90995011630027</text:p>
                <draw:g>
                  <svg:desc>Laptop.Z23:Laptop.Z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6268091912769">
                <text:p>2.16268091912769</text:p>
              </table:table-cell>
              <table:table-cell office:value-type="float" office:value="2.29006471259992">
                <text:p>2.29006471259992</text:p>
              </table:table-cell>
              <table:table-cell office:value-type="float" office:value="2.33372492227297">
                <text:p>2.33372492227297</text:p>
              </table:table-cell>
              <table:table-cell office:value-type="float" office:value="2.32947534272798">
                <text:p>2.32947534272798</text:p>
              </table:table-cell>
              <table:table-cell office:value-type="float" office:value="2.62645979078283">
                <text:p>2.62645979078283</text:p>
              </table:table-cell>
              <table:table-cell office:value-type="float" office:value="2.57719900978072">
                <text:p>2.57719900978072</text:p>
              </table:table-cell>
              <table:table-cell office:value-type="float" office:value="2.67328298597212">
                <text:p>2.67328298597212</text:p>
              </table:table-cell>
              <table:table-cell office:value-type="float" office:value="2.58659682968424">
                <text:p>2.58659682968424</text:p>
              </table:table-cell>
              <table:table-cell office:value-type="float" office:value="2.53862986460052">
                <text:p>2.53862986460052</text:p>
              </table:table-cell>
              <table:table-cell office:value-type="float" office:value="2.45996690130392">
                <text:p>2.45996690130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88864571934761">
                <text:p>2.88864571934761</text:p>
              </table:table-cell>
              <table:table-cell office:value-type="float" office:value="2.55365161636246">
                <text:p>2.55365161636246</text:p>
              </table:table-cell>
              <table:table-cell office:value-type="float" office:value="2.42411714583268">
                <text:p>2.42411714583268</text:p>
              </table:table-cell>
              <table:table-cell office:value-type="float" office:value="2.39181445699339">
                <text:p>2.39181445699339</text:p>
              </table:table-cell>
              <table:table-cell office:value-type="float" office:value="2.83122720676383">
                <text:p>2.83122720676383</text:p>
              </table:table-cell>
              <table:table-cell office:value-type="float" office:value="2.6438396604563">
                <text:p>2.6438396604563</text:p>
              </table:table-cell>
              <table:table-cell office:value-type="float" office:value="2.76643166702056">
                <text:p>2.76643166702056</text:p>
              </table:table-cell>
              <table:table-cell office:value-type="float" office:value="2.8291486981718">
                <text:p>2.8291486981718</text:p>
              </table:table-cell>
              <table:table-cell office:value-type="float" office:value="2.84217641905627">
                <text:p>2.84217641905627</text:p>
              </table:table-cell>
              <table:table-cell office:value-type="float" office:value="2.7836743761696">
                <text:p>2.78367437616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" chart:style-name="ch1">
        <chart:title svg:x="4.525cm" svg:y="0.5cm" chart:style-name="ch2">
          <text:p>Serial speedup for Tmax</text:p>
        </chart:title>
        <chart:subtitle svg:x="4.062cm" svg:y="1.811cm" chart:style-name="ch3">
          <text:p>Alphabet "ab", WL [ 1-6, ..., 1-15 ]</text:p>
        </chart:subtitle>
        <chart:legend chart:legend-position="end" svg:x="12.944cm" svg:y="5.46cm" style:legend-expansion="high" chart:style-name="ch4"/>
        <chart:plot-area chart:style-name="ch5" table:cell-range-address="Laptop.A16:Laptop.A19 Laptop.A22:Laptop.A22 Laptop.G16:Laptop.P19" chart:data-source-has-labels="both" svg:x="1.619cm" svg:y="3.028cm" svg:width="11.009cm" svg:height="13.583cm">
          <chartooo:coordinate-region svg:x="2.055cm" svg:y="3.227cm" svg:width="10.479cm" svg:height="12.737cm"/>
          <chart:axis chart:dimension="x" chart:name="primary-x" chart:style-name="ch6" chartooo:axis-type="auto">
            <chart:title svg:x="4.586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17:Laptop.A19" chart:label-cell-address="Laptop.A22:Laptop.A22" chart:class="chart:scatter">
            <chart:domain table:cell-range-address="Laptop.A17:Laptop.A19"/>
            <chart:data-point chart:repeated="3"/>
          </chart:series>
          <chart:series chart:style-name="ch12" chart:values-cell-range-address="Laptop.G17:Laptop.G19" chart:label-cell-address="Laptop.G16:Laptop.G16" chart:class="chart:scatter">
            <chart:data-point chart:repeated="3"/>
          </chart:series>
          <chart:series chart:style-name="ch13" chart:values-cell-range-address="Laptop.H17:Laptop.H19" chart:label-cell-address="Laptop.H16:Laptop.H16" chart:class="chart:scatter">
            <chart:data-point chart:repeated="3"/>
          </chart:series>
          <chart:series chart:style-name="ch14" chart:values-cell-range-address="Laptop.I17:Laptop.I19" chart:label-cell-address="Laptop.I16:Laptop.I16" chart:class="chart:scatter">
            <chart:data-point chart:repeated="3"/>
          </chart:series>
          <chart:series chart:style-name="ch15" chart:values-cell-range-address="Laptop.J17:Laptop.J19" chart:label-cell-address="Laptop.J16:Laptop.J16" chart:class="chart:scatter">
            <chart:data-point chart:repeated="3"/>
          </chart:series>
          <chart:series chart:style-name="ch16" chart:values-cell-range-address="Laptop.K17:Laptop.K19" chart:label-cell-address="Laptop.K16:Laptop.K16" chart:class="chart:scatter">
            <chart:data-point chart:repeated="3"/>
          </chart:series>
          <chart:series chart:style-name="ch12" chart:values-cell-range-address="Laptop.L17:Laptop.L19" chart:label-cell-address="Laptop.L16:Laptop.L16" chart:class="chart:scatter">
            <chart:data-point chart:repeated="3"/>
          </chart:series>
          <chart:series chart:style-name="ch13" chart:values-cell-range-address="Laptop.M17:Laptop.M19" chart:label-cell-address="Laptop.M16:Laptop.M16" chart:class="chart:scatter">
            <chart:data-point chart:repeated="3"/>
          </chart:series>
          <chart:series chart:style-name="ch14" chart:values-cell-range-address="Laptop.N17:Laptop.N19" chart:label-cell-address="Laptop.N16:Laptop.N16" chart:class="chart:scatter">
            <chart:data-point chart:repeated="3"/>
          </chart:series>
          <chart:series chart:style-name="ch15" chart:values-cell-range-address="Laptop.O17:Laptop.O19" chart:label-cell-address="Laptop.O16:Laptop.O16" chart:class="chart:scatter">
            <chart:data-point chart:repeated="3"/>
          </chart:series>
          <chart:series chart:style-name="ch16" chart:values-cell-range-address="Laptop.P17:Laptop.P19" chart:label-cell-address="Laptop.P16:Laptop.P16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</text:p>
                <draw:g>
                  <svg:desc>Laptop.A22:Laptop.A22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0.753424657534247">
                <text:p>0.753424657534247</text:p>
                <draw:g>
                  <svg:desc>Laptop.G17:Laptop.G19</svg:desc>
                </draw:g>
              </table:table-cell>
              <table:table-cell office:value-type="float" office:value="0.927272727272727">
                <text:p>0.927272727272727</text:p>
                <draw:g>
                  <svg:desc>Laptop.H17:Laptop.H19</svg:desc>
                </draw:g>
              </table:table-cell>
              <table:table-cell office:value-type="float" office:value="1.05347593582888">
                <text:p>1.05347593582888</text:p>
                <draw:g>
                  <svg:desc>Laptop.I17:Laptop.I19</svg:desc>
                </draw:g>
              </table:table-cell>
              <table:table-cell office:value-type="float" office:value="1.14411764705882">
                <text:p>1.14411764705882</text:p>
                <draw:g>
                  <svg:desc>Laptop.J17:Laptop.J19</svg:desc>
                </draw:g>
              </table:table-cell>
              <table:table-cell office:value-type="float" office:value="1.28593508500773">
                <text:p>1.28593508500773</text:p>
                <draw:g>
                  <svg:desc>Laptop.K17:Laptop.K19</svg:desc>
                </draw:g>
              </table:table-cell>
              <table:table-cell office:value-type="float" office:value="1.29239302694136">
                <text:p>1.29239302694136</text:p>
                <draw:g>
                  <svg:desc>Laptop.L17:Laptop.L19</svg:desc>
                </draw:g>
              </table:table-cell>
              <table:table-cell office:value-type="float" office:value="1.30372720063442">
                <text:p>1.30372720063442</text:p>
                <draw:g>
                  <svg:desc>Laptop.M17:Laptop.M19</svg:desc>
                </draw:g>
              </table:table-cell>
              <table:table-cell office:value-type="float" office:value="1.30344557556774">
                <text:p>1.30344557556774</text:p>
                <draw:g>
                  <svg:desc>Laptop.N17:Laptop.N19</svg:desc>
                </draw:g>
              </table:table-cell>
              <table:table-cell office:value-type="float" office:value="1.51544175136826">
                <text:p>1.51544175136826</text:p>
                <draw:g>
                  <svg:desc>Laptop.O17:Laptop.O19</svg:desc>
                </draw:g>
              </table:table-cell>
              <table:table-cell office:value-type="float" office:value="1.64895470383275">
                <text:p>1.64895470383275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9375">
                <text:p>0.859375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1.60162601626016">
                <text:p>1.60162601626016</text:p>
              </table:table-cell>
              <table:table-cell office:value-type="float" office:value="1.93532338308458">
                <text:p>1.93532338308458</text:p>
              </table:table-cell>
              <table:table-cell office:value-type="float" office:value="1.664">
                <text:p>1.664</text:p>
              </table:table-cell>
              <table:table-cell office:value-type="float" office:value="2.00615006150062">
                <text:p>2.00615006150062</text:p>
              </table:table-cell>
              <table:table-cell office:value-type="float" office:value="2.28810020876827">
                <text:p>2.28810020876827</text:p>
              </table:table-cell>
              <table:table-cell office:value-type="float" office:value="2.47417316982534">
                <text:p>2.47417316982534</text:p>
              </table:table-cell>
              <table:table-cell office:value-type="float" office:value="2.9642515771363">
                <text:p>2.9642515771363</text:p>
              </table:table-cell>
              <table:table-cell office:value-type="float" office:value="2.70836976392974">
                <text:p>2.708369763929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2244897959184">
                <text:p>1.12244897959184</text:p>
              </table:table-cell>
              <table:table-cell office:value-type="float" office:value="1.7">
                <text:p>1.7</text:p>
              </table:table-cell>
              <table:table-cell office:value-type="float" office:value="2.4625">
                <text:p>2.4625</text:p>
              </table:table-cell>
              <table:table-cell office:value-type="float" office:value="3.24166666666667">
                <text:p>3.24166666666667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3.33537832310838">
                <text:p>3.33537832310838</text:p>
              </table:table-cell>
              <table:table-cell office:value-type="float" office:value="4.1203007518797">
                <text:p>4.1203007518797</text:p>
              </table:table-cell>
              <table:table-cell office:value-type="float" office:value="4.91002949852507">
                <text:p>4.91002949852507</text:p>
              </table:table-cell>
              <table:table-cell office:value-type="float" office:value="6.0546661460367">
                <text:p>6.0546661460367</text:p>
              </table:table-cell>
              <table:table-cell office:value-type="float" office:value="5.56764705882353">
                <text:p>5.56764705882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 9" chart:style-name="ch1">
        <chart:title svg:x="4.14cm" svg:y="0.501cm" chart:style-name="ch2">
          <text:p>Serial speedup for Tmean</text:p>
        </chart:title>
        <chart:subtitle svg:x="3.849cm" svg:y="1.813cm" chart:style-name="ch3">
          <text:p>Alphabet "ab", WL [ 1-6, ..., 1-15 ]</text:p>
        </chart:subtitle>
        <chart:legend chart:legend-position="end" svg:x="12.517cm" svg:y="5.461cm" style:legend-expansion="high" chart:style-name="ch4"/>
        <chart:plot-area chart:style-name="ch5" table:cell-range-address="Laptop.A22:Laptop.A25 Laptop.G22:Laptop.P25" chart:data-source-has-labels="both" svg:x="1.61cm" svg:y="3.031cm" svg:width="10.6cm" svg:height="13.582cm">
          <chartooo:coordinate-region svg:x="2.046cm" svg:y="3.23cm" svg:width="10.07cm" svg:height="12.736cm"/>
          <chart:axis chart:dimension="x" chart:name="primary-x" chart:style-name="ch6" chartooo:axis-type="auto">
            <chart:title svg:x="4.373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23:Laptop.A25"/>
            <chart:data-point chart:repeated="3"/>
          </chart:series>
          <chart:series chart:style-name="ch12" chart:values-cell-range-address="Laptop.G23:Laptop.G25" chart:label-cell-address="Laptop.G22:Laptop.G22" chart:class="chart:scatter">
            <chart:data-point chart:repeated="3"/>
          </chart:series>
          <chart:series chart:style-name="ch13" chart:values-cell-range-address="Laptop.H23:Laptop.H25" chart:label-cell-address="Laptop.H22:Laptop.H22" chart:class="chart:scatter">
            <chart:data-point chart:repeated="3"/>
          </chart:series>
          <chart:series chart:style-name="ch14" chart:values-cell-range-address="Laptop.I23:Laptop.I25" chart:label-cell-address="Laptop.I22:Laptop.I22" chart:class="chart:scatter">
            <chart:data-point chart:repeated="3"/>
          </chart:series>
          <chart:series chart:style-name="ch15" chart:values-cell-range-address="Laptop.J23:Laptop.J25" chart:label-cell-address="Laptop.J22:Laptop.J22" chart:class="chart:scatter">
            <chart:data-point chart:repeated="3"/>
          </chart:series>
          <chart:series chart:style-name="ch16" chart:values-cell-range-address="Laptop.K23:Laptop.K25" chart:label-cell-address="Laptop.K22:Laptop.K22" chart:class="chart:scatter">
            <chart:data-point chart:repeated="3"/>
          </chart:series>
          <chart:series chart:style-name="ch12" chart:values-cell-range-address="Laptop.L23:Laptop.L25" chart:label-cell-address="Laptop.L22:Laptop.L22" chart:class="chart:scatter">
            <chart:data-point chart:repeated="3"/>
          </chart:series>
          <chart:series chart:style-name="ch13" chart:values-cell-range-address="Laptop.M23:Laptop.M25" chart:label-cell-address="Laptop.M22:Laptop.M22" chart:class="chart:scatter">
            <chart:data-point chart:repeated="3"/>
          </chart:series>
          <chart:series chart:style-name="ch14" chart:values-cell-range-address="Laptop.N23:Laptop.N25" chart:label-cell-address="Laptop.N22:Laptop.N22" chart:class="chart:scatter">
            <chart:data-point chart:repeated="3"/>
          </chart:series>
          <chart:series chart:style-name="ch15" chart:values-cell-range-address="Laptop.O23:Laptop.O25" chart:label-cell-address="Laptop.O22:Laptop.O22" chart:class="chart:scatter">
            <chart:data-point chart:repeated="3"/>
          </chart:series>
          <chart:series chart:style-name="ch16" chart:values-cell-range-address="Laptop.P23:Laptop.P25" chart:label-cell-address="Laptop.P22:Laptop.P22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</text:p>
                <draw:g>
                  <svg:desc>Laptop.A22:Laptop.A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0.797101449275362">
                <text:p>0.797101449275362</text:p>
                <draw:g>
                  <svg:desc>Laptop.G23:Laptop.G25</svg:desc>
                </draw:g>
              </table:table-cell>
              <table:table-cell office:value-type="float" office:value="0.953271028037383">
                <text:p>0.953271028037383</text:p>
                <draw:g>
                  <svg:desc>Laptop.H23:Laptop.H25</svg:desc>
                </draw:g>
              </table:table-cell>
              <table:table-cell office:value-type="float" office:value="1.07065217391304">
                <text:p>1.07065217391304</text:p>
                <draw:g>
                  <svg:desc>Laptop.I23:Laptop.I25</svg:desc>
                </draw:g>
              </table:table-cell>
              <table:table-cell office:value-type="float" office:value="1.15430267062315">
                <text:p>1.15430267062315</text:p>
                <draw:g>
                  <svg:desc>Laptop.J23:Laptop.J25</svg:desc>
                </draw:g>
              </table:table-cell>
              <table:table-cell office:value-type="float" office:value="1.29393468118196">
                <text:p>1.29393468118196</text:p>
                <draw:g>
                  <svg:desc>Laptop.K23:Laptop.K25</svg:desc>
                </draw:g>
              </table:table-cell>
              <table:table-cell office:value-type="float" office:value="1.29547259729944">
                <text:p>1.29547259729944</text:p>
                <draw:g>
                  <svg:desc>Laptop.L23:Laptop.L25</svg:desc>
                </draw:g>
              </table:table-cell>
              <table:table-cell office:value-type="float" office:value="1.30579825258141">
                <text:p>1.30579825258141</text:p>
                <draw:g>
                  <svg:desc>Laptop.M23:Laptop.M25</svg:desc>
                </draw:g>
              </table:table-cell>
              <table:table-cell office:value-type="float" office:value="1.30370080281966">
                <text:p>1.30370080281966</text:p>
                <draw:g>
                  <svg:desc>Laptop.N23:Laptop.N25</svg:desc>
                </draw:g>
              </table:table-cell>
              <table:table-cell office:value-type="float" office:value="1.5163309211813">
                <text:p>1.5163309211813</text:p>
                <draw:g>
                  <svg:desc>Laptop.O23:Laptop.O25</svg:desc>
                </draw:g>
              </table:table-cell>
              <table:table-cell office:value-type="float" office:value="1.65512216447273">
                <text:p>1.65512216447273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2142857142857">
                <text:p>0.982142857142857</text:p>
              </table:table-cell>
              <table:table-cell office:value-type="float" office:value="1.3421052631579">
                <text:p>1.3421052631579</text:p>
              </table:table-cell>
              <table:table-cell office:value-type="float" office:value="1.71304347826087">
                <text:p>1.71304347826087</text:p>
              </table:table-cell>
              <table:table-cell office:value-type="float" office:value="2.00515463917526">
                <text:p>2.00515463917526</text:p>
              </table:table-cell>
              <table:table-cell office:value-type="float" office:value="1.90389016018307">
                <text:p>1.90389016018307</text:p>
              </table:table-cell>
              <table:table-cell office:value-type="float" office:value="2.18048128342246">
                <text:p>2.18048128342246</text:p>
              </table:table-cell>
              <table:table-cell office:value-type="float" office:value="2.39824945295405">
                <text:p>2.39824945295405</text:p>
              </table:table-cell>
              <table:table-cell office:value-type="float" office:value="2.53541507996954">
                <text:p>2.53541507996954</text:p>
              </table:table-cell>
              <table:table-cell office:value-type="float" office:value="3.00038699690402">
                <text:p>3.00038699690402</text:p>
              </table:table-cell>
              <table:table-cell office:value-type="float" office:value="2.77588594704684">
                <text:p>2.77588594704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66216216216216">
                <text:p>2.66216216216216</text:p>
              </table:table-cell>
              <table:table-cell office:value-type="float" office:value="3.44247787610619">
                <text:p>3.44247787610619</text:p>
              </table:table-cell>
              <table:table-cell office:value-type="float" office:value="4">
                <text:p>4</text:p>
              </table:table-cell>
              <table:table-cell office:value-type="float" office:value="4.53055555555556">
                <text:p>4.53055555555556</text:p>
              </table:table-cell>
              <table:table-cell office:value-type="float" office:value="4.93693693693694">
                <text:p>4.93693693693694</text:p>
              </table:table-cell>
              <table:table-cell office:value-type="float" office:value="5.23427672955975">
                <text:p>5.23427672955975</text:p>
              </table:table-cell>
              <table:table-cell office:value-type="float" office:value="6.18754988028731">
                <text:p>6.18754988028731</text:p>
              </table:table-cell>
              <table:table-cell office:value-type="float" office:value="6.0052872752908">
                <text:p>6.0052872752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9.205cm" svg:height="14.555cm" xlink:href=".." xlink:type="simple" chart:class="chart:scatter" chart:style-name="ch1">
        <chart:title svg:x="18.812cm" svg:y="0.426cm" chart:style-name="ch2">
          <text:p>Times</text:p>
        </chart:title>
        <chart:subtitle svg:x="16.417cm" svg:y="1.57cm" chart:style-name="ch3">
          <text:p>Alphabet "ab", 4 processes</text:p>
        </chart:subtitle>
        <chart:legend chart:legend-position="end" svg:x="36.147cm" svg:y="4.927cm" style:legend-expansion="high" chart:style-name="ch4"/>
        <chart:plot-area chart:style-name="ch5" table:cell-range-address="Laptop.B2:Laptop.P3 Laptop.A2:Laptop.A3 Laptop.A8:Laptop.A9 Laptop.A5:Laptop.P6" chart:data-source-has-labels="both" svg:x="2.087cm" svg:y="2.714cm" svg:width="33.276cm" svg:height="10.277cm">
          <chartooo:coordinate-region svg:x="3.74cm" svg:y="2.914cm" svg:width="31.436cm" svg:height="9.43cm"/>
          <chart:axis chart:dimension="x" chart:name="primary-x" chart:style-name="ch6" chartooo:axis-type="auto">
            <chart:title svg:x="17.167cm" svg:y="13.282cm" chart:style-name="ch7">
              <text:p>Word Length</text:p>
            </chart:title>
            <chart:categories table:cell-range-address="Laptop.B2:Laptop.P2"/>
          </chart:axis>
          <chart:axis chart:dimension="y" chart:name="primary-y" chart:style-name="ch8">
            <chart:title svg:x="0.451cm" svg:y="9.1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P3" chart:label-cell-address="Laptop.A3:Laptop.A3" chart:class="chart:scatter">
            <chart:data-point chart:repeated="15"/>
          </chart:series>
          <chart:series chart:style-name="ch12" chart:values-cell-range-address="Laptop.B5:Laptop.P5" chart:label-cell-address="Laptop.A8:Laptop.A8" chart:class="chart:scatter">
            <chart:data-point chart:repeated="15"/>
          </chart:series>
          <chart:series chart:style-name="ch13" chart:values-cell-range-address="Laptop.B6:Laptop.P6" chart:label-cell-address="Laptop.A9:Laptop.A9" chart:class="chart:scatter">
            <chart:data-point chart:repeated="15"/>
          </chart:series>
          <chart:series chart:style-name="ch14" chart:values-cell-range-address="Laptop.B5:Laptop.P5" chart:label-cell-address="Laptop.A8:Laptop.A8" chart:class="chart:scatter">
            <chart:data-point chart:repeated="15"/>
          </chart:series>
          <chart:series chart:style-name="ch15" chart:values-cell-range-address="Laptop.B6:Laptop.P6" chart:label-cell-address="Laptop.A9:Laptop.A9" chart:class="chart:scatter">
            <chart:data-point chart:repeated="15"/>
          </chart:series>
          <chart:series chart:style-name="ch16" chart:values-cell-range-address="Laptop.B5:Laptop.P5" chart:label-cell-address="Laptop.A5:Laptop.A5" chart:class="chart:scatter">
            <chart:data-point chart:repeated="15"/>
          </chart:series>
          <chart:series chart:style-name="ch17" chart:values-cell-range-address="Laptop.B6:Laptop.P6" chart:label-cell-address="Laptop.A6:Laptop.A6" chart:class="chart:scatte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P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P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P4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5:Laptop.P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6:Laptop.P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4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5:Laptop.P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6:Laptop.P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2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P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2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6:Laptop.P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9.036cm" svg:height="21.957cm" xlink:href=".." xlink:type="simple" chart:class="chart:scatter" chart:style-name="ch1">
        <chart:title svg:x="16.637cm" svg:y="0.574cm" chart:style-name="ch2">
          <text:p>Serial speedup for Tmax</text:p>
        </chart:title>
        <chart:subtitle svg:x="16.77cm" svg:y="1.866cm" chart:style-name="ch3">
          <text:p>Alphabet "ab", WL 1-15</text:p>
        </chart:subtitle>
        <chart:legend chart:legend-position="end" svg:x="37.031cm" svg:y="6.944cm" style:legend-expansion="high" chart:style-name="ch4"/>
        <chart:plot-area chart:style-name="ch5" table:cell-range-address="Laptop.A16:Laptop.P19 Laptop.R16:Laptop.R16 Laptop.Q17:Laptop.Q19" chart:data-source-has-labels="both" svg:x="3.5cm" svg:y="3.158cm" svg:width="32.751cm" svg:height="17.087cm">
          <chartooo:coordinate-region svg:x="5.153cm" svg:y="3.357cm" svg:width="31.004cm" svg:height="16.241cm"/>
          <chart:axis chart:dimension="x" chart:name="primary-x" chart:style-name="ch6" chartooo:axis-type="auto">
            <chart:title svg:x="17.338cm" svg:y="20.684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1.275cm" chart:style-name="ch7">
              <text:p>Speedup</text:p>
            </chart:title>
            <chart:grid chart:style-name="ch8" chart:class="major"/>
          </chart:axis>
          <chart:series chart:style-name="ch10" chart:values-cell-range-address="Laptop.Q17:Laptop.Q19" chart:label-cell-address="Laptop.R16:Laptop.R16" chart:class="chart:scatter">
            <chart:domain table:cell-range-address="Laptop.A17:Laptop.A19"/>
            <chart:data-point chart:repeated="3"/>
          </chart:series>
          <chart:series chart:style-name="ch11" chart:values-cell-range-address="Laptop.B17:Laptop.B19" chart:label-cell-address="Laptop.B16:Laptop.B16" chart:class="chart:scatter">
            <chart:data-point chart:repeated="3"/>
          </chart:series>
          <chart:series chart:style-name="ch12" chart:values-cell-range-address="Laptop.C17:Laptop.C19" chart:label-cell-address="Laptop.C16:Laptop.C16" chart:class="chart:scatter">
            <chart:data-point chart:repeated="3"/>
          </chart:series>
          <chart:series chart:style-name="ch13" chart:values-cell-range-address="Laptop.D17:Laptop.D19" chart:label-cell-address="Laptop.D16:Laptop.D16" chart:class="chart:scatter">
            <chart:data-point chart:repeated="3"/>
          </chart:series>
          <chart:series chart:style-name="ch14" chart:values-cell-range-address="Laptop.E17:Laptop.E19" chart:label-cell-address="Laptop.E16:Laptop.E16" chart:class="chart:scatter">
            <chart:data-point chart:repeated="3"/>
          </chart:series>
          <chart:series chart:style-name="ch15" chart:values-cell-range-address="Laptop.F17:Laptop.F19" chart:label-cell-address="Laptop.F16:Laptop.F16" chart:class="chart:scatter">
            <chart:data-point chart:repeated="3"/>
          </chart:series>
          <chart:series chart:style-name="ch16" chart:values-cell-range-address="Laptop.G17:Laptop.G19" chart:label-cell-address="Laptop.G16:Laptop.G16" chart:class="chart:scatter">
            <chart:data-point chart:repeated="3"/>
          </chart:series>
          <chart:series chart:style-name="ch17" chart:values-cell-range-address="Laptop.H17:Laptop.H19" chart:label-cell-address="Laptop.H16:Laptop.H16" chart:class="chart:scatter">
            <chart:data-point chart:repeated="3"/>
          </chart:series>
          <chart:series chart:style-name="ch18" chart:values-cell-range-address="Laptop.I17:Laptop.I19" chart:label-cell-address="Laptop.I16:Laptop.I16" chart:class="chart:scatter">
            <chart:data-point chart:repeated="3"/>
          </chart:series>
          <chart:series chart:style-name="ch19" chart:values-cell-range-address="Laptop.J17:Laptop.J19" chart:label-cell-address="Laptop.J16:Laptop.J16" chart:class="chart:scatter">
            <chart:data-point chart:repeated="3"/>
          </chart:series>
          <chart:series chart:style-name="ch20" chart:values-cell-range-address="Laptop.K17:Laptop.K19" chart:label-cell-address="Laptop.K16:Laptop.K16" chart:class="chart:scatter">
            <chart:data-point chart:repeated="3"/>
          </chart:series>
          <chart:series chart:style-name="ch21" chart:values-cell-range-address="Laptop.L17:Laptop.L19" chart:label-cell-address="Laptop.L16:Laptop.L16" chart:class="chart:scatter">
            <chart:data-point chart:repeated="3"/>
          </chart:series>
          <chart:series chart:style-name="ch22" chart:values-cell-range-address="Laptop.M17:Laptop.M19" chart:label-cell-address="Laptop.M16:Laptop.M16" chart:class="chart:scatter">
            <chart:data-point chart:repeated="3"/>
          </chart:series>
          <chart:series chart:style-name="ch23" chart:values-cell-range-address="Laptop.N17:Laptop.N19" chart:label-cell-address="Laptop.N16:Laptop.N16" chart:class="chart:scatter">
            <chart:data-point chart:repeated="3"/>
          </chart:series>
          <chart:series chart:style-name="ch24" chart:values-cell-range-address="Laptop.O17:Laptop.O19" chart:label-cell-address="Laptop.O16:Laptop.O16" chart:class="chart:scatter">
            <chart:data-point chart:repeated="3"/>
          </chart:series>
          <chart:series chart:style-name="ch25" chart:values-cell-range-address="Laptop.P17:Laptop.P19" chart:label-cell-address="Laptop.P16:Laptop.P16" chart:class="chart:scatter"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</text:p>
                <draw:g>
                  <svg:desc>Laptop.B16:Laptop.B16</svg:desc>
                </draw:g>
              </table:table-cell>
              <table:table-cell office:value-type="string">
                <text:p>1-2</text:p>
                <draw:g>
                  <svg:desc>Laptop.C16:Laptop.C16</svg:desc>
                </draw:g>
              </table:table-cell>
              <table:table-cell office:value-type="string">
                <text:p>1-3</text:p>
                <draw:g>
                  <svg:desc>Laptop.D16:Laptop.D16</svg:desc>
                </draw:g>
              </table:table-cell>
              <table:table-cell office:value-type="string">
                <text:p>1-4</text:p>
                <draw:g>
                  <svg:desc>Laptop.E16:Laptop.E16</svg:desc>
                </draw:g>
              </table:table-cell>
              <table:table-cell office:value-type="string">
                <text:p>1-5</text:p>
                <draw:g>
                  <svg:desc>Laptop.F16:Laptop.F16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773952">
                <text:p>1.773952</text:p>
                <draw:g>
                  <svg:desc>Laptop.Q17:Laptop.Q19</svg:desc>
                </draw:g>
              </table:table-cell>
              <table:table-cell office:value-type="float" office:value="0.318181818181818">
                <text:p>0.318181818181818</text:p>
                <draw:g>
                  <svg:desc>Laptop.B17:Laptop.B19</svg:desc>
                </draw:g>
              </table:table-cell>
              <table:table-cell office:value-type="float" office:value="0.375">
                <text:p>0.375</text:p>
                <draw:g>
                  <svg:desc>Laptop.C17:Laptop.C19</svg:desc>
                </draw:g>
              </table:table-cell>
              <table:table-cell office:value-type="float" office:value="0.351351351351351">
                <text:p>0.351351351351351</text:p>
                <draw:g>
                  <svg:desc>Laptop.D17:Laptop.D19</svg:desc>
                </draw:g>
              </table:table-cell>
              <table:table-cell office:value-type="float" office:value="0.441860465116279">
                <text:p>0.441860465116279</text:p>
                <draw:g>
                  <svg:desc>Laptop.E17:Laptop.E19</svg:desc>
                </draw:g>
              </table:table-cell>
              <table:table-cell office:value-type="float" office:value="0.584905660377358">
                <text:p>0.584905660377358</text:p>
                <draw:g>
                  <svg:desc>Laptop.F17:Laptop.F19</svg:desc>
                </draw:g>
              </table:table-cell>
              <table:table-cell office:value-type="float" office:value="0.753424657534247">
                <text:p>0.753424657534247</text:p>
                <draw:g>
                  <svg:desc>Laptop.G17:Laptop.G19</svg:desc>
                </draw:g>
              </table:table-cell>
              <table:table-cell office:value-type="float" office:value="0.927272727272727">
                <text:p>0.927272727272727</text:p>
                <draw:g>
                  <svg:desc>Laptop.H17:Laptop.H19</svg:desc>
                </draw:g>
              </table:table-cell>
              <table:table-cell office:value-type="float" office:value="1.05347593582888">
                <text:p>1.05347593582888</text:p>
                <draw:g>
                  <svg:desc>Laptop.I17:Laptop.I19</svg:desc>
                </draw:g>
              </table:table-cell>
              <table:table-cell office:value-type="float" office:value="1.14411764705882">
                <text:p>1.14411764705882</text:p>
                <draw:g>
                  <svg:desc>Laptop.J17:Laptop.J19</svg:desc>
                </draw:g>
              </table:table-cell>
              <table:table-cell office:value-type="float" office:value="1.28593508500773">
                <text:p>1.28593508500773</text:p>
                <draw:g>
                  <svg:desc>Laptop.K17:Laptop.K19</svg:desc>
                </draw:g>
              </table:table-cell>
              <table:table-cell office:value-type="float" office:value="1.29239302694136">
                <text:p>1.29239302694136</text:p>
                <draw:g>
                  <svg:desc>Laptop.L17:Laptop.L19</svg:desc>
                </draw:g>
              </table:table-cell>
              <table:table-cell office:value-type="float" office:value="1.30372720063442">
                <text:p>1.30372720063442</text:p>
                <draw:g>
                  <svg:desc>Laptop.M17:Laptop.M19</svg:desc>
                </draw:g>
              </table:table-cell>
              <table:table-cell office:value-type="float" office:value="1.30344557556774">
                <text:p>1.30344557556774</text:p>
                <draw:g>
                  <svg:desc>Laptop.N17:Laptop.N19</svg:desc>
                </draw:g>
              </table:table-cell>
              <table:table-cell office:value-type="float" office:value="1.51544175136826">
                <text:p>1.51544175136826</text:p>
                <draw:g>
                  <svg:desc>Laptop.O17:Laptop.O19</svg:desc>
                </draw:g>
              </table:table-cell>
              <table:table-cell office:value-type="float" office:value="1.64895470383275">
                <text:p>1.64895470383275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91839983389279">
                <text:p>1.9183998338927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295454545454545">
                <text:p>0.29545454545454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0.574074074074074">
                <text:p>0.574074074074074</text:p>
              </table:table-cell>
              <table:table-cell office:value-type="float" office:value="0.859375">
                <text:p>0.859375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1.60162601626016">
                <text:p>1.60162601626016</text:p>
              </table:table-cell>
              <table:table-cell office:value-type="float" office:value="1.93532338308458">
                <text:p>1.93532338308458</text:p>
              </table:table-cell>
              <table:table-cell office:value-type="float" office:value="1.664">
                <text:p>1.664</text:p>
              </table:table-cell>
              <table:table-cell office:value-type="float" office:value="2.00615006150062">
                <text:p>2.00615006150062</text:p>
              </table:table-cell>
              <table:table-cell office:value-type="float" office:value="2.28810020876827">
                <text:p>2.28810020876827</text:p>
              </table:table-cell>
              <table:table-cell office:value-type="float" office:value="2.47417316982534">
                <text:p>2.47417316982534</text:p>
              </table:table-cell>
              <table:table-cell office:value-type="float" office:value="2.9642515771363">
                <text:p>2.9642515771363</text:p>
              </table:table-cell>
              <table:table-cell office:value-type="float" office:value="2.70836976392974">
                <text:p>2.708369763929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127074029699">
                <text:p>2.0127074029699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3">
                <text:p>0.3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475">
                <text:p>0.475</text:p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1.12244897959184">
                <text:p>1.12244897959184</text:p>
              </table:table-cell>
              <table:table-cell office:value-type="float" office:value="1.7">
                <text:p>1.7</text:p>
              </table:table-cell>
              <table:table-cell office:value-type="float" office:value="2.4625">
                <text:p>2.4625</text:p>
              </table:table-cell>
              <table:table-cell office:value-type="float" office:value="3.24166666666667">
                <text:p>3.24166666666667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3.33537832310838">
                <text:p>3.33537832310838</text:p>
              </table:table-cell>
              <table:table-cell office:value-type="float" office:value="4.1203007518797">
                <text:p>4.1203007518797</text:p>
              </table:table-cell>
              <table:table-cell office:value-type="float" office:value="4.91002949852507">
                <text:p>4.91002949852507</text:p>
              </table:table-cell>
              <table:table-cell office:value-type="float" office:value="6.0546661460367">
                <text:p>6.0546661460367</text:p>
              </table:table-cell>
              <table:table-cell office:value-type="float" office:value="5.56764705882353">
                <text:p>5.567647058823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8.931cm" svg:height="22.544cm" xlink:href=".." xlink:type="simple" chart:class="chart:scatter" chart:style-name="ch1">
        <chart:title svg:x="16.426cm" svg:y="0.585cm" chart:style-name="ch2">
          <text:p>Serial speedup for Tmean</text:p>
        </chart:title>
        <chart:subtitle svg:x="16.717cm" svg:y="1.888cm" chart:style-name="ch3">
          <text:p>Alphabet "ab", WL 1-15</text:p>
        </chart:subtitle>
        <chart:legend chart:legend-position="end" svg:x="36.926cm" svg:y="7.238cm" style:legend-expansion="high" chart:style-name="ch4"/>
        <chart:plot-area chart:style-name="ch5" table:cell-range-address="Laptop.A22:Laptop.P25 Laptop.R22:Laptop.R22 Laptop.Q23:Laptop.Q25" chart:data-source-has-labels="both" svg:x="2.081cm" svg:y="3.191cm" svg:width="34.067cm" svg:height="17.63cm">
          <chartooo:coordinate-region svg:x="3.734cm" svg:y="3.391cm" svg:width="32.32cm" svg:height="16.783cm"/>
          <chart:axis chart:dimension="x" chart:name="primary-x" chart:style-name="ch6" chartooo:axis-type="auto">
            <chart:title svg:x="16.577cm" svg:y="21.271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3.14cm" chart:style-name="ch10">
              <text:p>Speedup</text:p>
            </chart:title>
            <chart:grid chart:style-name="ch8" chart:class="major"/>
          </chart:axis>
          <chart:series chart:style-name="ch11" chart:values-cell-range-address="Laptop.Q23:Laptop.Q25" chart:label-cell-address="Laptop.R22:Laptop.R22" chart:class="chart:scatter">
            <chart:domain table:cell-range-address="Laptop.A23:Laptop.A25"/>
            <chart:data-point chart:repeated="3"/>
          </chart:series>
          <chart:series chart:style-name="ch12" chart:values-cell-range-address="Laptop.B23:Laptop.B25" chart:label-cell-address="Laptop.B22:Laptop.B22" chart:class="chart:scatter">
            <chart:data-point chart:repeated="3"/>
          </chart:series>
          <chart:series chart:style-name="ch13" chart:values-cell-range-address="Laptop.C23:Laptop.C25" chart:label-cell-address="Laptop.C22:Laptop.C22" chart:class="chart:scatter">
            <chart:data-point chart:repeated="3"/>
          </chart:series>
          <chart:series chart:style-name="ch14" chart:values-cell-range-address="Laptop.D23:Laptop.D25" chart:label-cell-address="Laptop.D22:Laptop.D22" chart:class="chart:scatter">
            <chart:data-point chart:repeated="3"/>
          </chart:series>
          <chart:series chart:style-name="ch15" chart:values-cell-range-address="Laptop.E23:Laptop.E25" chart:label-cell-address="Laptop.E22:Laptop.E22" chart:class="chart:scatter">
            <chart:data-point chart:repeated="3"/>
          </chart:series>
          <chart:series chart:style-name="ch16" chart:values-cell-range-address="Laptop.F23:Laptop.F25" chart:label-cell-address="Laptop.F22:Laptop.F22" chart:class="chart:scatter">
            <chart:data-point chart:repeated="3"/>
          </chart:series>
          <chart:series chart:style-name="ch17" chart:values-cell-range-address="Laptop.G23:Laptop.G25" chart:label-cell-address="Laptop.G22:Laptop.G22" chart:class="chart:scatter">
            <chart:data-point chart:repeated="3"/>
          </chart:series>
          <chart:series chart:style-name="ch18" chart:values-cell-range-address="Laptop.H23:Laptop.H25" chart:label-cell-address="Laptop.H22:Laptop.H22" chart:class="chart:scatter">
            <chart:data-point chart:repeated="3"/>
          </chart:series>
          <chart:series chart:style-name="ch19" chart:values-cell-range-address="Laptop.I23:Laptop.I25" chart:label-cell-address="Laptop.I22:Laptop.I22" chart:class="chart:scatter">
            <chart:data-point chart:repeated="3"/>
          </chart:series>
          <chart:series chart:style-name="ch20" chart:values-cell-range-address="Laptop.J23:Laptop.J25" chart:label-cell-address="Laptop.J22:Laptop.J22" chart:class="chart:scatter">
            <chart:data-point chart:repeated="3"/>
          </chart:series>
          <chart:series chart:style-name="ch21" chart:values-cell-range-address="Laptop.K23:Laptop.K25" chart:label-cell-address="Laptop.K22:Laptop.K22" chart:class="chart:scatter">
            <chart:data-point chart:repeated="3"/>
          </chart:series>
          <chart:series chart:style-name="ch22" chart:values-cell-range-address="Laptop.L23:Laptop.L25" chart:label-cell-address="Laptop.L22:Laptop.L22" chart:class="chart:scatter">
            <chart:data-point chart:repeated="3"/>
          </chart:series>
          <chart:series chart:style-name="ch23" chart:values-cell-range-address="Laptop.M23:Laptop.M25" chart:label-cell-address="Laptop.M22:Laptop.M22" chart:class="chart:scatter">
            <chart:data-point chart:repeated="3"/>
          </chart:series>
          <chart:series chart:style-name="ch24" chart:values-cell-range-address="Laptop.N23:Laptop.N25" chart:label-cell-address="Laptop.N22:Laptop.N22" chart:class="chart:scatter">
            <chart:data-point chart:repeated="3"/>
          </chart:series>
          <chart:series chart:style-name="ch25" chart:values-cell-range-address="Laptop.O23:Laptop.O25" chart:label-cell-address="Laptop.O22:Laptop.O22" chart:class="chart:scatter">
            <chart:data-point chart:repeated="3"/>
          </chart:series>
          <chart:series chart:style-name="ch26" chart:values-cell-range-address="Laptop.P23:Laptop.P25" chart:label-cell-address="Laptop.P22:Laptop.P22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</text:p>
                <draw:g>
                  <svg:desc>Laptop.B22:Laptop.B22</svg:desc>
                </draw:g>
              </table:table-cell>
              <table:table-cell office:value-type="string">
                <text:p>1-2</text:p>
                <draw:g>
                  <svg:desc>Laptop.C22:Laptop.C22</svg:desc>
                </draw:g>
              </table:table-cell>
              <table:table-cell office:value-type="string">
                <text:p>1-3</text:p>
                <draw:g>
                  <svg:desc>Laptop.D22:Laptop.D22</svg:desc>
                </draw:g>
              </table:table-cell>
              <table:table-cell office:value-type="string">
                <text:p>1-4</text:p>
                <draw:g>
                  <svg:desc>Laptop.E22:Laptop.E22</svg:desc>
                </draw:g>
              </table:table-cell>
              <table:table-cell office:value-type="string">
                <text:p>1-5</text:p>
                <draw:g>
                  <svg:desc>Laptop.F22:Laptop.F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82283309220045">
                <text:p>1.82283309220045</text:p>
                <draw:g>
                  <svg:desc>Laptop.Q23:Laptop.Q25</svg:desc>
                </draw:g>
              </table:table-cell>
              <table:table-cell office:value-type="float" office:value="0.333333333333333">
                <text:p>0.333333333333333</text:p>
                <draw:g>
                  <svg:desc>Laptop.B23:Laptop.B25</svg:desc>
                </draw:g>
              </table:table-cell>
              <table:table-cell office:value-type="float" office:value="0.391304347826087">
                <text:p>0.391304347826087</text:p>
                <draw:g>
                  <svg:desc>Laptop.C23:Laptop.C25</svg:desc>
                </draw:g>
              </table:table-cell>
              <table:table-cell office:value-type="float" office:value="0.382352941176471">
                <text:p>0.382352941176471</text:p>
                <draw:g>
                  <svg:desc>Laptop.D23:Laptop.D25</svg:desc>
                </draw:g>
              </table:table-cell>
              <table:table-cell office:value-type="float" office:value="0.475">
                <text:p>0.475</text:p>
                <draw:g>
                  <svg:desc>Laptop.E23:Laptop.E25</svg:desc>
                </draw:g>
              </table:table-cell>
              <table:table-cell office:value-type="float" office:value="0.62">
                <text:p>0.62</text:p>
                <draw:g>
                  <svg:desc>Laptop.F23:Laptop.F25</svg:desc>
                </draw:g>
              </table:table-cell>
              <table:table-cell office:value-type="float" office:value="0.797101449275362">
                <text:p>0.797101449275362</text:p>
                <draw:g>
                  <svg:desc>Laptop.G23:Laptop.G25</svg:desc>
                </draw:g>
              </table:table-cell>
              <table:table-cell office:value-type="float" office:value="0.953271028037383">
                <text:p>0.953271028037383</text:p>
                <draw:g>
                  <svg:desc>Laptop.H23:Laptop.H25</svg:desc>
                </draw:g>
              </table:table-cell>
              <table:table-cell office:value-type="float" office:value="1.07065217391304">
                <text:p>1.07065217391304</text:p>
                <draw:g>
                  <svg:desc>Laptop.I23:Laptop.I25</svg:desc>
                </draw:g>
              </table:table-cell>
              <table:table-cell office:value-type="float" office:value="1.15430267062315">
                <text:p>1.15430267062315</text:p>
                <draw:g>
                  <svg:desc>Laptop.J23:Laptop.J25</svg:desc>
                </draw:g>
              </table:table-cell>
              <table:table-cell office:value-type="float" office:value="1.29393468118196">
                <text:p>1.29393468118196</text:p>
                <draw:g>
                  <svg:desc>Laptop.K23:Laptop.K25</svg:desc>
                </draw:g>
              </table:table-cell>
              <table:table-cell office:value-type="float" office:value="1.29547259729944">
                <text:p>1.29547259729944</text:p>
                <draw:g>
                  <svg:desc>Laptop.L23:Laptop.L25</svg:desc>
                </draw:g>
              </table:table-cell>
              <table:table-cell office:value-type="float" office:value="1.30579825258141">
                <text:p>1.30579825258141</text:p>
                <draw:g>
                  <svg:desc>Laptop.M23:Laptop.M25</svg:desc>
                </draw:g>
              </table:table-cell>
              <table:table-cell office:value-type="float" office:value="1.30370080281966">
                <text:p>1.30370080281966</text:p>
                <draw:g>
                  <svg:desc>Laptop.N23:Laptop.N25</svg:desc>
                </draw:g>
              </table:table-cell>
              <table:table-cell office:value-type="float" office:value="1.5163309211813">
                <text:p>1.5163309211813</text:p>
                <draw:g>
                  <svg:desc>Laptop.O23:Laptop.O25</svg:desc>
                </draw:g>
              </table:table-cell>
              <table:table-cell office:value-type="float" office:value="1.65512216447273">
                <text:p>1.65512216447273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6268091912769">
                <text:p>2.16268091912769</text:p>
              </table:table-cell>
              <table:table-cell office:value-type="float" office:value="0.4375">
                <text:p>0.4375</text:p>
              </table:table-cell>
              <table:table-cell office:value-type="float" office:value="0.36">
                <text:p>0.3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475">
                <text:p>0.47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982142857142857">
                <text:p>0.982142857142857</text:p>
              </table:table-cell>
              <table:table-cell office:value-type="float" office:value="1.3421052631579">
                <text:p>1.3421052631579</text:p>
              </table:table-cell>
              <table:table-cell office:value-type="float" office:value="1.71304347826087">
                <text:p>1.71304347826087</text:p>
              </table:table-cell>
              <table:table-cell office:value-type="float" office:value="2.00515463917526">
                <text:p>2.00515463917526</text:p>
              </table:table-cell>
              <table:table-cell office:value-type="float" office:value="1.90389016018307">
                <text:p>1.90389016018307</text:p>
              </table:table-cell>
              <table:table-cell office:value-type="float" office:value="2.18048128342246">
                <text:p>2.18048128342246</text:p>
              </table:table-cell>
              <table:table-cell office:value-type="float" office:value="2.39824945295405">
                <text:p>2.39824945295405</text:p>
              </table:table-cell>
              <table:table-cell office:value-type="float" office:value="2.53541507996954">
                <text:p>2.53541507996954</text:p>
              </table:table-cell>
              <table:table-cell office:value-type="float" office:value="3.00038699690402">
                <text:p>3.00038699690402</text:p>
              </table:table-cell>
              <table:table-cell office:value-type="float" office:value="2.77588594704684">
                <text:p>2.77588594704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88864571934761">
                <text:p>2.888645719347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815789473684211">
                <text:p>0.815789473684211</text:p>
              </table:table-cell>
              <table:table-cell office:value-type="float" office:value="1.25">
                <text:p>1.25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66216216216216">
                <text:p>2.66216216216216</text:p>
              </table:table-cell>
              <table:table-cell office:value-type="float" office:value="3.44247787610619">
                <text:p>3.44247787610619</text:p>
              </table:table-cell>
              <table:table-cell office:value-type="float" office:value="4">
                <text:p>4</text:p>
              </table:table-cell>
              <table:table-cell office:value-type="float" office:value="4.53055555555556">
                <text:p>4.53055555555556</text:p>
              </table:table-cell>
              <table:table-cell office:value-type="float" office:value="4.93693693693694">
                <text:p>4.93693693693694</text:p>
              </table:table-cell>
              <table:table-cell office:value-type="float" office:value="5.23427672955975">
                <text:p>5.23427672955975</text:p>
              </table:table-cell>
              <table:table-cell office:value-type="float" office:value="6.18754988028731">
                <text:p>6.18754988028731</text:p>
              </table:table-cell>
              <table:table-cell office:value-type="float" office:value="6.0052872752908">
                <text:p>6.00528727529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8" chart:maximum="1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minimum="0" chart:maximum="0.04" chart:origin="0" chart:interval-major="0.00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2.695cm" svg:y="1.916cm" chart:style-name="ch3">
          <text:p>Alphabet "ab", WL [ 1-8, ..., 1-15 ]</text:p>
        </chart:subtitle>
        <chart:legend chart:legend-position="end" svg:x="30.024cm" svg:y="8.269cm" style:legend-expansion="high" chart:style-name="ch4"/>
        <chart:plot-area chart:style-name="ch5" table:cell-range-address="Laptop.A2:Laptop.P12" chart:data-source-has-labels="both" svg:x="1.964cm" svg:y="3.233cm" svg:width="27.399cm" svg:height="18.239cm">
          <chartooo:coordinate-region svg:x="3.617cm" svg:y="3.432cm" svg:width="25.559cm" svg:height="17.393cm"/>
          <chart:axis chart:dimension="x" chart:name="primary-x" chart:style-name="ch6" chartooo:axis-type="auto">
            <chart:title svg:x="14.105cm" svg:y="21.936cm" chart:style-name="ch7">
              <text:p>Word Length</text:p>
            </chart:title>
            <chart:categories table:cell-range-address="Laptop.B2:Laptop.P2"/>
          </chart:axis>
          <chart:axis chart:dimension="y" chart:name="primary-y" chart:style-name="ch8">
            <chart:title svg:x="0.451cm" svg:y="13.6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P3" chart:label-cell-address="Laptop.A3:Laptop.A3" chart:class="chart:scatter">
            <chart:data-point chart:repeated="15"/>
          </chart:series>
          <chart:series chart:style-name="ch12" chart:values-cell-range-address="Laptop.B4:Laptop.P4" chart:label-cell-address="Laptop.A4:Laptop.A4" chart:class="chart:scatter">
            <chart:data-point chart:repeated="15"/>
          </chart:series>
          <chart:series chart:style-name="ch13" chart:values-cell-range-address="Laptop.B5:Laptop.P5" chart:label-cell-address="Laptop.A5:Laptop.A5" chart:class="chart:scatter">
            <chart:data-point chart:repeated="15"/>
          </chart:series>
          <chart:series chart:style-name="ch14" chart:values-cell-range-address="Laptop.B6:Laptop.P6" chart:label-cell-address="Laptop.A6:Laptop.A6" chart:class="chart:scatter">
            <chart:data-point chart:repeated="15"/>
          </chart:series>
          <chart:series chart:style-name="ch15" chart:values-cell-range-address="Laptop.B7:Laptop.P7" chart:label-cell-address="Laptop.A7:Laptop.A7" chart:class="chart:scatter">
            <chart:data-point chart:repeated="15"/>
          </chart:series>
          <chart:series chart:style-name="ch16" chart:values-cell-range-address="Laptop.B8:Laptop.P8" chart:label-cell-address="Laptop.A8:Laptop.A8" chart:class="chart:scatter">
            <chart:data-point chart:repeated="15"/>
          </chart:series>
          <chart:series chart:style-name="ch17" chart:values-cell-range-address="Laptop.B9:Laptop.P9" chart:label-cell-address="Laptop.A9:Laptop.A9" chart:class="chart:scatter">
            <chart:data-point chart:repeated="15"/>
          </chart:series>
          <chart:series chart:style-name="ch18" chart:values-cell-range-address="Laptop.B10:Laptop.P10" chart:label-cell-address="Laptop.A10:Laptop.A10" chart:class="chart:scatter">
            <chart:data-point chart:repeated="15"/>
          </chart:series>
          <chart:series chart:style-name="ch14" chart:values-cell-range-address="Laptop.B11:Laptop.P11" chart:label-cell-address="Laptop.A11:Laptop.A11" chart:class="chart:scatter">
            <chart:data-point chart:repeated="15"/>
          </chart:series>
          <chart:series chart:style-name="ch15" chart:values-cell-range-address="Laptop.B12:Laptop.P12" chart:label-cell-address="Laptop.A12:Laptop.A12" chart:class="chart:scatter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P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P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P2min</text:p>
                <draw:g>
                  <svg:desc>Laptop.A4:Laptop.A4</svg:desc>
                </draw:g>
              </table:table-cell>
              <table:table-cell office:value-type="float" office:value="0.00002">
                <text:p>0.00002</text:p>
                <draw:g>
                  <svg:desc>Laptop.B4:Laptop.P4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64">
                <text:p>0.00064</text:p>
              </table:table-cell>
              <table:table-cell office:value-type="float" office:value="0.001256">
                <text:p>0.001256</text:p>
              </table:table-cell>
              <table:table-cell office:value-type="float" office:value="0.002514">
                <text:p>0.002514</text:p>
              </table:table-cell>
              <table:table-cell office:value-type="float" office:value="0.005106">
                <text:p>0.005106</text:p>
              </table:table-cell>
              <table:table-cell office:value-type="float" office:value="0.01022">
                <text:p>0.01022</text:p>
              </table:table-cell>
              <table:table-cell office:value-type="float" office:value="0.020511">
                <text:p>0.020511</text:p>
              </table:table-cell>
            </table:table-row>
            <table:table-row>
              <table:table-cell office:value-type="string">
                <text:p>P2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P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2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6:Laptop.P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4min</text:p>
                <draw:g>
                  <svg:desc>Laptop.A7:Laptop.A7</svg:desc>
                </draw:g>
              </table:table-cell>
              <table:table-cell office:value-type="float" office:value="0.000008">
                <text:p>0.000008</text:p>
                <draw:g>
                  <svg:desc>Laptop.B7:Laptop.P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2">
                <text:p>0.00132</text:p>
              </table:table-cell>
              <table:table-cell office:value-type="float" office:value="0.002572">
                <text:p>0.002572</text:p>
              </table:table-cell>
              <table:table-cell office:value-type="float" office:value="0.005117">
                <text:p>0.005117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P4max</text:p>
                <draw:g>
                  <svg:desc>Laptop.A8:Laptop.A8</svg:desc>
                </draw:g>
              </table:table-cell>
              <table:table-cell office:value-type="float" office:value="0.000027">
                <text:p>0.000027</text:p>
                <draw:g>
                  <svg:desc>Laptop.B8:Laptop.P8</svg:desc>
                </draw:g>
              </table:table-cell>
              <table:table-cell office:value-type="float" office:value="0.000029">
                <text:p>0.00002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5">
                <text:p>0.0005</text:p>
              </table:table-cell>
              <table:table-cell office:value-type="float" office:value="0.000813">
                <text:p>0.000813</text:p>
              </table:table-cell>
              <table:table-cell office:value-type="float" office:value="0.001437">
                <text:p>0.001437</text:p>
              </table:table-cell>
              <table:table-cell office:value-type="float" office:value="0.002691">
                <text:p>0.002691</text:p>
              </table:table-cell>
              <table:table-cell office:value-type="float" office:value="0.005231">
                <text:p>0.005231</text:p>
              </table:table-cell>
              <table:table-cell office:value-type="float" office:value="0.012581">
                <text:p>0.012581</text:p>
              </table:table-cell>
            </table:table-row>
            <table:table-row>
              <table:table-cell office:value-type="string">
                <text:p>P4avg</text:p>
                <draw:g>
                  <svg:desc>Laptop.A9:Laptop.A9</svg:desc>
                </draw:g>
              </table:table-cell>
              <table:table-cell office:value-type="float" office:value="0.000016">
                <text:p>0.000016</text:p>
                <draw:g>
                  <svg:desc>Laptop.B9:Laptop.P9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748">
                <text:p>0.000748</text:p>
              </table:table-cell>
              <table:table-cell office:value-type="float" office:value="0.001371">
                <text:p>0.001371</text:p>
              </table:table-cell>
              <table:table-cell office:value-type="float" office:value="0.002626">
                <text:p>0.002626</text:p>
              </table:table-cell>
              <table:table-cell office:value-type="float" office:value="0.005168">
                <text:p>0.005168</text:p>
              </table:table-cell>
              <table:table-cell office:value-type="float" office:value="0.012275">
                <text:p>0.012275</text:p>
              </table:table-cell>
            </table:table-row>
            <table:table-row>
              <table:table-cell office:value-type="string">
                <text:p>P8min</text:p>
                <draw:g>
                  <svg:desc>Laptop.A10:Laptop.A10</svg:desc>
                </draw:g>
              </table:table-cell>
              <table:table-cell office:value-type="float" office:value="0.000007">
                <text:p>0.000007</text:p>
                <draw:g>
                  <svg:desc>Laptop.B10:Laptop.P10</svg:desc>
                </draw:g>
              </table:table-cell>
              <table:table-cell office:value-type="float" office:value="0.000013">
                <text:p>0.00001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7">
                <text:p>0.00007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308">
                <text:p>0.000308</text:p>
              </table:table-cell>
              <table:table-cell office:value-type="float" office:value="0.000574">
                <text:p>0.000574</text:p>
              </table:table-cell>
              <table:table-cell office:value-type="float" office:value="0.001123">
                <text:p>0.001123</text:p>
              </table:table-cell>
              <table:table-cell office:value-type="float" office:value="0.002338">
                <text:p>0.002338</text:p>
              </table:table-cell>
              <table:table-cell office:value-type="float" office:value="0.004852">
                <text:p>0.004852</text:p>
              </table:table-cell>
            </table:table-row>
            <table:table-row>
              <table:table-cell office:value-type="string">
                <text:p>P8max</text:p>
                <draw:g>
                  <svg:desc>Laptop.A11:Laptop.A11</svg:desc>
                </draw:g>
              </table:table-cell>
              <table:table-cell office:value-type="float" office:value="0.000026">
                <text:p>0.000026</text:p>
                <draw:g>
                  <svg:desc>Laptop.B11:Laptop.P11</svg:desc>
                </draw:g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  <table:table-cell office:value-type="float" office:value="0.00012">
                <text:p>0.00012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798">
                <text:p>0.000798</text:p>
              </table:table-cell>
              <table:table-cell office:value-type="float" office:value="0.001356">
                <text:p>0.001356</text:p>
              </table:table-cell>
              <table:table-cell office:value-type="float" office:value="0.002561">
                <text:p>0.002561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P8avg</text:p>
                <draw:g>
                  <svg:desc>Laptop.A12:Laptop.A12</svg:desc>
                </draw:g>
              </table:table-cell>
              <table:table-cell office:value-type="float" office:value="0.000012">
                <text:p>0.000012</text:p>
                <draw:g>
                  <svg:desc>Laptop.B12:Laptop.P12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36">
                <text:p>0.00036</text:p>
              </table:table-cell>
              <table:table-cell office:value-type="float" office:value="0.000666">
                <text:p>0.000666</text:p>
              </table:table-cell>
              <table:table-cell office:value-type="float" office:value="0.001272">
                <text:p>0.001272</text:p>
              </table:table-cell>
              <table:table-cell office:value-type="float" office:value="0.002506">
                <text:p>0.002506</text:p>
              </table:table-cell>
              <table:table-cell office:value-type="float" office:value="0.005674">
                <text:p>0.0056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6" chart:maximum="2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minimum="0" chart:maximum="35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8ccfb7" draw:fill-color="#8ccfb7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d99116" draw:fill-color="#d99116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826aaf" draw:fill-color="#826aa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2.695cm" svg:y="1.916cm" chart:style-name="ch3">
          <text:p>Alphabet "ab", WL [ 1-8, ..., 1-15 ]</text:p>
        </chart:subtitle>
        <chart:legend chart:legend-position="end" svg:x="30.024cm" svg:y="9.254cm" style:legend-expansion="high" chart:style-name="ch4"/>
        <chart:plot-area chart:style-name="ch5" table:cell-range-address="Laptop.A2:Laptop.Z3 Laptop.A5:Laptop.Z6 Laptop.A8:Laptop.Z9 Laptop.A11:Laptop.Z12" chart:data-source-has-labels="both" svg:x="1.964cm" svg:y="3.233cm" svg:width="27.399cm" svg:height="18.239cm">
          <chartooo:coordinate-region svg:x="3.617cm" svg:y="3.233cm" svg:width="25.373cm" svg:height="17.592cm"/>
          <chart:axis chart:dimension="x" chart:name="primary-x" chart:style-name="ch6" chartooo:axis-type="auto">
            <chart:title svg:x="14.105cm" svg:y="21.936cm" chart:style-name="ch7">
              <text:p>Word Length</text:p>
            </chart:title>
            <chart:categories table:cell-range-address="Laptop.B2:Laptop.Z2"/>
          </chart:axis>
          <chart:axis chart:dimension="y" chart:name="primary-y" chart:style-name="ch8">
            <chart:title svg:x="0.451cm" svg:y="13.6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Z3" chart:label-cell-address="Laptop.A3:Laptop.A3" chart:class="chart:scatter">
            <chart:data-point chart:repeated="25"/>
          </chart:series>
          <chart:series chart:style-name="ch12" chart:values-cell-range-address="Laptop.B5:Laptop.Z5" chart:label-cell-address="Laptop.A5:Laptop.A5" chart:class="chart:scatter">
            <chart:data-point chart:repeated="25"/>
          </chart:series>
          <chart:series chart:style-name="ch13" chart:values-cell-range-address="Laptop.B6:Laptop.Z6" chart:label-cell-address="Laptop.A6:Laptop.A6" chart:class="chart:scatter">
            <chart:data-point chart:repeated="25"/>
          </chart:series>
          <chart:series chart:style-name="ch14" chart:values-cell-range-address="Laptop.B8:Laptop.Z8" chart:label-cell-address="Laptop.A8:Laptop.A8" chart:class="chart:scatter">
            <chart:data-point chart:repeated="25"/>
          </chart:series>
          <chart:series chart:style-name="ch15" chart:values-cell-range-address="Laptop.B9:Laptop.Z9" chart:label-cell-address="Laptop.A9:Laptop.A9" chart:class="chart:scatter">
            <chart:data-point chart:repeated="25"/>
          </chart:series>
          <chart:series chart:style-name="ch16" chart:values-cell-range-address="Laptop.B11:Laptop.Z11" chart:label-cell-address="Laptop.A11:Laptop.A11" chart:class="chart:scatter">
            <chart:data-point chart:repeated="25"/>
          </chart:series>
          <chart:series chart:style-name="ch17" chart:values-cell-range-address="Laptop.B12:Laptop.Z12" chart:label-cell-address="Laptop.A12:Laptop.A12" chart:class="chart:scatte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Z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  <table:table-cell office:value-type="string">
                <text:p>1-16</text:p>
              </table:table-cell>
              <table:table-cell office:value-type="string">
                <text:p>1-17</text:p>
              </table:table-cell>
              <table:table-cell office:value-type="string">
                <text:p>1-18</text:p>
              </table:table-cell>
              <table:table-cell office:value-type="string">
                <text:p>1-19</text:p>
              </table:table-cell>
              <table:table-cell office:value-type="string">
                <text:p>1-20</text:p>
              </table:table-cell>
              <table:table-cell office:value-type="string">
                <text:p>1-21</text:p>
              </table:table-cell>
              <table:table-cell office:value-type="string">
                <text:p>1-22</text:p>
              </table:table-cell>
              <table:table-cell office:value-type="string">
                <text:p>1-23</text:p>
              </table:table-cell>
              <table:table-cell office:value-type="string">
                <text:p>1-24</text:p>
              </table:table-cell>
              <table:table-cell office:value-type="string">
                <text:p>1-2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Z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  <table:table-cell office:value-type="float" office:value="0.055436">
                <text:p>0.055436</text:p>
              </table:table-cell>
              <table:table-cell office:value-type="float" office:value="0.114304">
                <text:p>0.114304</text:p>
              </table:table-cell>
              <table:table-cell office:value-type="float" office:value="0.230439">
                <text:p>0.230439</text:p>
              </table:table-cell>
              <table:table-cell office:value-type="float" office:value="0.474591">
                <text:p>0.474591</text:p>
              </table:table-cell>
              <table:table-cell office:value-type="float" office:value="1.121803">
                <text:p>1.121803</text:p>
              </table:table-cell>
              <table:table-cell office:value-type="float" office:value="2.185189">
                <text:p>2.185189</text:p>
              </table:table-cell>
              <table:table-cell office:value-type="float" office:value="4.507917">
                <text:p>4.507917</text:p>
              </table:table-cell>
              <table:table-cell office:value-type="float" office:value="8.718166">
                <text:p>8.718166</text:p>
              </table:table-cell>
              <table:table-cell office:value-type="float" office:value="17.061946">
                <text:p>17.061946</text:p>
              </table:table-cell>
              <table:table-cell office:value-type="float" office:value="33.229442">
                <text:p>33.229442</text:p>
              </table:table-cell>
            </table:table-row>
            <table:table-row>
              <table:table-cell office:value-type="string">
                <text:p>P2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Z5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  <table:table-cell office:value-type="float" office:value="0.03125">
                <text:p>0.03125</text:p>
              </table:table-cell>
              <table:table-cell office:value-type="float" office:value="0.061397">
                <text:p>0.061397</text:p>
              </table:table-cell>
              <table:table-cell office:value-type="float" office:value="0.119956">
                <text:p>0.119956</text:p>
              </table:table-cell>
              <table:table-cell office:value-type="float" office:value="0.252298">
                <text:p>0.252298</text:p>
              </table:table-cell>
              <table:table-cell office:value-type="float" office:value="0.546269">
                <text:p>0.546269</text:p>
              </table:table-cell>
              <table:table-cell office:value-type="float" office:value="1.156311">
                <text:p>1.156311</text:p>
              </table:table-cell>
              <table:table-cell office:value-type="float" office:value="2.112149">
                <text:p>2.112149</text:p>
              </table:table-cell>
              <table:table-cell office:value-type="float" office:value="3.982114">
                <text:p>3.982114</text:p>
              </table:table-cell>
              <table:table-cell office:value-type="float" office:value="7.753716">
                <text:p>7.753716</text:p>
              </table:table-cell>
              <table:table-cell office:value-type="float" office:value="18.411498">
                <text:p>18.411498</text:p>
              </table:table-cell>
            </table:table-row>
            <table:table-row>
              <table:table-cell office:value-type="string">
                <text:p>P2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6:Laptop.Z6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  <table:table-cell office:value-type="float" office:value="0.030412">
                <text:p>0.030412</text:p>
              </table:table-cell>
              <table:table-cell office:value-type="float" office:value="0.060213">
                <text:p>0.060213</text:p>
              </table:table-cell>
              <table:table-cell office:value-type="float" office:value="0.118419">
                <text:p>0.118419</text:p>
              </table:table-cell>
              <table:table-cell office:value-type="float" office:value="0.247955">
                <text:p>0.247955</text:p>
              </table:table-cell>
              <table:table-cell office:value-type="float" office:value="0.545306">
                <text:p>0.545306</text:p>
              </table:table-cell>
              <table:table-cell office:value-type="float" office:value="1.147602">
                <text:p>1.147602</text:p>
              </table:table-cell>
              <table:table-cell office:value-type="float" office:value="2.0944">
                <text:p>2.0944</text:p>
              </table:table-cell>
              <table:table-cell office:value-type="float" office:value="3.965853">
                <text:p>3.965853</text:p>
              </table:table-cell>
              <table:table-cell office:value-type="float" office:value="7.745079">
                <text:p>7.745079</text:p>
              </table:table-cell>
              <table:table-cell office:value-type="float" office:value="17.398068">
                <text:p>17.398068</text:p>
              </table:table-cell>
            </table:table-row>
            <table:table-row>
              <table:table-cell office:value-type="string">
                <text:p>P4max</text:p>
                <draw:g>
                  <svg:desc>Laptop.A8:Laptop.A8</svg:desc>
                </draw:g>
              </table:table-cell>
              <table:table-cell office:value-type="float" office:value="0.000027">
                <text:p>0.000027</text:p>
                <draw:g>
                  <svg:desc>Laptop.B8:Laptop.Z8</svg:desc>
                </draw:g>
              </table:table-cell>
              <table:table-cell office:value-type="float" office:value="0.000029">
                <text:p>0.00002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5">
                <text:p>0.0005</text:p>
              </table:table-cell>
              <table:table-cell office:value-type="float" office:value="0.000813">
                <text:p>0.000813</text:p>
              </table:table-cell>
              <table:table-cell office:value-type="float" office:value="0.001437">
                <text:p>0.001437</text:p>
              </table:table-cell>
              <table:table-cell office:value-type="float" office:value="0.002691">
                <text:p>0.002691</text:p>
              </table:table-cell>
              <table:table-cell office:value-type="float" office:value="0.005231">
                <text:p>0.005231</text:p>
              </table:table-cell>
              <table:table-cell office:value-type="float" office:value="0.012581">
                <text:p>0.012581</text:p>
              </table:table-cell>
              <table:table-cell office:value-type="float" office:value="0.028897">
                <text:p>0.028897</text:p>
              </table:table-cell>
              <table:table-cell office:value-type="float" office:value="0.053673">
                <text:p>0.053673</text:p>
              </table:table-cell>
              <table:table-cell office:value-type="float" office:value="0.101662">
                <text:p>0.101662</text:p>
              </table:table-cell>
              <table:table-cell office:value-type="float" office:value="0.205828">
                <text:p>0.205828</text:p>
              </table:table-cell>
              <table:table-cell office:value-type="float" office:value="0.435246">
                <text:p>0.435246</text:p>
              </table:table-cell>
              <table:table-cell office:value-type="float" office:value="0.872139">
                <text:p>0.872139</text:p>
              </table:table-cell>
              <table:table-cell office:value-type="float" office:value="1.760533">
                <text:p>1.760533</text:p>
              </table:table-cell>
              <table:table-cell office:value-type="float" office:value="3.649497">
                <text:p>3.649497</text:p>
              </table:table-cell>
              <table:table-cell office:value-type="float" office:value="7.15544">
                <text:p>7.15544</text:p>
              </table:table-cell>
              <table:table-cell office:value-type="float" office:value="14.112939">
                <text:p>14.112939</text:p>
              </table:table-cell>
            </table:table-row>
            <table:table-row>
              <table:table-cell office:value-type="string">
                <text:p>P4avg</text:p>
                <draw:g>
                  <svg:desc>Laptop.A9:Laptop.A9</svg:desc>
                </draw:g>
              </table:table-cell>
              <table:table-cell office:value-type="float" office:value="0.000016">
                <text:p>0.000016</text:p>
                <draw:g>
                  <svg:desc>Laptop.B9:Laptop.Z9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748">
                <text:p>0.000748</text:p>
              </table:table-cell>
              <table:table-cell office:value-type="float" office:value="0.001371">
                <text:p>0.001371</text:p>
              </table:table-cell>
              <table:table-cell office:value-type="float" office:value="0.002626">
                <text:p>0.002626</text:p>
              </table:table-cell>
              <table:table-cell office:value-type="float" office:value="0.005168">
                <text:p>0.005168</text:p>
              </table:table-cell>
              <table:table-cell office:value-type="float" office:value="0.012275">
                <text:p>0.012275</text:p>
              </table:table-cell>
              <table:table-cell office:value-type="float" office:value="0.025633">
                <text:p>0.025633</text:p>
              </table:table-cell>
              <table:table-cell office:value-type="float" office:value="0.049913">
                <text:p>0.049913</text:p>
              </table:table-cell>
              <table:table-cell office:value-type="float" office:value="0.098743">
                <text:p>0.098743</text:p>
              </table:table-cell>
              <table:table-cell office:value-type="float" office:value="0.203733">
                <text:p>0.203733</text:p>
              </table:table-cell>
              <table:table-cell office:value-type="float" office:value="0.427116">
                <text:p>0.427116</text:p>
              </table:table-cell>
              <table:table-cell office:value-type="float" office:value="0.847893">
                <text:p>0.847893</text:p>
              </table:table-cell>
              <table:table-cell office:value-type="float" office:value="1.686285">
                <text:p>1.686285</text:p>
              </table:table-cell>
              <table:table-cell office:value-type="float" office:value="3.370516">
                <text:p>3.370516</text:p>
              </table:table-cell>
              <table:table-cell office:value-type="float" office:value="6.720927">
                <text:p>6.720927</text:p>
              </table:table-cell>
              <table:table-cell office:value-type="float" office:value="13.508085">
                <text:p>13.508085</text:p>
              </table:table-cell>
            </table:table-row>
            <table:table-row>
              <table:table-cell office:value-type="string">
                <text:p>P8max</text:p>
                <draw:g>
                  <svg:desc>Laptop.A11:Laptop.A11</svg:desc>
                </draw:g>
              </table:table-cell>
              <table:table-cell office:value-type="float" office:value="0.000026">
                <text:p>0.000026</text:p>
                <draw:g>
                  <svg:desc>Laptop.B11:Laptop.Z11</svg:desc>
                </draw:g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  <table:table-cell office:value-type="float" office:value="0.00012">
                <text:p>0.00012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798">
                <text:p>0.000798</text:p>
              </table:table-cell>
              <table:table-cell office:value-type="float" office:value="0.001356">
                <text:p>0.001356</text:p>
              </table:table-cell>
              <table:table-cell office:value-type="float" office:value="0.002561">
                <text:p>0.002561</text:p>
              </table:table-cell>
              <table:table-cell office:value-type="float" office:value="0.00612">
                <text:p>0.00612</text:p>
              </table:table-cell>
              <table:table-cell office:value-type="float" office:value="0.027543">
                <text:p>0.027543</text:p>
              </table:table-cell>
              <table:table-cell office:value-type="float" office:value="0.064626">
                <text:p>0.064626</text:p>
              </table:table-cell>
              <table:table-cell office:value-type="float" office:value="0.10702">
                <text:p>0.10702</text:p>
              </table:table-cell>
              <table:table-cell office:value-type="float" office:value="0.223793">
                <text:p>0.223793</text:p>
              </table:table-cell>
              <table:table-cell office:value-type="float" office:value="0.421402">
                <text:p>0.421402</text:p>
              </table:table-cell>
              <table:table-cell office:value-type="float" office:value="0.884726">
                <text:p>0.884726</text:p>
              </table:table-cell>
              <table:table-cell office:value-type="float" office:value="1.694274">
                <text:p>1.694274</text:p>
              </table:table-cell>
              <table:table-cell office:value-type="float" office:value="3.143994">
                <text:p>3.143994</text:p>
              </table:table-cell>
              <table:table-cell office:value-type="float" office:value="6.105585">
                <text:p>6.105585</text:p>
              </table:table-cell>
              <table:table-cell office:value-type="float" office:value="12.359497">
                <text:p>12.359497</text:p>
              </table:table-cell>
            </table:table-row>
            <table:table-row>
              <table:table-cell office:value-type="string">
                <text:p>P8avg</text:p>
                <draw:g>
                  <svg:desc>Laptop.A12:Laptop.A12</svg:desc>
                </draw:g>
              </table:table-cell>
              <table:table-cell office:value-type="float" office:value="0.000012">
                <text:p>0.000012</text:p>
                <draw:g>
                  <svg:desc>Laptop.B12:Laptop.Z12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36">
                <text:p>0.00036</text:p>
              </table:table-cell>
              <table:table-cell office:value-type="float" office:value="0.000666">
                <text:p>0.000666</text:p>
              </table:table-cell>
              <table:table-cell office:value-type="float" office:value="0.001272">
                <text:p>0.001272</text:p>
              </table:table-cell>
              <table:table-cell office:value-type="float" office:value="0.002506">
                <text:p>0.002506</text:p>
              </table:table-cell>
              <table:table-cell office:value-type="float" office:value="0.005674">
                <text:p>0.005674</text:p>
              </table:table-cell>
              <table:table-cell office:value-type="float" office:value="0.019191">
                <text:p>0.019191</text:p>
              </table:table-cell>
              <table:table-cell office:value-type="float" office:value="0.044761">
                <text:p>0.044761</text:p>
              </table:table-cell>
              <table:table-cell office:value-type="float" office:value="0.095061">
                <text:p>0.095061</text:p>
              </table:table-cell>
              <table:table-cell office:value-type="float" office:value="0.198423">
                <text:p>0.198423</text:p>
              </table:table-cell>
              <table:table-cell office:value-type="float" office:value="0.396225">
                <text:p>0.396225</text:p>
              </table:table-cell>
              <table:table-cell office:value-type="float" office:value="0.826521">
                <text:p>0.826521</text:p>
              </table:table-cell>
              <table:table-cell office:value-type="float" office:value="1.629506">
                <text:p>1.629506</text:p>
              </table:table-cell>
              <table:table-cell office:value-type="float" office:value="3.081551">
                <text:p>3.081551</text:p>
              </table:table-cell>
              <table:table-cell office:value-type="float" office:value="6.003127">
                <text:p>6.003127</text:p>
              </table:table-cell>
              <table:table-cell office:value-type="float" office:value="11.937259">
                <text:p>11.9372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 9 10" chart:style-name="ch1">
        <chart:title svg:x="4.525cm" svg:y="0.5cm" chart:style-name="ch2">
          <text:p>Serial speedup for Tmax</text:p>
        </chart:title>
        <chart:subtitle svg:x="4.062cm" svg:y="1.811cm" chart:style-name="ch3">
          <text:p>Alphabet "ab", WL [ 1-6, ..., 1-15 ]</text:p>
        </chart:subtitle>
        <chart:legend chart:legend-position="end" svg:x="12.944cm" svg:y="5.132cm" style:legend-expansion="high" chart:style-name="ch4"/>
        <chart:plot-area chart:style-name="ch5" table:cell-range-address="Laptop.A16:Laptop.A19 Laptop.P16:Laptop.Z19" chart:data-source-has-labels="both" svg:x="1.619cm" svg:y="3.028cm" svg:width="11.009cm" svg:height="13.583cm">
          <chartooo:coordinate-region svg:x="2.055cm" svg:y="3.227cm" svg:width="10.479cm" svg:height="12.737cm"/>
          <chart:axis chart:dimension="x" chart:name="primary-x" chart:style-name="ch6" chartooo:axis-type="auto">
            <chart:title svg:x="4.586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17:Laptop.A19" chart:label-cell-address="Laptop.A16:Laptop.A16" chart:class="chart:scatter">
            <chart:domain table:cell-range-address="Laptop.A17:Laptop.A19"/>
            <chart:data-point chart:repeated="3"/>
          </chart:series>
          <chart:series chart:style-name="ch12" chart:values-cell-range-address="Laptop.P17:Laptop.P19" chart:label-cell-address="Laptop.P16:Laptop.P16" chart:class="chart:scatter">
            <chart:data-point chart:repeated="3"/>
          </chart:series>
          <chart:series chart:style-name="ch13" chart:values-cell-range-address="Laptop.Q17:Laptop.Q19" chart:label-cell-address="Laptop.Q16:Laptop.Q16" chart:class="chart:scatter">
            <chart:data-point chart:repeated="3"/>
          </chart:series>
          <chart:series chart:style-name="ch14" chart:values-cell-range-address="Laptop.R17:Laptop.R19" chart:label-cell-address="Laptop.R16:Laptop.R16" chart:class="chart:scatter">
            <chart:data-point chart:repeated="3"/>
          </chart:series>
          <chart:series chart:style-name="ch15" chart:values-cell-range-address="Laptop.S17:Laptop.S19" chart:label-cell-address="Laptop.S16:Laptop.S16" chart:class="chart:scatter">
            <chart:data-point chart:repeated="3"/>
          </chart:series>
          <chart:series chart:style-name="ch16" chart:values-cell-range-address="Laptop.T17:Laptop.T19" chart:label-cell-address="Laptop.T16:Laptop.T16" chart:class="chart:scatter">
            <chart:data-point chart:repeated="3"/>
          </chart:series>
          <chart:series chart:style-name="ch17" chart:values-cell-range-address="Laptop.U17:Laptop.U19" chart:label-cell-address="Laptop.U16:Laptop.U16" chart:class="chart:scatter">
            <chart:data-point chart:repeated="3"/>
          </chart:series>
          <chart:series chart:style-name="ch18" chart:values-cell-range-address="Laptop.V17:Laptop.V19" chart:label-cell-address="Laptop.V16:Laptop.V16" chart:class="chart:scatter">
            <chart:data-point chart:repeated="3"/>
          </chart:series>
          <chart:series chart:style-name="ch19" chart:values-cell-range-address="Laptop.W17:Laptop.W19" chart:label-cell-address="Laptop.W16:Laptop.W16" chart:class="chart:scatter">
            <chart:data-point chart:repeated="3"/>
          </chart:series>
          <chart:series chart:style-name="ch20" chart:values-cell-range-address="Laptop.X17:Laptop.X19" chart:label-cell-address="Laptop.X16:Laptop.X16" chart:class="chart:scatter">
            <chart:data-point chart:repeated="3"/>
          </chart:series>
          <chart:series chart:style-name="ch21" chart:values-cell-range-address="Laptop.Y17:Laptop.Y19" chart:label-cell-address="Laptop.Y16:Laptop.Y16" chart:class="chart:scatter">
            <chart:data-point chart:repeated="3"/>
          </chart:series>
          <chart:series chart:style-name="ch22" chart:values-cell-range-address="Laptop.Z17:Laptop.Z19" chart:label-cell-address="Laptop.Z16:Laptop.Z16" chart:class="chart:scatter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</text:p>
                <draw:g>
                  <svg:desc>Laptop.A16:Laptop.A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  <table:table-cell office:value-type="string">
                <text:p>1-16</text:p>
                <draw:g>
                  <svg:desc>Laptop.Q16:Laptop.Q16</svg:desc>
                </draw:g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8</text:p>
                <draw:g>
                  <svg:desc>Laptop.S16:Laptop.S16</svg:desc>
                </draw:g>
              </table:table-cell>
              <table:table-cell office:value-type="string">
                <text:p>1-19</text:p>
                <draw:g>
                  <svg:desc>Laptop.T16:Laptop.T16</svg:desc>
                </draw:g>
              </table:table-cell>
              <table:table-cell office:value-type="string">
                <text:p>1-20</text:p>
                <draw:g>
                  <svg:desc>Laptop.U16:Laptop.U16</svg:desc>
                </draw:g>
              </table:table-cell>
              <table:table-cell office:value-type="string">
                <text:p>1-21</text:p>
                <draw:g>
                  <svg:desc>Laptop.V16:Laptop.V16</svg:desc>
                </draw:g>
              </table:table-cell>
              <table:table-cell office:value-type="string">
                <text:p>1-22</text:p>
                <draw:g>
                  <svg:desc>Laptop.W16:Laptop.W16</svg:desc>
                </draw:g>
              </table:table-cell>
              <table:table-cell office:value-type="string">
                <text:p>1-23</text:p>
                <draw:g>
                  <svg:desc>Laptop.X16:Laptop.X16</svg:desc>
                </draw:g>
              </table:table-cell>
              <table:table-cell office:value-type="string">
                <text:p>1-24</text:p>
                <draw:g>
                  <svg:desc>Laptop.Y16:Laptop.Y16</svg:desc>
                </draw:g>
              </table:table-cell>
              <table:table-cell office:value-type="string">
                <text:p>1-25</text:p>
                <draw:g>
                  <svg:desc>Laptop.Z16:Laptop.Z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64895470383275">
                <text:p>1.64895470383275</text:p>
                <draw:g>
                  <svg:desc>Laptop.P17:Laptop.P19</svg:desc>
                </draw:g>
              </table:table-cell>
              <table:table-cell office:value-type="float" office:value="1.773952">
                <text:p>1.773952</text:p>
                <draw:g>
                  <svg:desc>Laptop.Q17:Laptop.Q19</svg:desc>
                </draw:g>
              </table:table-cell>
              <table:table-cell office:value-type="float" office:value="1.86171962799485">
                <text:p>1.86171962799485</text:p>
                <draw:g>
                  <svg:desc>Laptop.R17:Laptop.R19</svg:desc>
                </draw:g>
              </table:table-cell>
              <table:table-cell office:value-type="float" office:value="1.92102937743839">
                <text:p>1.92102937743839</text:p>
                <draw:g>
                  <svg:desc>Laptop.S17:Laptop.S19</svg:desc>
                </draw:g>
              </table:table-cell>
              <table:table-cell office:value-type="float" office:value="1.88107317537198">
                <text:p>1.88107317537198</text:p>
                <draw:g>
                  <svg:desc>Laptop.T17:Laptop.T19</svg:desc>
                </draw:g>
              </table:table-cell>
              <table:table-cell office:value-type="float" office:value="2.05357250731782">
                <text:p>2.05357250731782</text:p>
                <draw:g>
                  <svg:desc>Laptop.U17:Laptop.U19</svg:desc>
                </draw:g>
              </table:table-cell>
              <table:table-cell office:value-type="float" office:value="1.88979348981373">
                <text:p>1.88979348981373</text:p>
                <draw:g>
                  <svg:desc>Laptop.V17:Laptop.V19</svg:desc>
                </draw:g>
              </table:table-cell>
              <table:table-cell office:value-type="float" office:value="2.13427982590243">
                <text:p>2.13427982590243</text:p>
                <draw:g>
                  <svg:desc>Laptop.W17:Laptop.W19</svg:desc>
                </draw:g>
              </table:table-cell>
              <table:table-cell office:value-type="float" office:value="2.18933109398676">
                <text:p>2.18933109398676</text:p>
                <draw:g>
                  <svg:desc>Laptop.X17:Laptop.X19</svg:desc>
                </draw:g>
              </table:table-cell>
              <table:table-cell office:value-type="float" office:value="2.20048632165532">
                <text:p>2.20048632165532</text:p>
                <draw:g>
                  <svg:desc>Laptop.Y17:Laptop.Y19</svg:desc>
                </draw:g>
              </table:table-cell>
              <table:table-cell office:value-type="float" office:value="1.80482011838472">
                <text:p>1.80482011838472</text:p>
                <draw:g>
                  <svg:desc>Laptop.Z17:Laptop.Z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70836976392974">
                <text:p>2.70836976392974</text:p>
              </table:table-cell>
              <table:table-cell office:value-type="float" office:value="1.91839983389279">
                <text:p>1.91839983389279</text:p>
              </table:table-cell>
              <table:table-cell office:value-type="float" office:value="2.12963687515138">
                <text:p>2.12963687515138</text:p>
              </table:table-cell>
              <table:table-cell office:value-type="float" office:value="2.26671716078771">
                <text:p>2.26671716078771</text:p>
              </table:table-cell>
              <table:table-cell office:value-type="float" office:value="2.30576500767631">
                <text:p>2.30576500767631</text:p>
              </table:table-cell>
              <table:table-cell office:value-type="float" office:value="2.57739990717893">
                <text:p>2.57739990717893</text:p>
              </table:table-cell>
              <table:table-cell office:value-type="float" office:value="2.50555129400245">
                <text:p>2.50555129400245</text:p>
              </table:table-cell>
              <table:table-cell office:value-type="float" office:value="2.5605410406962">
                <text:p>2.5605410406962</text:p>
              </table:table-cell>
              <table:table-cell office:value-type="float" office:value="2.38886783575928">
                <text:p>2.38886783575928</text:p>
              </table:table-cell>
              <table:table-cell office:value-type="float" office:value="2.38447195420547">
                <text:p>2.38447195420547</text:p>
              </table:table-cell>
              <table:table-cell office:value-type="float" office:value="2.35453735044132">
                <text:p>2.35453735044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6764705882353">
                <text:p>5.56764705882353</text:p>
              </table:table-cell>
              <table:table-cell office:value-type="float" office:value="2.0127074029699">
                <text:p>2.0127074029699</text:p>
              </table:table-cell>
              <table:table-cell office:value-type="float" office:value="1.76869990406338">
                <text:p>1.76869990406338</text:p>
              </table:table-cell>
              <table:table-cell office:value-type="float" office:value="2.15323304055317">
                <text:p>2.15323304055317</text:p>
              </table:table-cell>
              <table:table-cell office:value-type="float" office:value="2.12066954730488">
                <text:p>2.12066954730488</text:p>
              </table:table-cell>
              <table:table-cell office:value-type="float" office:value="2.66207326970446">
                <text:p>2.66207326970446</text:p>
              </table:table-cell>
              <table:table-cell office:value-type="float" office:value="2.46990480668591">
                <text:p>2.46990480668591</text:p>
              </table:table-cell>
              <table:table-cell office:value-type="float" office:value="2.66067767078997">
                <text:p>2.66067767078997</text:p>
              </table:table-cell>
              <table:table-cell office:value-type="float" office:value="2.77295885424718">
                <text:p>2.77295885424718</text:p>
              </table:table-cell>
              <table:table-cell office:value-type="float" office:value="2.79448177365478">
                <text:p>2.79448177365478</text:p>
              </table:table-cell>
              <table:table-cell office:value-type="float" office:value="2.68857559494533">
                <text:p>2.688575594945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